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17.07mm"/>
    </style:style>
    <style:style style:name="co4" style:family="table-column">
      <style:table-column-properties fo:break-before="auto" style:column-width="22.31mm"/>
    </style:style>
    <style:style style:name="co5" style:family="table-column">
      <style:table-column-properties fo:break-before="auto" style:column-width="20.11mm"/>
    </style:style>
    <style:style style:name="co6" style:family="table-column">
      <style:table-column-properties fo:break-before="auto" style:column-width="23.35mm"/>
    </style:style>
    <style:style style:name="co7" style:family="table-column">
      <style:table-column-properties fo:break-before="auto" style:column-width="20.02mm"/>
    </style:style>
    <style:style style:name="co8" style:family="table-column">
      <style:table-column-properties fo:break-before="auto" style:column-width="28.4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31.12mm"/>
    </style:style>
    <style:style style:name="co11" style:family="table-column">
      <style:table-column-properties fo:break-before="auto" style:column-width="30.53mm"/>
    </style:style>
    <style:style style:name="co12" style:family="table-column">
      <style:table-column-properties fo:break-before="auto" style:column-width="17.5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25.28mm"/>
    </style:style>
    <style:style style:name="co15" style:family="table-column">
      <style:table-column-properties fo:break-before="auto" style:column-width="21.78mm"/>
    </style:style>
    <style:style style:name="co16" style:family="table-column">
      <style:table-column-properties fo:break-before="auto" style:column-width="21.2mm"/>
    </style:style>
    <style:style style:name="co17" style:family="table-column">
      <style:table-column-properties fo:break-before="auto" style:column-width="19.44mm"/>
    </style:style>
    <style:style style:name="co18" style:family="table-column">
      <style:table-column-properties fo:break-before="auto" style:column-width="10.39mm"/>
    </style:style>
    <style:style style:name="co19" style:family="table-column">
      <style:table-column-properties fo:break-before="auto" style:column-width="10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49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89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4.87mm" fo:break-before="auto" style:use-optimal-row-height="false"/>
    </style:style>
    <style:style style:name="ro10" style:family="table-row">
      <style:table-row-properties style:row-height="4.94mm" fo:break-before="auto" style:use-optimal-row-height="true"/>
    </style:style>
    <style:style style:name="ro11" style:family="table-row">
      <style:table-row-properties style:row-height="4.8mm" fo:break-before="auto" style:use-optimal-row-height="true"/>
    </style:style>
    <style:style style:name="ro12" style:family="table-row">
      <style:table-row-properties style:row-height="4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65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/>
    <style:style style:name="ce3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2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5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3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7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outline="false" style:text-line-through-style="none" style:text-line-through-type="none" fo:text-shadow="none" style:text-overline-style="none" style:text-overline-color="font-color"/>
    </style:style>
    <style:style style:name="ce8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8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9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3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0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0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1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4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2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f9a901" style:text-outline="false" style:text-line-through-style="none" style:text-line-through-type="none" fo:text-shadow="none" style:text-overline-style="none" style:text-overline-color="font-color"/>
    </style:style>
    <style:style style:name="ce1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ccff00" style:text-outline="false" style:text-line-through-style="none" style:text-line-through-type="none" fo:text-shadow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cc00" style:text-outline="false" style:text-line-through-style="none" style:text-line-through-type="none" fo:text-shadow="none" style:text-overline-style="none" style:text-overline-color="font-color"/>
    </style:style>
    <style:style style:name="ce13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3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4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15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5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6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3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6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7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8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89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0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1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9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19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0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1" style:family="table-cell" style:parent-style-name="Default" style:data-style-name="N11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02" style:family="table-cell" style:parent-style-name="Default" style:data-style-name="N2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atin Modern Math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6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9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8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499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0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1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03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5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6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7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508" style:family="table-cell" style:parent-style-name="Default" style:data-style-name="N2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04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05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6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7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8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09" style:family="table-cell" style:parent-style-name="Default" style:data-style-name="N4">
      <style:table-cell-properties style:text-align-source="fix" style:repeat-content="false" fo:background-color="transparent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0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1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2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4" style:family="table-cell" style:parent-style-name="Default" style:data-style-name="N4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1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21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</style:style>
    <style:style style:name="ce2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3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4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5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6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7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8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2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1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2" style:family="table-cell" style:parent-style-name="Default">
      <style:table-cell-properties fo:border-bottom="0.06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3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0.06pt solid #000000" style:vertical-align="middle"/>
      <style:paragraph-properties fo:text-align="center" fo:margin-left="0mm"/>
      <style:text-properties fo:font-size="11pt" fo:font-weight="normal" style:font-size-asian="11pt" style:font-weight-asian="normal" style:font-size-complex="11pt" style:font-weight-complex="normal"/>
    </style:style>
    <style:style style:name="ce23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38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9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0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1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2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55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248" style:family="table-cell" style:parent-style-name="Default" style:data-style-name="N11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249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mm"/>
      <style:text-properties fo:color="#00cc00"/>
    </style:style>
    <style:style style:name="ce2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25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10d810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18e618"/>
    </style:style>
    <style:style style:name="ce25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a3e902"/>
    </style:style>
    <style:style style:name="ce25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ccff00"/>
    </style:style>
    <style:style style:name="ce25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ff00"/>
    </style:style>
    <style:style style:name="ce256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cc00"/>
    </style:style>
    <style:style style:name="ce25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9900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6600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</style:style>
    <style:style style:name="ce260" style:family="table-cell" style:parent-style-name="Default">
      <style:table-cell-properties fo:border-bottom="0.99pt solid #000000" fo:background-color="#ffff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color="#ff3333"/>
    </style:style>
    <style:style style:name="ce26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2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 style:vertical-align="middle"/>
      <style:paragraph-properties fo:text-align="center" fo:margin-left="0mm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Noto Sans CJK SC Regular" style:font-name-complex="FreeSans"/>
    </style:style>
    <style:style style:name="T3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plotbar_2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54" office:value-type="string" calcext:value-type="string" table:number-columns-spanned="1" table:number-rows-spanned="2">
            <text:p>Scenario</text:p>
          </table:table-cell>
          <table:table-cell table:style-name="ce54" office:value-type="string" calcext:value-type="string" table:number-columns-spanned="1" table:number-rows-spanned="2">
            <text:p>Exploration</text:p>
          </table:table-cell>
          <table:table-cell table:style-name="ce54" office:value-type="string" calcext:value-type="string" table:number-columns-spanned="4" table:number-rows-spanned="1">
            <text:p>Goal doors</text:p>
          </table:table-cell>
          <table:covered-table-cell table:number-columns-repeated="3" table:style-name="ce60"/>
          <table:table-cell table:number-columns-repeated="13"/>
        </table:table-row>
        <table:table-row table:style-name="ro1">
          <table:covered-table-cell table:number-columns-repeated="2" table:style-name="ce60"/>
          <table:table-cell table:style-name="ce55" office:value-type="float" office:value="54" calcext:value-type="float">
            <text:p>54</text:p>
          </table:table-cell>
          <table:table-cell table:style-name="ce55" office:value-type="float" office:value="55" calcext:value-type="float">
            <text:p>55</text:p>
          </table:table-cell>
          <table:table-cell table:style-name="ce55" office:value-type="float" office:value="111" calcext:value-type="float">
            <text:p>111</text:p>
          </table:table-cell>
          <table:table-cell table:style-name="ce55" office:value-type="float" office:value="124" calcext:value-type="float">
            <text:p>124</text:p>
          </table:table-cell>
          <table:table-cell table:number-columns-repeated="10"/>
          <table:table-cell table:style-name="ce32" table:number-columns-repeated="3"/>
        </table:table-row>
        <table:table-row table:style-name="ro1">
          <table:table-cell table:style-name="ce54" office:value-type="string" calcext:value-type="string" table:number-columns-spanned="1" table:number-rows-spanned="2">
            <text:p>Normal</text:p>
          </table:table-cell>
          <table:table-cell table:style-name="ce55" office:value-type="string" calcext:value-type="string">
            <text:p>Greedy</text:p>
          </table:table-cell>
          <table:table-cell table:style-name="ce56" office:value-type="string" calcext:value-type="string">
            <text:p>709.37</text:p>
          </table:table-cell>
          <table:table-cell table:style-name="ce56" office:value-type="string" calcext:value-type="string">
            <text:p>497.45</text:p>
          </table:table-cell>
          <table:table-cell table:style-name="ce56" office:value-type="string" calcext:value-type="string">
            <text:p>456.02</text:p>
          </table:table-cell>
          <table:table-cell table:style-name="ce56" office:value-type="string" calcext:value-type="string">
            <text:p>447.83</text:p>
          </table:table-cell>
          <table:table-cell table:number-columns-repeated="10"/>
          <table:table-cell table:style-name="ce32" table:number-columns-repeated="3"/>
        </table:table-row>
        <table:table-row table:style-name="ro1">
          <table:covered-table-cell table:style-name="ce60"/>
          <table:table-cell table:style-name="ce55" office:value-type="string" calcext:value-type="string">
            <text:p>Semantic</text:p>
          </table:table-cell>
          <table:table-cell table:style-name="ce56" office:value-type="string" calcext:value-type="string">
            <text:p>783.94</text:p>
          </table:table-cell>
          <table:table-cell table:style-name="ce56" office:value-type="string" calcext:value-type="string">
            <text:p>239.48</text:p>
          </table:table-cell>
          <table:table-cell table:style-name="ce56" office:value-type="string" calcext:value-type="string">
            <text:p>179.91</text:p>
          </table:table-cell>
          <table:table-cell table:style-name="ce56" office:value-type="string" calcext:value-type="string">
            <text:p>186.55</text:p>
          </table:table-cell>
          <table:table-cell table:number-columns-repeated="10"/>
          <table:table-cell table:style-name="ce32" table:number-columns-repeated="2"/>
          <table:table-cell/>
        </table:table-row>
        <table:table-row table:style-name="ro1">
          <table:table-cell table:style-name="ce54" office:value-type="string" calcext:value-type="string" table:number-columns-spanned="1" table:number-rows-spanned="2">
            <text:p>Inverse</text:p>
          </table:table-cell>
          <table:table-cell table:style-name="ce55" office:value-type="string" calcext:value-type="string">
            <text:p>Greedy</text:p>
          </table:table-cell>
          <table:table-cell table:style-name="ce56" office:value-type="string" calcext:value-type="string">
            <text:p>1292.42</text:p>
          </table:table-cell>
          <table:table-cell table:style-name="ce56" office:value-type="string" calcext:value-type="string">
            <text:p>965.46</text:p>
          </table:table-cell>
          <table:table-cell table:style-name="ce56" office:value-type="string" calcext:value-type="string">
            <text:p>492.16</text:p>
          </table:table-cell>
          <table:table-cell table:style-name="ce56" office:value-type="string" calcext:value-type="string">
            <text:p>672.33</text:p>
          </table:table-cell>
          <table:table-cell table:number-columns-repeated="9"/>
          <table:table-cell table:style-name="ce32" table:number-columns-repeated="3"/>
          <table:table-cell/>
        </table:table-row>
        <table:table-row table:style-name="ro1">
          <table:covered-table-cell table:style-name="ce60"/>
          <table:table-cell table:style-name="ce55" office:value-type="string" calcext:value-type="string">
            <text:p>Semantic</text:p>
          </table:table-cell>
          <table:table-cell table:style-name="ce56" office:value-type="string" calcext:value-type="string">
            <text:p>326.54</text:p>
          </table:table-cell>
          <table:table-cell table:style-name="ce56" office:value-type="string" calcext:value-type="string">
            <text:p>289.61</text:p>
          </table:table-cell>
          <table:table-cell table:style-name="ce56" office:value-type="string" calcext:value-type="string">
            <text:p>505.14</text:p>
          </table:table-cell>
          <table:table-cell table:style-name="ce56" office:value-type="string" calcext:value-type="string">
            <text:p>555.98</text:p>
          </table:table-cell>
          <table:table-cell/>
          <table:table-cell table:style-name="ce263" office:value-type="string" calcext:value-type="string" table:number-columns-spanned="3" table:number-rows-spanned="1">
            <text:p>NORMAL</text:p>
          </table:table-cell>
          <table:covered-table-cell table:number-columns-repeated="2"/>
          <table:table-cell/>
          <table:table-cell table:style-name="ce263" office:value-type="string" calcext:value-type="string" table:number-columns-spanned="3" table:number-rows-spanned="1">
            <text:p>INVERSE</text:p>
          </table:table-cell>
          <table:covered-table-cell table:number-columns-repeated="2"/>
          <table:table-cell/>
          <table:table-cell table:style-name="ce263" office:value-type="string" calcext:value-type="string" table:number-columns-spanned="3" table:number-rows-spanned="1">
            <text:p>HOTEL</text:p>
          </table:table-cell>
          <table:covered-table-cell table:number-columns-repeated="2"/>
          <table:table-cell/>
        </table:table-row>
        <table:table-row table:style-name="ro1">
          <table:table-cell table:style-name="ce56" table:number-columns-repeated="2"/>
          <table:table-cell table:style-name="ce55" office:value-type="float" office:value="76" calcext:value-type="float">
            <text:p>76</text:p>
          </table:table-cell>
          <table:table-cell table:style-name="ce55" office:value-type="float" office:value="135" calcext:value-type="float">
            <text:p>135</text:p>
          </table:table-cell>
          <table:table-cell table:style-name="ce55" office:value-type="float" office:value="148" calcext:value-type="float">
            <text:p>148</text:p>
          </table:table-cell>
          <table:table-cell table:style-name="ce55" office:value-type="float" office:value="185" calcext:value-type="float">
            <text:p>185</text:p>
          </table:table-cell>
          <table:table-cell/>
          <table:table-cell table:style-name="ce32"/>
          <table:table-cell table:style-name="ce264" office:value-type="string" calcext:value-type="string">
            <text:p>Greedy</text:p>
          </table:table-cell>
          <table:table-cell table:style-name="ce32" office:value-type="string" calcext:value-type="string">
            <text:p>Semantic</text:p>
          </table:table-cell>
          <table:table-cell/>
          <table:table-cell table:style-name="ce32"/>
          <table:table-cell table:style-name="ce264" office:value-type="string" calcext:value-type="string">
            <text:p>Greedy</text:p>
          </table:table-cell>
          <table:table-cell table:style-name="ce32" office:value-type="string" calcext:value-type="string">
            <text:p>Semantic</text:p>
          </table:table-cell>
          <table:table-cell/>
          <table:table-cell table:style-name="ce32"/>
          <table:table-cell table:style-name="ce264" office:value-type="string" calcext:value-type="string">
            <text:p>Greedy</text:p>
          </table:table-cell>
          <table:table-cell table:style-name="ce32" office:value-type="string" calcext:value-type="string">
            <text:p>Semantic</text:p>
          </table:table-cell>
          <table:table-cell/>
        </table:table-row>
        <table:table-row table:style-name="ro1">
          <table:table-cell table:style-name="ce54" office:value-type="string" calcext:value-type="string" table:number-columns-spanned="1" table:number-rows-spanned="2">
            <text:p>Hotel</text:p>
          </table:table-cell>
          <table:table-cell table:style-name="ce55" office:value-type="string" calcext:value-type="string">
            <text:p>Greedy</text:p>
          </table:table-cell>
          <table:table-cell table:style-name="ce56" office:value-type="string" calcext:value-type="string">
            <text:p>498.58</text:p>
          </table:table-cell>
          <table:table-cell table:style-name="ce56" office:value-type="string" calcext:value-type="string">
            <text:p>598.19</text:p>
          </table:table-cell>
          <table:table-cell table:style-name="ce56" office:value-type="string" calcext:value-type="string">
            <text:p>692.92</text:p>
          </table:table-cell>
          <table:table-cell table:style-name="ce56" office:value-type="string" calcext:value-type="string">
            <text:p>318.12</text:p>
          </table:table-cell>
          <table:table-cell table:number-columns-repeated="2" table:style-name="ce32" office:value-type="float" office:value="54" calcext:value-type="float">
            <text:p>54</text:p>
          </table:table-cell>
          <table:table-cell table:style-name="ce265" office:value-type="float" office:value="709.37" calcext:value-type="float">
            <text:p>709,37</text:p>
          </table:table-cell>
          <table:table-cell table:style-name="ce265" office:value-type="float" office:value="783.94" calcext:value-type="float">
            <text:p>783,94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265" office:value-type="float" office:value="1292.42" calcext:value-type="float">
            <text:p>1.292,42</text:p>
          </table:table-cell>
          <table:table-cell table:style-name="ce265" office:value-type="float" office:value="326.54" calcext:value-type="float">
            <text:p>326,54</text:p>
          </table:table-cell>
          <table:table-cell/>
          <table:table-cell office:value-type="float" office:value="76" calcext:value-type="float">
            <text:p>76</text:p>
          </table:table-cell>
          <table:table-cell table:style-name="ce265" office:value-type="float" office:value="498.58" calcext:value-type="float">
            <text:p>498,58</text:p>
          </table:table-cell>
          <table:table-cell table:style-name="ce265" office:value-type="float" office:value="198.56" calcext:value-type="float">
            <text:p>198,56</text:p>
          </table:table-cell>
          <table:table-cell/>
        </table:table-row>
        <table:table-row table:style-name="ro1">
          <table:covered-table-cell table:style-name="ce60"/>
          <table:table-cell table:style-name="ce55" office:value-type="string" calcext:value-type="string">
            <text:p>Semantic</text:p>
          </table:table-cell>
          <table:table-cell table:style-name="ce56" office:value-type="string" calcext:value-type="string">
            <text:p>198.56</text:p>
          </table:table-cell>
          <table:table-cell table:style-name="ce56" office:value-type="string" calcext:value-type="string">
            <text:p>390.11</text:p>
          </table:table-cell>
          <table:table-cell table:style-name="ce56" office:value-type="string" calcext:value-type="string">
            <text:p>200.03</text:p>
          </table:table-cell>
          <table:table-cell table:style-name="ce56" office:value-type="string" calcext:value-type="string">
            <text:p>195.98</text:p>
          </table:table-cell>
          <table:table-cell table:number-columns-repeated="2" table:style-name="ce32" office:value-type="float" office:value="55" calcext:value-type="float">
            <text:p>55</text:p>
          </table:table-cell>
          <table:table-cell table:style-name="ce265" office:value-type="float" office:value="497.45" calcext:value-type="float">
            <text:p>497,45</text:p>
          </table:table-cell>
          <table:table-cell table:style-name="ce265" office:value-type="float" office:value="239.48" calcext:value-type="float">
            <text:p>239,48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265" office:value-type="float" office:value="965.46" calcext:value-type="float">
            <text:p>965,46</text:p>
          </table:table-cell>
          <table:table-cell table:style-name="ce265" office:value-type="float" office:value="289.61" calcext:value-type="float">
            <text:p>289,61</text:p>
          </table:table-cell>
          <table:table-cell/>
          <table:table-cell office:value-type="float" office:value="135" calcext:value-type="float">
            <text:p>135</text:p>
          </table:table-cell>
          <table:table-cell table:style-name="ce265" office:value-type="float" office:value="598.19" calcext:value-type="float">
            <text:p>598,19</text:p>
          </table:table-cell>
          <table:table-cell table:style-name="ce265" office:value-type="float" office:value="390.11" calcext:value-type="float">
            <text:p>390,11</text:p>
          </table:table-cell>
          <table:table-cell/>
        </table:table-row>
        <table:table-row table:style-name="ro1">
          <table:table-cell table:style-name="ce32" table:number-columns-repeated="6"/>
          <table:table-cell table:number-columns-repeated="2" table:style-name="ce32" office:value-type="float" office:value="111" calcext:value-type="float">
            <text:p>111</text:p>
          </table:table-cell>
          <table:table-cell table:style-name="ce265" office:value-type="float" office:value="456.02" calcext:value-type="float">
            <text:p>456,02</text:p>
          </table:table-cell>
          <table:table-cell table:style-name="ce265" office:value-type="float" office:value="179.91" calcext:value-type="float">
            <text:p>179,91</text:p>
          </table:table-cell>
          <table:table-cell/>
          <table:table-cell office:value-type="float" office:value="111" calcext:value-type="float">
            <text:p>111</text:p>
          </table:table-cell>
          <table:table-cell table:style-name="ce265" office:value-type="float" office:value="492.16" calcext:value-type="float">
            <text:p>492,16</text:p>
          </table:table-cell>
          <table:table-cell table:style-name="ce265" office:value-type="float" office:value="505.14" calcext:value-type="float">
            <text:p>505,14</text:p>
          </table:table-cell>
          <table:table-cell/>
          <table:table-cell office:value-type="float" office:value="148" calcext:value-type="float">
            <text:p>148</text:p>
          </table:table-cell>
          <table:table-cell table:style-name="ce265" office:value-type="float" office:value="692.92" calcext:value-type="float">
            <text:p>692,92</text:p>
          </table:table-cell>
          <table:table-cell table:style-name="ce265" office:value-type="float" office:value="200.03" calcext:value-type="float">
            <text:p>200,03</text:p>
          </table:table-cell>
          <table:table-cell/>
        </table:table-row>
        <table:table-row table:style-name="ro1">
          <table:table-cell table:style-name="ce32" table:number-columns-repeated="6"/>
          <table:table-cell table:number-columns-repeated="2" table:style-name="ce32" office:value-type="float" office:value="124" calcext:value-type="float">
            <text:p>124</text:p>
          </table:table-cell>
          <table:table-cell table:style-name="ce265" office:value-type="float" office:value="447.83" calcext:value-type="float">
            <text:p>447,83</text:p>
          </table:table-cell>
          <table:table-cell table:style-name="ce265" office:value-type="float" office:value="186.55" calcext:value-type="float">
            <text:p>186,55</text:p>
          </table:table-cell>
          <table:table-cell/>
          <table:table-cell office:value-type="float" office:value="124" calcext:value-type="float">
            <text:p>124</text:p>
          </table:table-cell>
          <table:table-cell table:style-name="ce265" office:value-type="float" office:value="672.33" calcext:value-type="float">
            <text:p>672,33</text:p>
          </table:table-cell>
          <table:table-cell table:style-name="ce265" office:value-type="float" office:value="555.98" calcext:value-type="float">
            <text:p>555,98</text:p>
          </table:table-cell>
          <table:table-cell/>
          <table:table-cell office:value-type="float" office:value="185" calcext:value-type="float">
            <text:p>185</text:p>
          </table:table-cell>
          <table:table-cell table:style-name="ce265" office:value-type="float" office:value="318.12" calcext:value-type="float">
            <text:p>318,12</text:p>
          </table:table-cell>
          <table:table-cell table:style-name="ce265" office:value-type="float" office:value="195.98" calcext:value-type="float">
            <text:p>195,98</text:p>
          </table:table-cell>
          <table:table-cell/>
        </table:table-row>
        <table:table-row table:style-name="ro1" table:number-rows-repeated="3">
          <table:table-cell table:style-name="ce32" table:number-columns-repeated="6"/>
          <table:table-cell table:number-columns-repeated="13"/>
        </table:table-row>
        <table:table-row table:style-name="ro1">
          <table:table-cell table:style-name="ce32"/>
          <table:table-cell table:number-columns-repeated="4"/>
          <table:table-cell table:style-name="ce32"/>
          <table:table-cell table:number-columns-repeated="13"/>
        </table:table-row>
        <table:table-row table:style-name="ro1">
          <table:table-cell table:style-name="ce32">
            <draw:frame table:end-cell-address="plotbar_2.G36" table:end-x="3.72mm" table:end-y="0.03mm" draw:z-index="2" draw:style-name="gr1" draw:text-style-name="P1" svg:width="139.2mm" svg:height="89.91mm" svg:x="0mm" svg:y="0.43mm">
              <draw:object draw:notify-on-update-of-ranges="plotbar_2.H8:plotbar_2.H11 plotbar_2.I7:plotbar_2.I7 plotbar_2.I8:plotbar_2.I11 plotbar_2.J7:plotbar_2.J7 plotbar_2.J8:plotbar_2.J1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32"/>
          <table:table-cell table:number-columns-repeated="13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>
            <draw:frame table:end-cell-address="plotbar_2.G57" table:end-x="4.48mm" table:end-y="1.34mm" draw:z-index="0" draw:style-name="gr1" draw:text-style-name="P1" svg:width="139.96mm" svg:height="90.07mm" svg:x="0mm" svg:y="1.58mm">
              <draw:object draw:notify-on-update-of-ranges="plotbar_2.L8:plotbar_2.L11 plotbar_2.M7:plotbar_2.M7 plotbar_2.M8:plotbar_2.M11 plotbar_2.N7:plotbar_2.N7 plotbar_2.N8:plotbar_2.N11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>
            <draw:frame table:end-cell-address="plotbar_2.G78" table:end-x="4.56mm" table:end-y="1.57mm" draw:z-index="1" draw:style-name="gr1" draw:text-style-name="P1" svg:width="140.04mm" svg:height="90.06mm" svg:x="0mm" svg:y="1.84mm">
              <draw:object draw:notify-on-update-of-ranges="plotbar_2.P8:plotbar_2.P11 plotbar_2.Q7:plotbar_2.Q7 plotbar_2.Q8:plotbar_2.Q11 plotbar_2.R7:plotbar_2.R7 plotbar_2.R8:plotbar_2.R1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</table:table>
      <table:table table:name="Sheet1" table:style-name="ta1">
        <table:table-column table:style-name="co3" table:number-columns-repeated="2" table:default-cell-style-name="Default"/>
        <table:table-column table:style-name="co1" table:number-columns-repeated="4" table:default-cell-style-name="Default"/>
        <table:table-column table:style-name="co4" table:default-cell-style-name="ce32"/>
        <table:table-column table:style-name="co1" table:default-cell-style-name="Default"/>
        <table:table-column table:style-name="co3" table:default-cell-style-name="Default"/>
        <table:table-row table:style-name="ro1"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Door </text:p>
            <text:p>Labels</text:p>
          </table:table-cell>
          <table:table-cell table:style-name="ce7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54" office:value-type="string" calcext:value-type="string" table:number-columns-spanned="1" table:number-rows-spanned="3">
            <text:p>Information </text:p>
            <text:p>(m)</text:p>
          </table:table-cell>
          <table:table-cell table:number-columns-repeated="2"/>
        </table:table-row>
        <table:table-row table:style-name="ro3">
          <table:table-cell/>
          <table:covered-table-cell table:style-name="ce2"/>
          <table:table-cell table:style-name="ce8" office:value-type="string" calcext:value-type="string">
            <text:p>Greedy</text:p>
          </table:table-cell>
          <table:table-cell table:style-name="ce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2"/>
          <table:table-cell table:number-columns-repeated="2"/>
        </table:table-row>
        <table:table-row table:style-name="ro1">
          <table:table-cell/>
          <table:covered-table-cell table:style-name="ce2"/>
          <table:table-cell table:style-name="ce9" office:value-type="percentage" office:value="0" calcext:value-type="percentage">
            <text:p>0,00%</text:p>
          </table:table-cell>
          <table:table-cell table:style-name="ce9" office:value-type="percentage" office:value="0.8" calcext:value-type="percentage">
            <text:p>80,00%</text:p>
          </table:table-cell>
          <table:table-cell table:style-name="ce9" office:value-type="percentage" office:value="0.9" calcext:value-type="percentage">
            <text:p>90,00%</text:p>
          </table:table-cell>
          <table:table-cell table:style-name="ce9" office:value-type="percentage" office:value="1" calcext:value-type="percentage">
            <text:p>100,00%</text:p>
          </table:table-cell>
          <table:covered-table-cell/>
          <table:table-cell table:number-columns-repeated="2"/>
        </table:table-row>
        <table:table-row table:style-name="ro1">
          <table:table-cell/>
          <table:table-cell table:style-name="ce3" office:value-type="float" office:value="76" calcext:value-type="float" table:number-columns-spanned="1" table:number-rows-spanned="5">
            <text:p>76</text:p>
          </table:table-cell>
          <table:table-cell table:style-name="ce10" office:value-type="float" office:value="341.486" calcext:value-type="float">
            <text:p>341,49</text:p>
          </table:table-cell>
          <table:table-cell table:style-name="ce10" office:value-type="float" office:value="190.9475" calcext:value-type="float">
            <text:p>190,95</text:p>
          </table:table-cell>
          <table:table-cell table:style-name="ce10" office:value-type="float" office:value="168.681" calcext:value-type="float">
            <text:p>168,68</text:p>
          </table:table-cell>
          <table:table-cell table:style-name="ce10" office:value-type="float" office:value="114.335" calcext:value-type="float">
            <text:p>114,34</text:p>
          </table:table-cell>
          <table:table-cell table:style-name="ce33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1" office:value-type="float" office:value="314.9031" calcext:value-type="float">
            <text:p>314,90</text:p>
          </table:table-cell>
          <table:table-cell table:style-name="ce11" office:value-type="float" office:value="184.3625" calcext:value-type="float">
            <text:p>184,36</text:p>
          </table:table-cell>
          <table:table-cell table:style-name="ce11" office:value-type="float" office:value="172.1746" calcext:value-type="float">
            <text:p>172,17</text:p>
          </table:table-cell>
          <table:table-cell table:style-name="ce11" office:value-type="float" office:value="125.4088" calcext:value-type="float">
            <text:p>125,41</text:p>
          </table:table-cell>
          <table:table-cell table:style-name="ce34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2" office:value-type="float" office:value="131.741996560154" calcext:value-type="float">
            <text:p>131,74</text:p>
          </table:table-cell>
          <table:table-cell table:style-name="ce12" office:value-type="float" office:value="21.7997406164487" calcext:value-type="float">
            <text:p>21,80</text:p>
          </table:table-cell>
          <table:table-cell table:style-name="ce12" office:value-type="float" office:value="11.105042030037" calcext:value-type="float">
            <text:p>11,11</text:p>
          </table:table-cell>
          <table:table-cell table:style-name="ce12" office:value-type="float" office:value="25.9616342526172" calcext:value-type="float">
            <text:p>25,96</text:p>
          </table:table-cell>
          <table:table-cell table:style-name="ce35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3" office:value-type="float" office:value="143.971" calcext:value-type="float">
            <text:p>143,97</text:p>
          </table:table-cell>
          <table:table-cell table:style-name="ce13" office:value-type="float" office:value="123.074" calcext:value-type="float">
            <text:p>123,07</text:p>
          </table:table-cell>
          <table:table-cell table:style-name="ce13" office:value-type="float" office:value="167.93" calcext:value-type="float">
            <text:p>167,93</text:p>
          </table:table-cell>
          <table:table-cell table:style-name="ce13" office:value-type="float" office:value="96.47" calcext:value-type="float">
            <text:p>96,47</text:p>
          </table:table-cell>
          <table:table-cell table:style-name="ce36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14" office:value-type="float" office:value="491.687" calcext:value-type="float">
            <text:p>491,69</text:p>
          </table:table-cell>
          <table:table-cell table:style-name="ce14" office:value-type="float" office:value="199.525" calcext:value-type="float">
            <text:p>199,53</text:p>
          </table:table-cell>
          <table:table-cell table:style-name="ce14" office:value-type="float" office:value="203.735" calcext:value-type="float">
            <text:p>203,74</text:p>
          </table:table-cell>
          <table:table-cell table:style-name="ce14" office:value-type="float" office:value="171.908" calcext:value-type="float">
            <text:p>171,91</text:p>
          </table:table-cell>
          <table:table-cell table:style-name="ce37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35" calcext:value-type="float" table:number-columns-spanned="1" table:number-rows-spanned="5">
            <text:p>135</text:p>
          </table:table-cell>
          <table:table-cell table:style-name="ce15" office:value-type="float" office:value="552.439" calcext:value-type="float">
            <text:p>552,44</text:p>
          </table:table-cell>
          <table:table-cell table:style-name="ce15" office:value-type="float" office:value="285.566" calcext:value-type="float">
            <text:p>285,57</text:p>
          </table:table-cell>
          <table:table-cell table:style-name="ce15" office:value-type="float" office:value="283.219" calcext:value-type="float">
            <text:p>283,22</text:p>
          </table:table-cell>
          <table:table-cell table:style-name="ce15" office:value-type="float" office:value="318.2365" calcext:value-type="float">
            <text:p>318,24</text:p>
          </table:table-cell>
          <table:table-cell table:style-name="ce38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6" office:value-type="float" office:value="433.7467" calcext:value-type="float">
            <text:p>433,75</text:p>
          </table:table-cell>
          <table:table-cell table:style-name="ce16" office:value-type="float" office:value="282.8678" calcext:value-type="float">
            <text:p>282,87</text:p>
          </table:table-cell>
          <table:table-cell table:style-name="ce16" office:value-type="float" office:value="304.2817" calcext:value-type="float">
            <text:p>304,28</text:p>
          </table:table-cell>
          <table:table-cell table:style-name="ce16" office:value-type="float" office:value="326.518" calcext:value-type="float">
            <text:p>326,52</text:p>
          </table:table-cell>
          <table:table-cell table:style-name="ce3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7" office:value-type="float" office:value="194.927098373868" calcext:value-type="float">
            <text:p>194,93</text:p>
          </table:table-cell>
          <table:table-cell table:style-name="ce17" office:value-type="float" office:value="9.1753257017576" calcext:value-type="float">
            <text:p>9,18</text:p>
          </table:table-cell>
          <table:table-cell table:style-name="ce17" office:value-type="float" office:value="39.9212327466364" calcext:value-type="float">
            <text:p>39,92</text:p>
          </table:table-cell>
          <table:table-cell table:style-name="ce17" office:value-type="float" office:value="27.0082061521226" calcext:value-type="float">
            <text:p>27,01</text:p>
          </table:table-cell>
          <table:table-cell table:style-name="ce40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8" office:value-type="float" office:value="93.165" calcext:value-type="float">
            <text:p>93,17</text:p>
          </table:table-cell>
          <table:table-cell table:style-name="ce18" office:value-type="float" office:value="256.948" calcext:value-type="float">
            <text:p>256,95</text:p>
          </table:table-cell>
          <table:table-cell table:style-name="ce18" office:value-type="float" office:value="280.694" calcext:value-type="float">
            <text:p>280,69</text:p>
          </table:table-cell>
          <table:table-cell table:style-name="ce18" office:value-type="float" office:value="292.304" calcext:value-type="float">
            <text:p>292,30</text:p>
          </table:table-cell>
          <table:table-cell table:style-name="ce41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19" office:value-type="float" office:value="555.113" calcext:value-type="float">
            <text:p>555,11</text:p>
          </table:table-cell>
          <table:table-cell table:style-name="ce19" office:value-type="float" office:value="287.148" calcext:value-type="float">
            <text:p>287,15</text:p>
          </table:table-cell>
          <table:table-cell table:style-name="ce19" office:value-type="float" office:value="380.323" calcext:value-type="float">
            <text:p>380,32</text:p>
          </table:table-cell>
          <table:table-cell table:style-name="ce19" office:value-type="float" office:value="374.254" calcext:value-type="float">
            <text:p>374,25</text:p>
          </table:table-cell>
          <table:table-cell table:style-name="ce42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float" office:value="148" calcext:value-type="float" table:number-columns-spanned="1" table:number-rows-spanned="5">
            <text:p>148</text:p>
          </table:table-cell>
          <table:table-cell table:style-name="ce20" office:value-type="float" office:value="554.202" calcext:value-type="float">
            <text:p>554,20</text:p>
          </table:table-cell>
          <table:table-cell table:style-name="ce20" office:value-type="float" office:value="151.652" calcext:value-type="float">
            <text:p>151,65</text:p>
          </table:table-cell>
          <table:table-cell table:style-name="ce20" office:value-type="float" office:value="368.555" calcext:value-type="float">
            <text:p>368,56</text:p>
          </table:table-cell>
          <table:table-cell table:style-name="ce20" office:value-type="float" office:value="405.21" calcext:value-type="float">
            <text:p>405,21</text:p>
          </table:table-cell>
          <table:table-cell table:style-name="ce43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1" office:value-type="float" office:value="525.2971" calcext:value-type="float">
            <text:p>525,30</text:p>
          </table:table-cell>
          <table:table-cell table:style-name="ce21" office:value-type="float" office:value="151.6368" calcext:value-type="float">
            <text:p>151,64</text:p>
          </table:table-cell>
          <table:table-cell table:style-name="ce21" office:value-type="float" office:value="369.4405" calcext:value-type="float">
            <text:p>369,44</text:p>
          </table:table-cell>
          <table:table-cell table:style-name="ce21" office:value-type="float" office:value="395.5692" calcext:value-type="float">
            <text:p>395,57</text:p>
          </table:table-cell>
          <table:table-cell table:style-name="ce44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2" office:value-type="float" office:value="167.116852860805" calcext:value-type="float">
            <text:p>167,12</text:p>
          </table:table-cell>
          <table:table-cell table:style-name="ce22" office:value-type="float" office:value="0.751236136865987" calcext:value-type="float">
            <text:p>0,75</text:p>
          </table:table-cell>
          <table:table-cell table:style-name="ce22" office:value-type="float" office:value="1.72059145192706" calcext:value-type="float">
            <text:p>1,72</text:p>
          </table:table-cell>
          <table:table-cell table:style-name="ce22" office:value-type="float" office:value="30.3410111887451" calcext:value-type="float">
            <text:p>30,34</text:p>
          </table:table-cell>
          <table:table-cell table:style-name="ce45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3" office:value-type="float" office:value="114.654" calcext:value-type="float">
            <text:p>114,65</text:p>
          </table:table-cell>
          <table:table-cell table:style-name="ce23" office:value-type="float" office:value="149.967" calcext:value-type="float">
            <text:p>149,97</text:p>
          </table:table-cell>
          <table:table-cell table:style-name="ce23" office:value-type="float" office:value="368.092" calcext:value-type="float">
            <text:p>368,09</text:p>
          </table:table-cell>
          <table:table-cell table:style-name="ce23" office:value-type="float" office:value="327.398" calcext:value-type="float">
            <text:p>327,40</text:p>
          </table:table-cell>
          <table:table-cell table:style-name="ce46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4"/>
          <table:table-cell table:style-name="ce24" office:value-type="float" office:value="671.807" calcext:value-type="float">
            <text:p>671,81</text:p>
          </table:table-cell>
          <table:table-cell table:style-name="ce24" office:value-type="float" office:value="153.008" calcext:value-type="float">
            <text:p>153,01</text:p>
          </table:table-cell>
          <table:table-cell table:style-name="ce24" office:value-type="float" office:value="372.595" calcext:value-type="float">
            <text:p>372,60</text:p>
          </table:table-cell>
          <table:table-cell table:style-name="ce24" office:value-type="float" office:value="434.301" calcext:value-type="float">
            <text:p>434,30</text:p>
          </table:table-cell>
          <table:table-cell table:style-name="ce47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float" office:value="185" calcext:value-type="float" table:number-columns-spanned="1" table:number-rows-spanned="5">
            <text:p>185</text:p>
          </table:table-cell>
          <table:table-cell table:style-name="ce25" office:value-type="float" office:value="132.181" calcext:value-type="float">
            <text:p>132,18</text:p>
          </table:table-cell>
          <table:table-cell table:style-name="ce25" office:value-type="float" office:value="130.839" calcext:value-type="float">
            <text:p>130,84</text:p>
          </table:table-cell>
          <table:table-cell table:style-name="ce25" office:value-type="float" office:value="130.944" calcext:value-type="float">
            <text:p>130,94</text:p>
          </table:table-cell>
          <table:table-cell table:style-name="ce25" office:value-type="float" office:value="92.0115" calcext:value-type="float">
            <text:p>92,01</text:p>
          </table:table-cell>
          <table:table-cell table:style-name="ce48" office:value-type="string" calcext:value-type="string">
            <text:p>Media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6" office:value-type="float" office:value="167.0862" calcext:value-type="float">
            <text:p>167,09</text:p>
          </table:table-cell>
          <table:table-cell table:style-name="ce26" office:value-type="float" office:value="130.8686" calcext:value-type="float">
            <text:p>130,87</text:p>
          </table:table-cell>
          <table:table-cell table:style-name="ce26" office:value-type="float" office:value="130.9986" calcext:value-type="float">
            <text:p>131,00</text:p>
          </table:table-cell>
          <table:table-cell table:style-name="ce26" office:value-type="float" office:value="102.9442" calcext:value-type="float">
            <text:p>102,94</text:p>
          </table:table-cell>
          <table:table-cell table:style-name="ce49" office:value-type="string" calcext:value-type="string">
            <text:p>Average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7" office:value-type="float" office:value="166.770184056983" calcext:value-type="float">
            <text:p>166,77</text:p>
          </table:table-cell>
          <table:table-cell table:style-name="ce27" office:value-type="float" office:value="0.215755623075944" calcext:value-type="float">
            <text:p>0,22</text:p>
          </table:table-cell>
          <table:table-cell table:style-name="ce27" office:value-type="float" office:value="0.293279616293624" calcext:value-type="float">
            <text:p>0,29</text:p>
          </table:table-cell>
          <table:table-cell table:style-name="ce27" office:value-type="float" office:value="57.3308056938947" calcext:value-type="float">
            <text:p>57,33</text:p>
          </table:table-cell>
          <table:table-cell table:style-name="ce50" office:value-type="string" calcext:value-type="string">
            <text:p>Std. Dev.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8" office:value-type="float" office:value="51.789" calcext:value-type="float">
            <text:p>51,79</text:p>
          </table:table-cell>
          <table:table-cell table:style-name="ce28" office:value-type="float" office:value="130.57" calcext:value-type="float">
            <text:p>130,57</text:p>
          </table:table-cell>
          <table:table-cell table:style-name="ce28" office:value-type="float" office:value="130.713" calcext:value-type="float">
            <text:p>130,71</text:p>
          </table:table-cell>
          <table:table-cell table:style-name="ce28" office:value-type="float" office:value="51.72" calcext:value-type="float">
            <text:p>51,72</text:p>
          </table:table-cell>
          <table:table-cell table:style-name="ce51" office:value-type="string" calcext:value-type="string">
            <text:p>Min</text:p>
          </table:table-cell>
          <table:table-cell table:number-columns-repeated="2"/>
        </table:table-row>
        <table:table-row table:style-name="ro1">
          <table:table-cell/>
          <table:covered-table-cell table:style-name="ce6"/>
          <table:table-cell table:style-name="ce29" office:value-type="float" office:value="552.681" calcext:value-type="float">
            <text:p>552,68</text:p>
          </table:table-cell>
          <table:table-cell table:style-name="ce29" office:value-type="float" office:value="131.22" calcext:value-type="float">
            <text:p>131,22</text:p>
          </table:table-cell>
          <table:table-cell table:style-name="ce29" office:value-type="float" office:value="131.553" calcext:value-type="float">
            <text:p>131,55</text:p>
          </table:table-cell>
          <table:table-cell table:style-name="ce29" office:value-type="float" office:value="193.823" calcext:value-type="float">
            <text:p>193,82</text:p>
          </table:table-cell>
          <table:table-cell table:style-name="ce52"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1" table:number-columns-repeated="3"/>
          <table:table-cell table:style-name="ce53"/>
          <table:table-cell table:number-columns-repeated="2"/>
        </table:table-row>
        <table:table-row table:style-name="ro1">
          <table:table-cell table:number-columns-repeated="5"/>
          <table:table-cell table:style-name="ce32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 table:number-rows-repeated="26">
          <table:table-cell table:number-columns-repeated="6"/>
          <table:table-cell table:style-name="Default"/>
          <table:table-cell table:number-columns-repeated="2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Sheet1.G6:Sheet1.G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7:Sheet1.G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8:Sheet1.G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9:Sheet1.G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0:Sheet1.G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1:Sheet1.G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2:Sheet1.G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3:Sheet1.G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4:Sheet1.G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5:Sheet1.G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6:Sheet1.G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7:Sheet1.G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8:Sheet1.G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19:Sheet1.G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0:Sheet1.G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1:Sheet1.G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2:Sheet1.G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3:Sheet1.G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G24:Sheet1.G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D25:Sheet1.G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5:Sheet1.F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6:Sheet1.F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7:Sheet1.F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8:Sheet1.F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9:Sheet1.F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0:Sheet1.F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1:Sheet1.F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2:Sheet1.F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3:Sheet1.F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4:Sheet1.F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5:Sheet1.F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6:Sheet1.F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7:Sheet1.F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8:Sheet1.F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19:Sheet1.F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0:Sheet1.F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1:Sheet1.F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2:Sheet1.F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3:Sheet1.F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C24:Sheet1.F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75.25mm" svg:height="89.97mm" svg:x="151.24mm" svg:y="217.63mm">
            <draw:object draw:notify-on-update-of-ranges="Sheet2.C62:Sheet2.F62 Sheet2.G63:Sheet2.G63 Sheet2.C63:Sheet2.F63 Sheet2.G64:Sheet2.G64 Sheet2.C64:Sheet2.F64 Sheet2.G65:Sheet2.G65 Sheet2.C65:Sheet2.F65 Sheet2.G66:Sheet2.G66 Sheet2.C66:Sheet2.F66 Sheet2.G67:Sheet2.G67 Sheet2.C67:Sheet2.F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64"/>
        <table:table-column table:style-name="co3" table:default-cell-style-name="ce264"/>
        <table:table-column table:style-name="co5" table:number-columns-repeated="4" table:default-cell-style-name="ce264"/>
        <table:table-column table:style-name="co6" table:default-cell-style-name="ce264"/>
        <table:table-column table:style-name="co1" table:default-cell-style-name="ce264"/>
        <table:table-column table:style-name="co7" table:default-cell-style-name="ce264"/>
        <table:table-column table:style-name="co8" table:default-cell-style-name="ce264"/>
        <table:table-column table:style-name="co9" table:default-cell-style-name="ce264"/>
        <table:table-column table:style-name="co10" table:default-cell-style-name="ce264"/>
        <table:table-column table:style-name="co11" table:default-cell-style-name="ce264"/>
        <table:table-column table:style-name="co12" table:default-cell-style-name="ce264"/>
        <table:table-column table:style-name="co1" table:default-cell-style-name="ce264"/>
        <table:table-column table:style-name="co13" table:default-cell-style-name="ce264"/>
        <table:table-column table:style-name="co14" table:default-cell-style-name="ce264"/>
        <table:table-column table:style-name="co15" table:default-cell-style-name="ce264"/>
        <table:table-column table:style-name="co16" table:default-cell-style-name="ce264"/>
        <table:table-column table:style-name="co15" table:default-cell-style-name="ce264"/>
        <table:table-column table:style-name="co17" table:default-cell-style-name="ce264"/>
        <table:table-column table:style-name="co18" table:number-columns-repeated="13" table:default-cell-style-name="ce264"/>
        <table:table-column table:style-name="co19" table:number-columns-repeated="4" table:default-cell-style-name="ce264"/>
        <table:table-column table:style-name="co1" table:number-columns-repeated="986" table:default-cell-style-name="ce26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6" table:number-rows-spanned="1">
            <text:p>PAR_IMPAR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 table:number-columns-repeated="8"/>
          <table:table-cell table:style-name="Default" table:number-columns-repeated="2"/>
          <table:table-cell table:style-name="ce203" office:value-type="string" calcext:value-type="string" table:number-columns-spanned="3" table:number-rows-spanned="1">
            <text:p>Different approaches</text:p>
          </table:table-cell>
          <table:covered-table-cell table:number-columns-repeated="2" table:style-name="Default"/>
          <table:table-cell table:style-name="Default"/>
          <table:table-cell table:number-columns-repeated="1010"/>
        </table:table-row>
        <table:table-row table:style-name="ro4">
          <table:table-cell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325" office:value-type="string" calcext:value-type="string" table:number-columns-spanned="1" table:number-rows-spanned="3">
            <text:p>Indices</text:p>
            <text:p>(m)</text:p>
          </table:table-cell>
          <table:table-cell/>
          <table:table-cell table:style-name="ce324" office:value-type="string" calcext:value-type="string" table:number-columns-spanned="1" table:number-rows-spanned="2">
            <text:p>Scenario</text:p>
          </table:table-cell>
          <table:table-cell table:style-name="ce324" office:value-type="string" calcext:value-type="string" table:number-columns-spanned="1" table:number-rows-spanned="2">
            <text:p>Goal</text:p>
            <text:p>Doors</text:p>
          </table:table-cell>
          <table:table-cell table:style-name="ce324" office:value-type="string" calcext:value-type="string" table:number-columns-spanned="1" table:number-rows-spanned="2">
            <text:p>Humans</text:p>
          </table:table-cell>
          <table:table-cell table:style-name="ce324" office:value-type="string" calcext:value-type="string" table:number-columns-spanned="1" table:number-rows-spanned="2">
            <text:p>Greedy</text:p>
          </table:table-cell>
          <table:table-cell table:style-name="ce324" office:value-type="string" calcext:value-type="string" table:number-columns-spanned="1" table:number-rows-spanned="2">
            <text:p>Semantic</text:p>
          </table:table-cell>
          <table:table-cell table:style-name="ce324" office:value-type="string" calcext:value-type="string" table:number-columns-spanned="1" table:number-rows-spanned="2">
            <text:p>Indices</text:p>
            <text:p>(m)</text:p>
          </table:table-cell>
          <table:table-cell table:number-columns-repeated="1010"/>
        </table:table-row>
        <table:table-row table:style-name="ro3">
          <table:table-cell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325"/>
          <table:table-cell/>
          <table:covered-table-cell table:number-columns-repeated="2" table:style-name="ce324"/>
          <table:covered-table-cell table:style-name="ce204" office:value-type="percentage" office:value="0" calcext:value-type="percentage">
            <text:p>0,00%</text:p>
          </table:covered-table-cell>
          <table:covered-table-cell table:number-columns-repeated="3" table:style-name="ce324"/>
          <table:table-cell/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5">
          <table:table-cell/>
          <table:covered-table-cell table:style-name="ce325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/>
          <table:table-cell/>
          <table:table-cell table:style-name="ce192" office:value-type="string" calcext:value-type="string" table:number-columns-spanned="1" table:number-rows-spanned="5">
            <text:p>Normal</text:p>
          </table:table-cell>
          <table:table-cell table:style-name="ce192" office:value-type="float" office:value="111" calcext:value-type="float" table:number-columns-spanned="1" table:number-rows-spanned="5">
            <text:p>111</text:p>
          </table:table-cell>
          <table:table-cell table:style-name="ce205" office:value-type="float" office:value="109.06" calcext:value-type="float">
            <text:p>109,06</text:p>
          </table:table-cell>
          <table:table-cell table:style-name="ce205" office:value-type="float" office:value="171.78" calcext:value-type="float">
            <text:p>171,78</text:p>
          </table:table-cell>
          <table:table-cell table:style-name="ce205" office:value-type="float" office:value="60.86" calcext:value-type="float">
            <text:p>60,86</text:p>
          </table:table-cell>
          <table:table-cell table:style-name="ce231" office:value-type="string" calcext:value-type="string">
            <text:p>Median</text:p>
          </table:table-cell>
          <table:table-cell table:number-columns-repeated="1010"/>
        </table:table-row>
        <table:table-row table:style-name="ro5">
          <table:table-cell/>
          <table:table-cell table:style-name="ce326" office:value-type="float" office:value="54" calcext:value-type="float" table:number-columns-spanned="1" table:number-rows-spanned="5">
            <text:p>54</text:p>
          </table:table-cell>
          <table:table-cell table:style-name="ce62" office:value-type="float" office:value="117.279" calcext:value-type="float">
            <text:p>117,28</text:p>
          </table:table-cell>
          <table:table-cell table:style-name="ce62" office:value-type="float" office:value="226.482" calcext:value-type="float">
            <text:p>226,48</text:p>
          </table:table-cell>
          <table:table-cell table:style-name="ce62" office:value-type="float" office:value="199.683" calcext:value-type="float">
            <text:p>199,68</text:p>
          </table:table-cell>
          <table:table-cell table:style-name="ce62" office:value-type="float" office:value="132.749" calcext:value-type="float">
            <text:p>132,75</text:p>
          </table:table-cell>
          <table:table-cell table:style-name="ce134" office:value-type="string" calcext:value-type="string">
            <text:p>Median</text:p>
          </table:table-cell>
          <table:table-cell/>
          <table:covered-table-cell table:number-columns-repeated="2" table:style-name="ce192"/>
          <table:table-cell table:style-name="ce206" office:value-type="float" office:value="103.375" calcext:value-type="float">
            <text:p>103,38</text:p>
          </table:table-cell>
          <table:table-cell table:style-name="ce206" office:value-type="float" office:value="170.69" calcext:value-type="float">
            <text:p>170,69</text:p>
          </table:table-cell>
          <table:table-cell table:style-name="ce206" office:value-type="float" office:value="67.34" calcext:value-type="float">
            <text:p>67,34</text:p>
          </table:table-cell>
          <table:table-cell table:style-name="ce232" office:value-type="string" calcext:value-type="string">
            <text:p>Average</text:p>
          </table:table-cell>
          <table:table-cell/>
          <table:table-cell table:style-name="ce243" table:formula="of:=(121.94*[.P5])/[.N88]" office:value-type="float" office:value="709.365910413031" calcext:value-type="float">
            <text:p>709,37</text:p>
          </table:table-cell>
          <table:table-cell table:style-name="ce244" table:formula="of:=(134.76*[.P5])/[.N88]" office:value-type="float" office:value="783.944153577661" calcext:value-type="float">
            <text:p>783,94</text:p>
          </table:table-cell>
          <table:table-cell table:number-columns-repeated="1007"/>
        </table:table-row>
        <table:table-row table:style-name="ro5">
          <table:table-cell/>
          <table:covered-table-cell table:style-name="ce57"/>
          <table:table-cell table:style-name="ce63" office:value-type="float" office:value="121.9417" calcext:value-type="float">
            <text:p>121,94</text:p>
          </table:table-cell>
          <table:table-cell table:style-name="ce63" office:value-type="float" office:value="226.6628" calcext:value-type="float">
            <text:p>226,66</text:p>
          </table:table-cell>
          <table:table-cell table:style-name="ce63" office:value-type="float" office:value="200.3108" calcext:value-type="float">
            <text:p>200,31</text:p>
          </table:table-cell>
          <table:table-cell table:style-name="ce63" office:value-type="float" office:value="134.7681" calcext:value-type="float">
            <text:p>134,77</text:p>
          </table:table-cell>
          <table:table-cell table:style-name="ce135" office:value-type="string" calcext:value-type="string">
            <text:p>Average</text:p>
          </table:table-cell>
          <table:table-cell/>
          <table:covered-table-cell table:number-columns-repeated="2" table:style-name="ce192"/>
          <table:table-cell table:style-name="ce207" office:value-type="float" office:value="34.000924578932" calcext:value-type="float">
            <text:p>34,00</text:p>
          </table:table-cell>
          <table:table-cell table:style-name="ce207" office:value-type="float" office:value="70.15" calcext:value-type="float">
            <text:p>70,15</text:p>
          </table:table-cell>
          <table:table-cell table:style-name="ce207" office:value-type="float" office:value="16.99" calcext:value-type="float">
            <text:p>16,99</text:p>
          </table:table-cell>
          <table:table-cell table:style-name="ce232" office:value-type="string" calcext:value-type="string">
            <text:p>Std. Dev.</text:p>
          </table:table-cell>
          <table:table-cell/>
          <table:table-cell table:style-name="ce243" table:formula="of:=(132.67*[.P5])/[.N89]" office:value-type="float" office:value="497.450318710161" calcext:value-type="float">
            <text:p>497,45</text:p>
          </table:table-cell>
          <table:table-cell table:style-name="ce244" table:formula="of:=(63.87*[.P5])/[.N89]" office:value-type="float" office:value="239.482564679415" calcext:value-type="float">
            <text:p>239,48</text:p>
          </table:table-cell>
          <table:table-cell table:number-columns-repeated="1007"/>
        </table:table-row>
        <table:table-row table:style-name="ro5">
          <table:table-cell/>
          <table:covered-table-cell table:style-name="ce57"/>
          <table:table-cell table:style-name="ce64" office:value-type="float" office:value="41.593311115691" calcext:value-type="float">
            <text:p>41,59</text:p>
          </table:table-cell>
          <table:table-cell table:style-name="ce64" office:value-type="float" office:value="2.80288759040466" calcext:value-type="float">
            <text:p>2,80</text:p>
          </table:table-cell>
          <table:table-cell table:style-name="ce64" office:value-type="float" office:value="2.22256227509302" calcext:value-type="float">
            <text:p>2,22</text:p>
          </table:table-cell>
          <table:table-cell table:style-name="ce64" office:value-type="float" office:value="30.6419443698775" calcext:value-type="float">
            <text:p>30,64</text:p>
          </table:table-cell>
          <table:table-cell table:style-name="ce136" office:value-type="string" calcext:value-type="string">
            <text:p>Std. Dev.</text:p>
          </table:table-cell>
          <table:table-cell/>
          <table:covered-table-cell table:number-columns-repeated="2" table:style-name="ce192"/>
          <table:table-cell table:style-name="ce208" office:value-type="float" office:value="63.88" calcext:value-type="float">
            <text:p>63,88</text:p>
          </table:table-cell>
          <table:table-cell table:style-name="ce208" office:value-type="float" office:value="65.99" calcext:value-type="float">
            <text:p>65,99</text:p>
          </table:table-cell>
          <table:table-cell table:style-name="ce208" office:value-type="float" office:value="46.73" calcext:value-type="float">
            <text:p>46,73</text:p>
          </table:table-cell>
          <table:table-cell table:style-name="ce232" office:value-type="string" calcext:value-type="string">
            <text:p>Min</text:p>
          </table:table-cell>
          <table:table-cell/>
          <table:table-cell table:style-name="ce243" table:formula="of:=(170.69*[.P5])/[.N90]" office:value-type="float" office:value="456.024579214534" calcext:value-type="float">
            <text:p>456,02</text:p>
          </table:table-cell>
          <table:table-cell table:style-name="ce244" table:formula="of:=(67.34*[.P5])/[.N90]" office:value-type="float" office:value="179.909163772375" calcext:value-type="float">
            <text:p>179,91</text:p>
          </table:table-cell>
          <table:table-cell table:number-columns-repeated="1007"/>
        </table:table-row>
        <table:table-row table:style-name="ro6">
          <table:table-cell/>
          <table:covered-table-cell table:style-name="ce57"/>
          <table:table-cell table:style-name="ce65" office:value-type="float" office:value="82.192" calcext:value-type="float">
            <text:p>82,19</text:p>
          </table:table-cell>
          <table:table-cell table:style-name="ce65" office:value-type="float" office:value="221.418" calcext:value-type="float">
            <text:p>221,42</text:p>
          </table:table-cell>
          <table:table-cell table:style-name="ce65" office:value-type="float" office:value="197.876" calcext:value-type="float">
            <text:p>197,88</text:p>
          </table:table-cell>
          <table:table-cell table:style-name="ce65" office:value-type="float" office:value="100.396" calcext:value-type="float">
            <text:p>100,40</text:p>
          </table:table-cell>
          <table:table-cell table:style-name="ce137" office:value-type="string" calcext:value-type="string">
            <text:p>Min</text:p>
          </table:table-cell>
          <table:table-cell/>
          <table:covered-table-cell table:number-columns-repeated="2" table:style-name="ce192"/>
          <table:table-cell table:style-name="ce209" office:value-type="float" office:value="170.94" calcext:value-type="float">
            <text:p>170,94</text:p>
          </table:table-cell>
          <table:table-cell table:style-name="ce209" office:value-type="float" office:value="275.52" calcext:value-type="float">
            <text:p>275,52</text:p>
          </table:table-cell>
          <table:table-cell table:style-name="ce209" office:value-type="float" office:value="108.38" calcext:value-type="float">
            <text:p>108,38</text:p>
          </table:table-cell>
          <table:table-cell table:style-name="ce233" office:value-type="string" calcext:value-type="string">
            <text:p>Max</text:p>
          </table:table-cell>
          <table:table-cell/>
          <table:table-cell table:style-name="ce243" table:formula="of:=(148.5*[.P5])/[.N91]" office:value-type="float" office:value="447.828709288299" calcext:value-type="float">
            <text:p>447,83</text:p>
          </table:table-cell>
          <table:table-cell table:style-name="ce244" table:formula="of:=(61.86*[.P5])/[.N91]" office:value-type="float" office:value="186.550060313631" calcext:value-type="float">
            <text:p>186,55</text:p>
          </table:table-cell>
          <table:table-cell table:number-columns-repeated="3"/>
          <table:table-cell table:style-name="Default" table:number-columns-repeated="11"/>
          <table:table-cell table:number-columns-repeated="993"/>
        </table:table-row>
        <table:table-row table:style-name="ro5">
          <table:table-cell/>
          <table:covered-table-cell table:style-name="ce57"/>
          <table:table-cell table:style-name="ce66" office:value-type="float" office:value="230.008" calcext:value-type="float">
            <text:p>230,01</text:p>
          </table:table-cell>
          <table:table-cell table:style-name="ce66" office:value-type="float" office:value="231.114" calcext:value-type="float">
            <text:p>231,11</text:p>
          </table:table-cell>
          <table:table-cell table:style-name="ce66" office:value-type="float" office:value="204.128" calcext:value-type="float">
            <text:p>204,13</text:p>
          </table:table-cell>
          <table:table-cell table:style-name="ce66" office:value-type="float" office:value="186.797" calcext:value-type="float">
            <text:p>186,80</text:p>
          </table:table-cell>
          <table:table-cell table:style-name="ce138" office:value-type="string" calcext:value-type="string">
            <text:p>Max</text:p>
          </table:table-cell>
          <table:table-cell/>
          <table:table-cell table:style-name="ce192" office:value-type="string" calcext:value-type="string" table:number-columns-spanned="1" table:number-rows-spanned="5">
            <text:p>Hotel</text:p>
          </table:table-cell>
          <table:table-cell table:style-name="ce192" office:value-type="float" office:value="148" calcext:value-type="float" table:number-columns-spanned="1" table:number-rows-spanned="5">
            <text:p>148</text:p>
          </table:table-cell>
          <table:table-cell table:style-name="ce210" office:value-type="float" office:value="261.166" calcext:value-type="float">
            <text:p>261,17</text:p>
          </table:table-cell>
          <table:table-cell table:style-name="ce210" office:value-type="float" office:value="554.2" calcext:value-type="float">
            <text:p>554,20</text:p>
          </table:table-cell>
          <table:table-cell table:style-name="ce210" office:value-type="float" office:value="151.65" calcext:value-type="float">
            <text:p>151,65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table-cell table:style-name="ce326" office:value-type="float" office:value="55" calcext:value-type="float" table:number-columns-spanned="1" table:number-rows-spanned="5">
            <text:p>55</text:p>
          </table:table-cell>
          <table:table-cell table:style-name="ce67" office:value-type="float" office:value="132.0865" calcext:value-type="float">
            <text:p>132,09</text:p>
          </table:table-cell>
          <table:table-cell table:style-name="ce67" office:value-type="float" office:value="72.44" calcext:value-type="float">
            <text:p>72,44</text:p>
          </table:table-cell>
          <table:table-cell table:style-name="ce67" office:value-type="float" office:value="64.199" calcext:value-type="float">
            <text:p>64,20</text:p>
          </table:table-cell>
          <table:table-cell table:style-name="ce67" office:value-type="float" office:value="114.9585" calcext:value-type="float">
            <text:p>114,96</text:p>
          </table:table-cell>
          <table:table-cell table:style-name="ce134" office:value-type="string" calcext:value-type="string">
            <text:p>Median</text:p>
          </table:table-cell>
          <table:table-cell/>
          <table:covered-table-cell table:number-columns-repeated="2" table:style-name="ce58"/>
          <table:table-cell table:style-name="ce211" office:value-type="float" office:value="299.3042" calcext:value-type="float">
            <text:p>299,30</text:p>
          </table:table-cell>
          <table:table-cell table:style-name="ce211" office:value-type="float" office:value="525.3" calcext:value-type="float">
            <text:p>525,30</text:p>
          </table:table-cell>
          <table:table-cell table:style-name="ce211" office:value-type="float" office:value="151.64" calcext:value-type="float">
            <text:p>151,64</text:p>
          </table:table-cell>
          <table:table-cell table:style-name="ce234" office:value-type="string" calcext:value-type="string">
            <text:p>Average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covered-table-cell table:style-name="Default"/>
          <table:table-cell table:style-name="ce68" office:value-type="float" office:value="132.6792" calcext:value-type="float">
            <text:p>132,68</text:p>
          </table:table-cell>
          <table:table-cell table:style-name="ce68" office:value-type="float" office:value="72.6107" calcext:value-type="float">
            <text:p>72,61</text:p>
          </table:table-cell>
          <table:table-cell table:style-name="ce68" office:value-type="float" office:value="63.8794" calcext:value-type="float">
            <text:p>63,88</text:p>
          </table:table-cell>
          <table:table-cell table:style-name="ce68" office:value-type="float" office:value="136.4695" calcext:value-type="float">
            <text:p>136,47</text:p>
          </table:table-cell>
          <table:table-cell table:style-name="ce139" office:value-type="string" calcext:value-type="string">
            <text:p>Average</text:p>
          </table:table-cell>
          <table:table-cell/>
          <table:covered-table-cell table:number-columns-repeated="2" table:style-name="ce58"/>
          <table:table-cell table:style-name="ce212" office:value-type="float" office:value="136.097908118302" calcext:value-type="float">
            <text:p>136,10</text:p>
          </table:table-cell>
          <table:table-cell table:style-name="ce212" office:value-type="float" office:value="167.12" calcext:value-type="float">
            <text:p>167,12</text:p>
          </table:table-cell>
          <table:table-cell table:style-name="ce212" office:value-type="float" office:value="0.75" calcext:value-type="float">
            <text:p>0,75</text:p>
          </table:table-cell>
          <table:table-cell table:style-name="ce235" office:value-type="string" calcext:value-type="string">
            <text:p>Std. Dev.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covered-table-cell table:style-name="Default"/>
          <table:table-cell table:style-name="ce69" office:value-type="float" office:value="46.7083093197679" calcext:value-type="float">
            <text:p>46,71</text:p>
          </table:table-cell>
          <table:table-cell table:style-name="ce69" office:value-type="float" office:value="0.283462343178068" calcext:value-type="float">
            <text:p>0,28</text:p>
          </table:table-cell>
          <table:table-cell table:style-name="ce69" office:value-type="float" office:value="1.05747416044081" calcext:value-type="float">
            <text:p>1,06</text:p>
          </table:table-cell>
          <table:table-cell table:style-name="ce69" office:value-type="float" office:value="36.0275974042431" calcext:value-type="float">
            <text:p>36,03</text:p>
          </table:table-cell>
          <table:table-cell table:style-name="ce140" office:value-type="string" calcext:value-type="string">
            <text:p>Std. Dev.</text:p>
          </table:table-cell>
          <table:table-cell/>
          <table:covered-table-cell table:number-columns-repeated="2" table:style-name="ce58"/>
          <table:table-cell table:style-name="ce213" office:value-type="float" office:value="75.23" calcext:value-type="float">
            <text:p>75,23</text:p>
          </table:table-cell>
          <table:table-cell table:style-name="ce213" office:value-type="float" office:value="114.65" calcext:value-type="float">
            <text:p>114,65</text:p>
          </table:table-cell>
          <table:table-cell table:style-name="ce213" office:value-type="float" office:value="149.97" calcext:value-type="float">
            <text:p>149,97</text:p>
          </table:table-cell>
          <table:table-cell table:style-name="ce236" office:value-type="string" calcext:value-type="string">
            <text:p>Min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7">
          <table:table-cell/>
          <table:covered-table-cell table:style-name="Default"/>
          <table:table-cell table:style-name="ce70" office:value-type="float" office:value="74.447" calcext:value-type="float">
            <text:p>74,45</text:p>
          </table:table-cell>
          <table:table-cell table:style-name="ce70" office:value-type="float" office:value="72.34" calcext:value-type="float">
            <text:p>72,34</text:p>
          </table:table-cell>
          <table:table-cell table:style-name="ce70" office:value-type="float" office:value="60.894" calcext:value-type="float">
            <text:p>60,89</text:p>
          </table:table-cell>
          <table:table-cell table:style-name="ce70" office:value-type="float" office:value="113.424" calcext:value-type="float">
            <text:p>113,42</text:p>
          </table:table-cell>
          <table:table-cell table:style-name="ce141" office:value-type="string" calcext:value-type="string">
            <text:p>Min</text:p>
          </table:table-cell>
          <table:table-cell/>
          <table:covered-table-cell table:number-columns-repeated="2" table:style-name="ce58"/>
          <table:table-cell table:style-name="ce214" office:value-type="float" office:value="531.96" calcext:value-type="float">
            <text:p>531,96</text:p>
          </table:table-cell>
          <table:table-cell table:style-name="ce214" office:value-type="float" office:value="671.81" calcext:value-type="float">
            <text:p>671,81</text:p>
          </table:table-cell>
          <table:table-cell table:style-name="ce214" office:value-type="float" office:value="153.01" calcext:value-type="float">
            <text:p>153,01</text:p>
          </table:table-cell>
          <table:table-cell table:style-name="ce237" office:value-type="string" calcext:value-type="string">
            <text:p>Max</text:p>
          </table:table-cell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5">
          <table:table-cell/>
          <table:covered-table-cell table:style-name="Default"/>
          <table:table-cell table:style-name="ce71" office:value-type="float" office:value="243.169" calcext:value-type="float">
            <text:p>243,17</text:p>
          </table:table-cell>
          <table:table-cell table:style-name="ce71" office:value-type="float" office:value="73.183" calcext:value-type="float">
            <text:p>73,18</text:p>
          </table:table-cell>
          <table:table-cell table:style-name="ce71" office:value-type="float" office:value="64.444" calcext:value-type="float">
            <text:p>64,44</text:p>
          </table:table-cell>
          <table:table-cell table:style-name="ce71" office:value-type="float" office:value="225.747" calcext:value-type="float">
            <text:p>225,75</text:p>
          </table:table-cell>
          <table:table-cell table:style-name="ce142" office:value-type="string" calcext:value-type="string">
            <text:p>Max</text:p>
          </table:table-cell>
          <table:table-cell/>
          <table:table-cell table:style-name="Default" table:number-columns-repeated="6"/>
          <table:table-cell/>
          <table:table-cell table:style-name="ce243" table:number-columns-repeated="2"/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5">
          <table:table-cell/>
          <table:table-cell table:style-name="ce326" office:value-type="float" office:value="111" calcext:value-type="float" table:number-columns-spanned="1" table:number-rows-spanned="5">
            <text:p>111</text:p>
          </table:table-cell>
          <table:table-cell table:style-name="ce72" office:value-type="float" office:value="171.781" calcext:value-type="float">
            <text:p>171,78</text:p>
          </table:table-cell>
          <table:table-cell table:style-name="ce72" office:value-type="float" office:value="236.7825" calcext:value-type="float">
            <text:p>236,78</text:p>
          </table:table-cell>
          <table:table-cell table:style-name="ce72" office:value-type="float" office:value="137.851" calcext:value-type="float">
            <text:p>137,85</text:p>
          </table:table-cell>
          <table:table-cell table:style-name="ce72" office:value-type="float" office:value="60.8585" calcext:value-type="float">
            <text:p>60,86</text:p>
          </table:table-cell>
          <table:table-cell table:style-name="ce143" office:value-type="string" calcext:value-type="string">
            <text:p>Median</text:p>
          </table:table-cell>
          <table:table-cell table:style-name="Default" table:number-columns-repeated="7"/>
          <table:table-cell/>
          <table:table-cell table:style-name="ce244" table:formula="of:=(98.87*[.P5])/[.N98]" office:value-type="float" office:value="1292.41830065359" calcext:value-type="float">
            <text:p>1292,42</text:p>
          </table:table-cell>
          <table:table-cell table:style-name="ce244" table:formula="of:=(24.98*[.P5])/[.N98]" office:value-type="float" office:value="326.535947712418" calcext:value-type="float">
            <text:p>326,54</text:p>
          </table:table-cell>
          <table:table-cell table:number-columns-repeated="2"/>
          <table:table-cell table:style-name="Default" table:number-columns-repeated="13"/>
          <table:table-cell table:number-columns-repeated="992"/>
        </table:table-row>
        <table:table-row table:style-name="ro5">
          <table:table-cell/>
          <table:covered-table-cell table:style-name="Default"/>
          <table:table-cell table:style-name="ce73" office:value-type="float" office:value="170.6942" calcext:value-type="float">
            <text:p>170,69</text:p>
          </table:table-cell>
          <table:table-cell table:style-name="ce73" office:value-type="float" office:value="243.3729" calcext:value-type="float">
            <text:p>243,37</text:p>
          </table:table-cell>
          <table:table-cell table:style-name="ce73" office:value-type="float" office:value="135.0157" calcext:value-type="float">
            <text:p>135,02</text:p>
          </table:table-cell>
          <table:table-cell table:style-name="ce73" office:value-type="float" office:value="67.3406" calcext:value-type="float">
            <text:p>67,34</text:p>
          </table:table-cell>
          <table:table-cell table:style-name="ce144" office:value-type="string" calcext:value-type="string">
            <text:p>Average</text:p>
          </table:table-cell>
          <table:table-cell table:style-name="Default" table:number-columns-repeated="7"/>
          <table:table-cell/>
          <table:table-cell table:style-name="ce243" table:formula="of:=(154.28*[.P5])/[.N99]" office:value-type="float" office:value="965.456821026283" calcext:value-type="float">
            <text:p>965,46</text:p>
          </table:table-cell>
          <table:table-cell table:style-name="ce244" table:formula="of:=(46.28*[.P5])/[.N99]" office:value-type="float" office:value="289.612015018773" calcext:value-type="float">
            <text:p>289,61</text:p>
          </table:table-cell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4" office:value-type="float" office:value="70.1486239206127" calcext:value-type="float">
            <text:p>70,15</text:p>
          </table:table-cell>
          <table:table-cell table:style-name="ce74" office:value-type="float" office:value="71.523112644251" calcext:value-type="float">
            <text:p>71,52</text:p>
          </table:table-cell>
          <table:table-cell table:style-name="ce74" office:value-type="float" office:value="4.38552672751835" calcext:value-type="float">
            <text:p>4,39</text:p>
          </table:table-cell>
          <table:table-cell table:style-name="ce74" office:value-type="float" office:value="16.9851081257802" calcext:value-type="float">
            <text:p>16,99</text:p>
          </table:table-cell>
          <table:table-cell table:style-name="ce145" office:value-type="string" calcext:value-type="string">
            <text:p>Std. Dev.</text:p>
          </table:table-cell>
          <table:table-cell table:style-name="Default" table:number-columns-repeated="7"/>
          <table:table-cell/>
          <table:table-cell table:style-name="ce244" table:formula="of:=(200.16*[.P5])/[.N100]" office:value-type="float" office:value="492.156380624539" calcext:value-type="float">
            <text:p>492,16</text:p>
          </table:table-cell>
          <table:table-cell table:style-name="ce244" table:formula="of:=(205.44*[.P5])/[.N100]" office:value-type="float" office:value="505.138923039095" calcext:value-type="float">
            <text:p>505,14</text:p>
          </table:table-cell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5" office:value-type="float" office:value="65.985" calcext:value-type="float">
            <text:p>65,99</text:p>
          </table:table-cell>
          <table:table-cell table:style-name="ce75" office:value-type="float" office:value="136.81" calcext:value-type="float">
            <text:p>136,81</text:p>
          </table:table-cell>
          <table:table-cell table:style-name="ce75" office:value-type="float" office:value="128.218" calcext:value-type="float">
            <text:p>128,22</text:p>
          </table:table-cell>
          <table:table-cell table:style-name="ce75" office:value-type="float" office:value="46.729" calcext:value-type="float">
            <text:p>46,73</text:p>
          </table:table-cell>
          <table:table-cell table:style-name="ce146" office:value-type="string" calcext:value-type="string">
            <text:p>Min</text:p>
          </table:table-cell>
          <table:table-cell table:style-name="Default" table:number-columns-repeated="7"/>
          <table:table-cell/>
          <table:table-cell table:style-name="ce244" table:formula="of:=(165.73*[.P5])/[.N101]" office:value-type="float" office:value="672.332657200811" calcext:value-type="float">
            <text:p>672,33</text:p>
          </table:table-cell>
          <table:table-cell table:style-name="ce244" table:formula="of:=(137.05*[.P5])/[.N101]" office:value-type="float" office:value="555.983772819473" calcext:value-type="float">
            <text:p>555,98</text:p>
          </table:table-cell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6" office:value-type="float" office:value="275.519" calcext:value-type="float">
            <text:p>275,52</text:p>
          </table:table-cell>
          <table:table-cell table:style-name="ce76" office:value-type="float" office:value="383.456" calcext:value-type="float">
            <text:p>383,46</text:p>
          </table:table-cell>
          <table:table-cell table:style-name="ce76" office:value-type="float" office:value="138.745" calcext:value-type="float">
            <text:p>138,75</text:p>
          </table:table-cell>
          <table:table-cell table:style-name="ce76" office:value-type="float" office:value="108.384" calcext:value-type="float">
            <text:p>108,38</text:p>
          </table:table-cell>
          <table:table-cell table:style-name="ce147" office:value-type="string" calcext:value-type="string">
            <text:p>Max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table-cell table:style-name="ce326" office:value-type="float" office:value="124" calcext:value-type="float" table:number-columns-spanned="1" table:number-rows-spanned="5">
            <text:p>124</text:p>
          </table:table-cell>
          <table:table-cell table:style-name="ce77" office:value-type="float" office:value="196.3115" calcext:value-type="float">
            <text:p>196,31</text:p>
          </table:table-cell>
          <table:table-cell table:style-name="ce77" office:value-type="float" office:value="61.8765" calcext:value-type="float">
            <text:p>61,88</text:p>
          </table:table-cell>
          <table:table-cell table:style-name="ce77" office:value-type="float" office:value="59.7485" calcext:value-type="float">
            <text:p>59,75</text:p>
          </table:table-cell>
          <table:table-cell table:style-name="ce77" office:value-type="float" office:value="67.861" calcext:value-type="float">
            <text:p>67,86</text:p>
          </table:table-cell>
          <table:table-cell table:style-name="ce134" office:value-type="string" calcext:value-type="string">
            <text:p>Median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8" office:value-type="float" office:value="148.5031" calcext:value-type="float">
            <text:p>148,50</text:p>
          </table:table-cell>
          <table:table-cell table:style-name="ce78" office:value-type="float" office:value="61.8648" calcext:value-type="float">
            <text:p>61,86</text:p>
          </table:table-cell>
          <table:table-cell table:style-name="ce78" office:value-type="float" office:value="63.3071" calcext:value-type="float">
            <text:p>63,31</text:p>
          </table:table-cell>
          <table:table-cell table:style-name="ce78" office:value-type="float" office:value="67.0467" calcext:value-type="float">
            <text:p>67,05</text:p>
          </table:table-cell>
          <table:table-cell table:style-name="ce148" office:value-type="string" calcext:value-type="string">
            <text:p>Average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79" office:value-type="float" office:value="70.088277354665" calcext:value-type="float">
            <text:p>70,09</text:p>
          </table:table-cell>
          <table:table-cell table:style-name="ce79" office:value-type="float" office:value="0.104219639863767" calcext:value-type="float">
            <text:p>0,10</text:p>
          </table:table-cell>
          <table:table-cell table:style-name="ce79" office:value-type="float" office:value="11.2423971687536" calcext:value-type="float">
            <text:p>11,24</text:p>
          </table:table-cell>
          <table:table-cell table:style-name="ce79" office:value-type="float" office:value="17.0839232811956" calcext:value-type="float">
            <text:p>17,08</text:p>
          </table:table-cell>
          <table:table-cell table:style-name="ce149" office:value-type="string" calcext:value-type="string">
            <text:p>Std. Dev.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80" office:value-type="float" office:value="49.56" calcext:value-type="float">
            <text:p>49,56</text:p>
          </table:table-cell>
          <table:table-cell table:style-name="ce80" office:value-type="float" office:value="61.679" calcext:value-type="float">
            <text:p>61,68</text:p>
          </table:table-cell>
          <table:table-cell table:style-name="ce80" office:value-type="float" office:value="59.637" calcext:value-type="float">
            <text:p>59,64</text:p>
          </table:table-cell>
          <table:table-cell table:style-name="ce80" office:value-type="float" office:value="49.58" calcext:value-type="float">
            <text:p>49,58</text:p>
          </table:table-cell>
          <table:table-cell table:style-name="ce150" office:value-type="string" calcext:value-type="string">
            <text:p>Min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5">
          <table:table-cell/>
          <table:covered-table-cell table:style-name="Default"/>
          <table:table-cell table:style-name="ce81" office:value-type="float" office:value="200.355" calcext:value-type="float">
            <text:p>200,36</text:p>
          </table:table-cell>
          <table:table-cell table:style-name="ce81" office:value-type="float" office:value="62.011" calcext:value-type="float">
            <text:p>62,01</text:p>
          </table:table-cell>
          <table:table-cell table:style-name="ce81" office:value-type="float" office:value="95.303" calcext:value-type="float">
            <text:p>95,30</text:p>
          </table:table-cell>
          <table:table-cell table:style-name="ce81" office:value-type="float" office:value="86.164" calcext:value-type="float">
            <text:p>86,16</text:p>
          </table:table-cell>
          <table:table-cell table:style-name="ce151" office:value-type="string" calcext:value-type="string">
            <text:p>Max</text:p>
          </table:table-cell>
          <table:table-cell table:style-name="Default" table:number-columns-repeated="7"/>
          <table:table-cell/>
          <table:table-cell table:style-name="ce243" table:number-columns-repeated="2"/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ce244" table:formula="of:=(314.9*[.P5])/[.N108]" office:value-type="float" office:value="498.575047498417" calcext:value-type="float">
            <text:p>498,58</text:p>
          </table:table-cell>
          <table:table-cell table:style-name="ce244" table:formula="of:=(125.41*[.P5])/[.N108]" office:value-type="float" office:value="198.559214692844" calcext:value-type="float">
            <text:p>198,56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82"/>
          <table:table-cell table:style-name="ce131"/>
          <table:table-cell table:style-name="ce132"/>
          <table:table-cell table:style-name="ce133"/>
          <table:table-cell table:number-columns-repeated="2"/>
          <table:table-cell table:style-name="Default" table:number-columns-repeated="6"/>
          <table:table-cell/>
          <table:table-cell table:style-name="ce243" table:formula="of:=(433.75*[.P5])/[.N109]" office:value-type="float" office:value="598.193352641015" calcext:value-type="float">
            <text:p>598,19</text:p>
          </table:table-cell>
          <table:table-cell table:style-name="ce244" table:formula="of:=(282.87*[.P5])/[.N109]" office:value-type="float" office:value="390.11170872983" calcext:value-type="float">
            <text:p>390,11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ce244" table:formula="of:=(525.3*[.P5])/[.N110]" office:value-type="float" office:value="692.916501780768" calcext:value-type="float">
            <text:p>692,92</text:p>
          </table:table-cell>
          <table:table-cell table:style-name="ce244" table:formula="of:=(151.64*[.P5])/[.N110]" office:value-type="float" office:value="200.026381743833" calcext:value-type="float">
            <text:p>200,03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/>
          <table:table-cell table:style-name="ce243" table:formula="of:=(167.09*[.P5])/[.N111]" office:value-type="float" office:value="318.115183246073" calcext:value-type="float">
            <text:p>318,12</text:p>
          </table:table-cell>
          <table:table-cell table:style-name="ce244" table:formula="of:=(102.94*[.P5])/[.N111]" office:value-type="float" office:value="195.982865302237" calcext:value-type="float">
            <text:p>195,98</text:p>
          </table:table-cell>
          <table:table-cell table:number-columns-repeated="1007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152" office:value-type="string" calcext:value-type="string" table:number-columns-spanned="1" table:number-rows-spanned="3">
            <text:p><text:span text:style-name="T2">Indices</text:span></text:p>
            <text:p><text:span text:style-name="T2">(m)</text:span>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325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325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table-cell table:style-name="ce326" office:value-type="float" office:value="54" calcext:value-type="float" table:number-columns-spanned="1" table:number-rows-spanned="5">
            <text:p>54</text:p>
          </table:table-cell>
          <table:table-cell table:style-name="ce83" office:value-type="float" office:value="82.03185" calcext:value-type="float">
            <text:p>82,03</text:p>
          </table:table-cell>
          <table:table-cell table:style-name="ce83" office:value-type="float" office:value="29.971" calcext:value-type="float">
            <text:p>29,97</text:p>
          </table:table-cell>
          <table:table-cell table:style-name="ce83" office:value-type="float" office:value="25.2195" calcext:value-type="float">
            <text:p>25,22</text:p>
          </table:table-cell>
          <table:table-cell table:style-name="ce83" office:value-type="float" office:value="131.568" calcext:value-type="float">
            <text:p>131,57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4" office:value-type="float" office:value="98.87538" calcext:value-type="float">
            <text:p>98,88</text:p>
          </table:table-cell>
          <table:table-cell table:style-name="ce84" office:value-type="float" office:value="29.6781" calcext:value-type="float">
            <text:p>29,68</text:p>
          </table:table-cell>
          <table:table-cell table:style-name="ce84" office:value-type="float" office:value="24.9827" calcext:value-type="float">
            <text:p>24,98</text:p>
          </table:table-cell>
          <table:table-cell table:style-name="ce84" office:value-type="float" office:value="135.1802" calcext:value-type="float">
            <text:p>135,18</text:p>
          </table:table-cell>
          <table:table-cell table:style-name="ce153" office:value-type="string" calcext:value-type="string">
            <text:p>Average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5" office:value-type="float" office:value="41.515090019649" calcext:value-type="float">
            <text:p>41,52</text:p>
          </table:table-cell>
          <table:table-cell table:style-name="ce85" office:value-type="float" office:value="0.888633088888022" calcext:value-type="float">
            <text:p>0,89</text:p>
          </table:table-cell>
          <table:table-cell table:style-name="ce85" office:value-type="float" office:value="0.900365857736608" calcext:value-type="float">
            <text:p>0,90</text:p>
          </table:table-cell>
          <table:table-cell table:style-name="ce85" office:value-type="float" office:value="15.1291205942565" calcext:value-type="float">
            <text:p>15,13</text:p>
          </table:table-cell>
          <table:table-cell table:style-name="ce154" office:value-type="string" calcext:value-type="string">
            <text:p>Std. Dev.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6" office:value-type="float" office:value="72.605" calcext:value-type="float">
            <text:p>72,61</text:p>
          </table:table-cell>
          <table:table-cell table:style-name="ce86" office:value-type="float" office:value="27.156" calcext:value-type="float">
            <text:p>27,16</text:p>
          </table:table-cell>
          <table:table-cell table:style-name="ce86" office:value-type="float" office:value="22.435" calcext:value-type="float">
            <text:p>22,44</text:p>
          </table:table-cell>
          <table:table-cell table:style-name="ce86" office:value-type="float" office:value="118.571" calcext:value-type="float">
            <text:p>118,57</text:p>
          </table:table-cell>
          <table:table-cell table:style-name="ce155" office:value-type="string" calcext:value-type="string">
            <text:p>Min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covered-table-cell table:style-name="ce57"/>
          <table:table-cell table:style-name="ce87" office:value-type="float" office:value="207.196" calcext:value-type="float">
            <text:p>207,20</text:p>
          </table:table-cell>
          <table:table-cell table:style-name="ce87" office:value-type="float" office:value="30.026" calcext:value-type="float">
            <text:p>30,03</text:p>
          </table:table-cell>
          <table:table-cell table:style-name="ce87" office:value-type="float" office:value="25.402" calcext:value-type="float">
            <text:p>25,40</text:p>
          </table:table-cell>
          <table:table-cell table:style-name="ce87" office:value-type="float" office:value="166.398" calcext:value-type="float">
            <text:p>166,40</text:p>
          </table:table-cell>
          <table:table-cell table:style-name="ce156" office:value-type="string" calcext:value-type="string">
            <text:p>Max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/>
          <table:table-cell table:style-name="ce326" office:value-type="float" office:value="55" calcext:value-type="float" table:number-columns-spanned="1" table:number-rows-spanned="5">
            <text:p>55</text:p>
          </table:table-cell>
          <table:table-cell table:style-name="ce88" office:value-type="float" office:value="152.668" calcext:value-type="float">
            <text:p>152,67</text:p>
          </table:table-cell>
          <table:table-cell table:style-name="ce88" office:value-type="float" office:value="69.2615" calcext:value-type="float">
            <text:p>69,26</text:p>
          </table:table-cell>
          <table:table-cell table:style-name="ce88" office:value-type="float" office:value="41.349" calcext:value-type="float">
            <text:p>41,35</text:p>
          </table:table-cell>
          <table:table-cell table:style-name="ce88" office:value-type="float" office:value="128.476" calcext:value-type="float">
            <text:p>128,48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7">
          <table:table-cell/>
          <table:covered-table-cell table:style-name="ce58"/>
          <table:table-cell table:style-name="ce89" office:value-type="float" office:value="154.2877" calcext:value-type="float">
            <text:p>154,29</text:p>
          </table:table-cell>
          <table:table-cell table:style-name="ce89" office:value-type="float" office:value="62.3433" calcext:value-type="float">
            <text:p>62,34</text:p>
          </table:table-cell>
          <table:table-cell table:style-name="ce89" office:value-type="float" office:value="46.2843" calcext:value-type="float">
            <text:p>46,28</text:p>
          </table:table-cell>
          <table:table-cell table:style-name="ce89" office:value-type="float" office:value="109.7995" calcext:value-type="float">
            <text:p>109,80</text:p>
          </table:table-cell>
          <table:table-cell table:style-name="ce157" office:value-type="string" calcext:value-type="string">
            <text:p>Average</text:p>
          </table:table-cell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03"/>
        </table:table-row>
        <table:table-row table:style-name="ro7">
          <table:table-cell/>
          <table:covered-table-cell table:style-name="ce58"/>
          <table:table-cell table:style-name="ce90" office:value-type="float" office:value="54.7782626677773" calcext:value-type="float">
            <text:p>54,78</text:p>
          </table:table-cell>
          <table:table-cell table:style-name="ce90" office:value-type="float" office:value="10.3818879470183" calcext:value-type="float">
            <text:p>10,38</text:p>
          </table:table-cell>
          <table:table-cell table:style-name="ce90" office:value-type="float" office:value="8.12516071704294" calcext:value-type="float">
            <text:p>8,13</text:p>
          </table:table-cell>
          <table:table-cell table:style-name="ce90" office:value-type="float" office:value="41.567654819182" calcext:value-type="float">
            <text:p>41,57</text:p>
          </table:table-cell>
          <table:table-cell table:style-name="ce158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91" office:value-type="float" office:value="63.599" calcext:value-type="float">
            <text:p>63,60</text:p>
          </table:table-cell>
          <table:table-cell table:style-name="ce91" office:value-type="float" office:value="49.44" calcext:value-type="float">
            <text:p>49,44</text:p>
          </table:table-cell>
          <table:table-cell table:style-name="ce91" office:value-type="float" office:value="41.106" calcext:value-type="float">
            <text:p>41,11</text:p>
          </table:table-cell>
          <table:table-cell table:style-name="ce91" office:value-type="float" office:value="34.996" calcext:value-type="float">
            <text:p>35,00</text:p>
          </table:table-cell>
          <table:table-cell table:style-name="ce159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92" office:value-type="float" office:value="232.536" calcext:value-type="float">
            <text:p>232,54</text:p>
          </table:table-cell>
          <table:table-cell table:style-name="ce92" office:value-type="float" office:value="71.308" calcext:value-type="float">
            <text:p>71,31</text:p>
          </table:table-cell>
          <table:table-cell table:style-name="ce92" office:value-type="float" office:value="61.34" calcext:value-type="float">
            <text:p>61,34</text:p>
          </table:table-cell>
          <table:table-cell table:style-name="ce92" office:value-type="float" office:value="138.674" calcext:value-type="float">
            <text:p>138,67</text:p>
          </table:table-cell>
          <table:table-cell table:style-name="ce160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6" office:value-type="float" office:value="111" calcext:value-type="float" table:number-columns-spanned="1" table:number-rows-spanned="5">
            <text:p>111</text:p>
          </table:table-cell>
          <table:table-cell table:style-name="ce93" office:value-type="float" office:value="273.64" calcext:value-type="float">
            <text:p>273,64</text:p>
          </table:table-cell>
          <table:table-cell table:style-name="ce93" office:value-type="float" office:value="250.0745" calcext:value-type="float">
            <text:p>250,07</text:p>
          </table:table-cell>
          <table:table-cell table:style-name="ce93" office:value-type="float" office:value="219.969" calcext:value-type="float">
            <text:p>219,97</text:p>
          </table:table-cell>
          <table:table-cell table:style-name="ce93" office:value-type="float" office:value="214.023" calcext:value-type="float">
            <text:p>214,02</text:p>
          </table:table-cell>
          <table:table-cell table:style-name="ce161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4" office:value-type="float" office:value="200.1617" calcext:value-type="float">
            <text:p>200,16</text:p>
          </table:table-cell>
          <table:table-cell table:style-name="ce94" office:value-type="float" office:value="230.2662" calcext:value-type="float">
            <text:p>230,27</text:p>
          </table:table-cell>
          <table:table-cell table:style-name="ce94" office:value-type="float" office:value="205.4459" calcext:value-type="float">
            <text:p>205,45</text:p>
          </table:table-cell>
          <table:table-cell table:style-name="ce94" office:value-type="float" office:value="209.9627" calcext:value-type="float">
            <text:p>209,96</text:p>
          </table:table-cell>
          <table:table-cell table:style-name="ce162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5" office:value-type="float" office:value="102.567980067476" calcext:value-type="float">
            <text:p>102,57</text:p>
          </table:table-cell>
          <table:table-cell table:style-name="ce95" office:value-type="float" office:value="54.6336403078624" calcext:value-type="float">
            <text:p>54,63</text:p>
          </table:table-cell>
          <table:table-cell table:style-name="ce95" office:value-type="float" office:value="45.3838978431044" calcext:value-type="float">
            <text:p>45,38</text:p>
          </table:table-cell>
          <table:table-cell table:style-name="ce95" office:value-type="float" office:value="14.6476776775175" calcext:value-type="float">
            <text:p>14,65</text:p>
          </table:table-cell>
          <table:table-cell table:style-name="ce163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6" office:value-type="float" office:value="61.855" calcext:value-type="float">
            <text:p>61,86</text:p>
          </table:table-cell>
          <table:table-cell table:style-name="ce96" office:value-type="float" office:value="153.583" calcext:value-type="float">
            <text:p>153,58</text:p>
          </table:table-cell>
          <table:table-cell table:style-name="ce96" office:value-type="float" office:value="124.08" calcext:value-type="float">
            <text:p>124,08</text:p>
          </table:table-cell>
          <table:table-cell table:style-name="ce96" office:value-type="float" office:value="188.421" calcext:value-type="float">
            <text:p>188,42</text:p>
          </table:table-cell>
          <table:table-cell table:style-name="ce164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97" office:value-type="float" office:value="278.565" calcext:value-type="float">
            <text:p>278,57</text:p>
          </table:table-cell>
          <table:table-cell table:style-name="ce97" office:value-type="float" office:value="292.276" calcext:value-type="float">
            <text:p>292,28</text:p>
          </table:table-cell>
          <table:table-cell table:style-name="ce97" office:value-type="float" office:value="267.788" calcext:value-type="float">
            <text:p>267,79</text:p>
          </table:table-cell>
          <table:table-cell table:style-name="ce97" office:value-type="float" office:value="231.981" calcext:value-type="float">
            <text:p>231,98</text:p>
          </table:table-cell>
          <table:table-cell table:style-name="ce165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6" office:value-type="float" office:value="124" calcext:value-type="float" table:number-columns-spanned="1" table:number-rows-spanned="5">
            <text:p>124</text:p>
          </table:table-cell>
          <table:table-cell table:style-name="ce98" office:value-type="float" office:value="205.26" calcext:value-type="float">
            <text:p>205,26</text:p>
          </table:table-cell>
          <table:table-cell table:style-name="ce98" office:value-type="float" office:value="177.1555" calcext:value-type="float">
            <text:p>177,16</text:p>
          </table:table-cell>
          <table:table-cell table:style-name="ce98" office:value-type="float" office:value="160.489" calcext:value-type="float">
            <text:p>160,49</text:p>
          </table:table-cell>
          <table:table-cell table:style-name="ce98" office:value-type="float" office:value="173.342" calcext:value-type="float">
            <text:p>173,34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99" office:value-type="float" office:value="165.7302" calcext:value-type="float">
            <text:p>165,73</text:p>
          </table:table-cell>
          <table:table-cell table:style-name="ce99" office:value-type="float" office:value="145.5918" calcext:value-type="float">
            <text:p>145,59</text:p>
          </table:table-cell>
          <table:table-cell table:style-name="ce99" office:value-type="float" office:value="137.0506" calcext:value-type="float">
            <text:p>137,05</text:p>
          </table:table-cell>
          <table:table-cell table:style-name="ce99" office:value-type="float" office:value="156.2032" calcext:value-type="float">
            <text:p>156,20</text:p>
          </table:table-cell>
          <table:table-cell table:style-name="ce166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00" office:value-type="float" office:value="82.6458986907396" calcext:value-type="float">
            <text:p>82,65</text:p>
          </table:table-cell>
          <table:table-cell table:style-name="ce100" office:value-type="float" office:value="42.7265539261008" calcext:value-type="float">
            <text:p>42,73</text:p>
          </table:table-cell>
          <table:table-cell table:style-name="ce100" office:value-type="float" office:value="38.6875822087082" calcext:value-type="float">
            <text:p>38,69</text:p>
          </table:table-cell>
          <table:table-cell table:style-name="ce100" office:value-type="float" office:value="60.2530822499748" calcext:value-type="float">
            <text:p>60,25</text:p>
          </table:table-cell>
          <table:table-cell table:style-name="ce167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01" office:value-type="float" office:value="58.148" calcext:value-type="float">
            <text:p>58,15</text:p>
          </table:table-cell>
          <table:table-cell table:style-name="ce101" office:value-type="float" office:value="92.986" calcext:value-type="float">
            <text:p>92,99</text:p>
          </table:table-cell>
          <table:table-cell table:style-name="ce101" office:value-type="float" office:value="80.528" calcext:value-type="float">
            <text:p>80,53</text:p>
          </table:table-cell>
          <table:table-cell table:style-name="ce101" office:value-type="float" office:value="35.587" calcext:value-type="float">
            <text:p>35,59</text:p>
          </table:table-cell>
          <table:table-cell table:style-name="ce168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02" office:value-type="float" office:value="291.364" calcext:value-type="float">
            <text:p>291,36</text:p>
          </table:table-cell>
          <table:table-cell table:style-name="ce102" office:value-type="float" office:value="181.824" calcext:value-type="float">
            <text:p>181,82</text:p>
          </table:table-cell>
          <table:table-cell table:style-name="ce102" office:value-type="float" office:value="162.295" calcext:value-type="float">
            <text:p>162,30</text:p>
          </table:table-cell>
          <table:table-cell table:style-name="ce102" office:value-type="float" office:value="200.521" calcext:value-type="float">
            <text:p>200,52</text:p>
          </table:table-cell>
          <table:table-cell table:style-name="ce169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1" table:number-rows-repeated="3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6" table:number-rows-spanned="1">
            <text:p>HOTEL MAP</text:p>
          </table:table-cell>
          <table:covered-table-cell table:number-columns-repeated="5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152" office:value-type="string" calcext:value-type="string" table:number-columns-spanned="1" table:number-rows-spanned="3">
            <text:p><text:span text:style-name="T2">Indices</text:span></text:p>
            <text:p><text:span text:style-name="T2">(m)</text:span>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3">
          <table:table-cell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325"/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325"/>
          <table:table-cell table:style-name="ce103" office:value-type="percentage" office:value="0" calcext:value-type="percentage">
            <text:p>0,00%</text:p>
          </table:table-cell>
          <table:table-cell table:style-name="ce103" office:value-type="percentage" office:value="0.8" calcext:value-type="percentage">
            <text:p>80,00%</text:p>
          </table:table-cell>
          <table:table-cell table:style-name="ce103" office:value-type="percentage" office:value="0.9" calcext:value-type="percentage">
            <text:p>90,00%</text:p>
          </table:table-cell>
          <table:table-cell table:style-name="ce103" office:value-type="percentage" office:value="1" calcext:value-type="percentage">
            <text:p>100,00%</text:p>
          </table:table-cell>
          <table:covered-table-cell/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6" office:value-type="float" office:value="76" calcext:value-type="float" table:number-columns-spanned="1" table:number-rows-spanned="5">
            <text:p>76</text:p>
          </table:table-cell>
          <table:table-cell table:style-name="ce104" office:value-type="float" office:value="341.486" calcext:value-type="float">
            <text:p>341,49</text:p>
          </table:table-cell>
          <table:table-cell table:style-name="ce104" office:value-type="float" office:value="190.9475" calcext:value-type="float">
            <text:p>190,95</text:p>
          </table:table-cell>
          <table:table-cell table:style-name="ce104" office:value-type="float" office:value="168.681" calcext:value-type="float">
            <text:p>168,68</text:p>
          </table:table-cell>
          <table:table-cell table:style-name="ce104" office:value-type="float" office:value="114.335" calcext:value-type="float">
            <text:p>114,34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5" office:value-type="float" office:value="314.9031" calcext:value-type="float">
            <text:p>314,90</text:p>
          </table:table-cell>
          <table:table-cell table:style-name="ce105" office:value-type="float" office:value="184.3625" calcext:value-type="float">
            <text:p>184,36</text:p>
          </table:table-cell>
          <table:table-cell table:style-name="ce105" office:value-type="float" office:value="172.1746" calcext:value-type="float">
            <text:p>172,17</text:p>
          </table:table-cell>
          <table:table-cell table:style-name="ce105" office:value-type="float" office:value="125.4088" calcext:value-type="float">
            <text:p>125,41</text:p>
          </table:table-cell>
          <table:table-cell table:style-name="ce170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6" office:value-type="float" office:value="131.741996560154" calcext:value-type="float">
            <text:p>131,74</text:p>
          </table:table-cell>
          <table:table-cell table:style-name="ce106" office:value-type="float" office:value="21.7997406164487" calcext:value-type="float">
            <text:p>21,80</text:p>
          </table:table-cell>
          <table:table-cell table:style-name="ce106" office:value-type="float" office:value="11.105042030037" calcext:value-type="float">
            <text:p>11,11</text:p>
          </table:table-cell>
          <table:table-cell table:style-name="ce106" office:value-type="float" office:value="25.9616342526172" calcext:value-type="float">
            <text:p>25,96</text:p>
          </table:table-cell>
          <table:table-cell table:style-name="ce171" office:value-type="string" calcext:value-type="string">
            <text:p>Std. Dev.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7" office:value-type="float" office:value="143.971" calcext:value-type="float">
            <text:p>143,97</text:p>
          </table:table-cell>
          <table:table-cell table:style-name="ce107" office:value-type="float" office:value="123.074" calcext:value-type="float">
            <text:p>123,07</text:p>
          </table:table-cell>
          <table:table-cell table:style-name="ce107" office:value-type="float" office:value="167.93" calcext:value-type="float">
            <text:p>167,93</text:p>
          </table:table-cell>
          <table:table-cell table:style-name="ce107" office:value-type="float" office:value="96.47" calcext:value-type="float">
            <text:p>96,47</text:p>
          </table:table-cell>
          <table:table-cell table:style-name="ce172" office:value-type="string" calcext:value-type="string">
            <text:p>Mi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covered-table-cell table:style-name="ce57"/>
          <table:table-cell table:style-name="ce108" office:value-type="float" office:value="491.687" calcext:value-type="float">
            <text:p>491,69</text:p>
          </table:table-cell>
          <table:table-cell table:style-name="ce108" office:value-type="float" office:value="199.525" calcext:value-type="float">
            <text:p>199,53</text:p>
          </table:table-cell>
          <table:table-cell table:style-name="ce108" office:value-type="float" office:value="203.735" calcext:value-type="float">
            <text:p>203,74</text:p>
          </table:table-cell>
          <table:table-cell table:style-name="ce108" office:value-type="float" office:value="171.908" calcext:value-type="float">
            <text:p>171,91</text:p>
          </table:table-cell>
          <table:table-cell table:style-name="ce173" office:value-type="string" calcext:value-type="string">
            <text:p>Max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5">
          <table:table-cell/>
          <table:table-cell table:style-name="ce326" office:value-type="float" office:value="135" calcext:value-type="float" table:number-columns-spanned="1" table:number-rows-spanned="5">
            <text:p>135</text:p>
          </table:table-cell>
          <table:table-cell table:style-name="ce109" office:value-type="float" office:value="552.439" calcext:value-type="float">
            <text:p>552,44</text:p>
          </table:table-cell>
          <table:table-cell table:style-name="ce109" office:value-type="float" office:value="285.566" calcext:value-type="float">
            <text:p>285,57</text:p>
          </table:table-cell>
          <table:table-cell table:style-name="ce109" office:value-type="float" office:value="283.219" calcext:value-type="float">
            <text:p>283,22</text:p>
          </table:table-cell>
          <table:table-cell table:style-name="ce109" office:value-type="float" office:value="318.2365" calcext:value-type="float">
            <text:p>318,24</text:p>
          </table:table-cell>
          <table:table-cell table:style-name="ce134" office:value-type="string" calcext:value-type="string">
            <text:p>Median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10" office:value-type="float" office:value="433.7467" calcext:value-type="float">
            <text:p>433,75</text:p>
          </table:table-cell>
          <table:table-cell table:style-name="ce110" office:value-type="float" office:value="282.8678" calcext:value-type="float">
            <text:p>282,87</text:p>
          </table:table-cell>
          <table:table-cell table:style-name="ce110" office:value-type="float" office:value="304.2817" calcext:value-type="float">
            <text:p>304,28</text:p>
          </table:table-cell>
          <table:table-cell table:style-name="ce110" office:value-type="float" office:value="326.518" calcext:value-type="float">
            <text:p>326,52</text:p>
          </table:table-cell>
          <table:table-cell table:style-name="ce174" office:value-type="string" calcext:value-type="string">
            <text:p>Average</text:p>
          </table:table-cell>
          <table:table-cell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covered-table-cell table:style-name="ce58"/>
          <table:table-cell table:style-name="ce111" office:value-type="float" office:value="194.927098373868" calcext:value-type="float">
            <text:p>194,93</text:p>
          </table:table-cell>
          <table:table-cell table:style-name="ce111" office:value-type="float" office:value="9.1753257017576" calcext:value-type="float">
            <text:p>9,18</text:p>
          </table:table-cell>
          <table:table-cell table:style-name="ce111" office:value-type="float" office:value="39.9212327466364" calcext:value-type="float">
            <text:p>39,92</text:p>
          </table:table-cell>
          <table:table-cell table:style-name="ce111" office:value-type="float" office:value="27.0082061521226" calcext:value-type="float">
            <text:p>27,01</text:p>
          </table:table-cell>
          <table:table-cell table:style-name="ce175" office:value-type="string" calcext:value-type="string">
            <text:p>Std. Dev.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12" office:value-type="float" office:value="93.165" calcext:value-type="float">
            <text:p>93,17</text:p>
          </table:table-cell>
          <table:table-cell table:style-name="ce112" office:value-type="float" office:value="256.948" calcext:value-type="float">
            <text:p>256,95</text:p>
          </table:table-cell>
          <table:table-cell table:style-name="ce112" office:value-type="float" office:value="280.694" calcext:value-type="float">
            <text:p>280,69</text:p>
          </table:table-cell>
          <table:table-cell table:style-name="ce112" office:value-type="float" office:value="292.304" calcext:value-type="float">
            <text:p>292,30</text:p>
          </table:table-cell>
          <table:table-cell table:style-name="ce176" office:value-type="string" calcext:value-type="string">
            <text:p>Min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13" office:value-type="float" office:value="555.113" calcext:value-type="float">
            <text:p>555,11</text:p>
          </table:table-cell>
          <table:table-cell table:style-name="ce113" office:value-type="float" office:value="287.148" calcext:value-type="float">
            <text:p>287,15</text:p>
          </table:table-cell>
          <table:table-cell table:style-name="ce113" office:value-type="float" office:value="380.323" calcext:value-type="float">
            <text:p>380,32</text:p>
          </table:table-cell>
          <table:table-cell table:style-name="ce113" office:value-type="float" office:value="374.254" calcext:value-type="float">
            <text:p>374,25</text:p>
          </table:table-cell>
          <table:table-cell table:style-name="ce177" office:value-type="string" calcext:value-type="string">
            <text:p>Max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326" office:value-type="float" office:value="148" calcext:value-type="float" table:number-columns-spanned="1" table:number-rows-spanned="5">
            <text:p>148</text:p>
          </table:table-cell>
          <table:table-cell table:style-name="ce114" office:value-type="float" office:value="554.202" calcext:value-type="float">
            <text:p>554,20</text:p>
          </table:table-cell>
          <table:table-cell table:style-name="ce114" office:value-type="float" office:value="151.652" calcext:value-type="float">
            <text:p>151,65</text:p>
          </table:table-cell>
          <table:table-cell table:style-name="ce114" office:value-type="float" office:value="368.555" calcext:value-type="float">
            <text:p>368,56</text:p>
          </table:table-cell>
          <table:table-cell table:style-name="ce114" office:value-type="float" office:value="405.21" calcext:value-type="float">
            <text:p>405,21</text:p>
          </table:table-cell>
          <table:table-cell table:style-name="ce178" office:value-type="string" calcext:value-type="string">
            <text:p>Median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5" office:value-type="float" office:value="525.2971" calcext:value-type="float">
            <text:p>525,30</text:p>
          </table:table-cell>
          <table:table-cell table:style-name="ce115" office:value-type="float" office:value="151.6368" calcext:value-type="float">
            <text:p>151,64</text:p>
          </table:table-cell>
          <table:table-cell table:style-name="ce115" office:value-type="float" office:value="369.4405" calcext:value-type="float">
            <text:p>369,44</text:p>
          </table:table-cell>
          <table:table-cell table:style-name="ce115" office:value-type="float" office:value="395.5692" calcext:value-type="float">
            <text:p>395,57</text:p>
          </table:table-cell>
          <table:table-cell table:style-name="ce179" office:value-type="string" calcext:value-type="string">
            <text:p>Average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6" office:value-type="float" office:value="167.116852860805" calcext:value-type="float">
            <text:p>167,12</text:p>
          </table:table-cell>
          <table:table-cell table:style-name="ce116" office:value-type="float" office:value="0.751236136865987" calcext:value-type="float">
            <text:p>0,75</text:p>
          </table:table-cell>
          <table:table-cell table:style-name="ce116" office:value-type="float" office:value="1.72059145192706" calcext:value-type="float">
            <text:p>1,72</text:p>
          </table:table-cell>
          <table:table-cell table:style-name="ce116" office:value-type="float" office:value="30.3410111887451" calcext:value-type="float">
            <text:p>30,34</text:p>
          </table:table-cell>
          <table:table-cell table:style-name="ce180" office:value-type="string" calcext:value-type="string">
            <text:p>Std. Dev.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7" office:value-type="float" office:value="114.654" calcext:value-type="float">
            <text:p>114,65</text:p>
          </table:table-cell>
          <table:table-cell table:style-name="ce117" office:value-type="float" office:value="149.967" calcext:value-type="float">
            <text:p>149,97</text:p>
          </table:table-cell>
          <table:table-cell table:style-name="ce117" office:value-type="float" office:value="368.092" calcext:value-type="float">
            <text:p>368,09</text:p>
          </table:table-cell>
          <table:table-cell table:style-name="ce117" office:value-type="float" office:value="327.398" calcext:value-type="float">
            <text:p>327,40</text:p>
          </table:table-cell>
          <table:table-cell table:style-name="ce181" office:value-type="string" calcext:value-type="string">
            <text:p>Min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covered-table-cell table:style-name="ce57"/>
          <table:table-cell table:style-name="ce118" office:value-type="float" office:value="671.807" calcext:value-type="float">
            <text:p>671,81</text:p>
          </table:table-cell>
          <table:table-cell table:style-name="ce118" office:value-type="float" office:value="153.008" calcext:value-type="float">
            <text:p>153,01</text:p>
          </table:table-cell>
          <table:table-cell table:style-name="ce118" office:value-type="float" office:value="372.595" calcext:value-type="float">
            <text:p>372,60</text:p>
          </table:table-cell>
          <table:table-cell table:style-name="ce118" office:value-type="float" office:value="434.301" calcext:value-type="float">
            <text:p>434,30</text:p>
          </table:table-cell>
          <table:table-cell table:style-name="ce182" office:value-type="string" calcext:value-type="string">
            <text:p>Max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5">
          <table:table-cell/>
          <table:table-cell table:style-name="ce326" office:value-type="float" office:value="185" calcext:value-type="float" table:number-columns-spanned="1" table:number-rows-spanned="5">
            <text:p>185</text:p>
          </table:table-cell>
          <table:table-cell table:style-name="ce119" office:value-type="float" office:value="132.181" calcext:value-type="float">
            <text:p>132,18</text:p>
          </table:table-cell>
          <table:table-cell table:style-name="ce119" office:value-type="float" office:value="130.839" calcext:value-type="float">
            <text:p>130,84</text:p>
          </table:table-cell>
          <table:table-cell table:style-name="ce119" office:value-type="float" office:value="130.944" calcext:value-type="float">
            <text:p>130,94</text:p>
          </table:table-cell>
          <table:table-cell table:style-name="ce119" office:value-type="float" office:value="92.0115" calcext:value-type="float">
            <text:p>92,01</text:p>
          </table:table-cell>
          <table:table-cell table:style-name="ce134" office:value-type="string" calcext:value-type="string">
            <text:p>Median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0" office:value-type="float" office:value="167.0862" calcext:value-type="float">
            <text:p>167,09</text:p>
          </table:table-cell>
          <table:table-cell table:style-name="ce120" office:value-type="float" office:value="130.8686" calcext:value-type="float">
            <text:p>130,87</text:p>
          </table:table-cell>
          <table:table-cell table:style-name="ce120" office:value-type="float" office:value="130.9986" calcext:value-type="float">
            <text:p>131,00</text:p>
          </table:table-cell>
          <table:table-cell table:style-name="ce120" office:value-type="float" office:value="102.9442" calcext:value-type="float">
            <text:p>102,94</text:p>
          </table:table-cell>
          <table:table-cell table:style-name="ce183" office:value-type="string" calcext:value-type="string">
            <text:p>Average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1" office:value-type="float" office:value="166.770184056983" calcext:value-type="float">
            <text:p>166,77</text:p>
          </table:table-cell>
          <table:table-cell table:style-name="ce121" office:value-type="float" office:value="0.215755623075944" calcext:value-type="float">
            <text:p>0,22</text:p>
          </table:table-cell>
          <table:table-cell table:style-name="ce121" office:value-type="float" office:value="0.293279616293624" calcext:value-type="float">
            <text:p>0,29</text:p>
          </table:table-cell>
          <table:table-cell table:style-name="ce121" office:value-type="float" office:value="57.3308056938947" calcext:value-type="float">
            <text:p>57,33</text:p>
          </table:table-cell>
          <table:table-cell table:style-name="ce184" office:value-type="string" calcext:value-type="string">
            <text:p>Std. Dev.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2" office:value-type="float" office:value="51.789" calcext:value-type="float">
            <text:p>51,79</text:p>
          </table:table-cell>
          <table:table-cell table:style-name="ce122" office:value-type="float" office:value="130.57" calcext:value-type="float">
            <text:p>130,57</text:p>
          </table:table-cell>
          <table:table-cell table:style-name="ce122" office:value-type="float" office:value="130.713" calcext:value-type="float">
            <text:p>130,71</text:p>
          </table:table-cell>
          <table:table-cell table:style-name="ce122" office:value-type="float" office:value="51.72" calcext:value-type="float">
            <text:p>51,72</text:p>
          </table:table-cell>
          <table:table-cell table:style-name="ce185" office:value-type="string" calcext:value-type="string">
            <text:p>Min</text:p>
          </table:table-cell>
          <table:table-cell table:number-columns-repeated="1017"/>
        </table:table-row>
        <table:table-row table:style-name="ro7">
          <table:table-cell/>
          <table:covered-table-cell table:style-name="ce58"/>
          <table:table-cell table:style-name="ce123" office:value-type="float" office:value="552.681" calcext:value-type="float">
            <text:p>552,68</text:p>
          </table:table-cell>
          <table:table-cell table:style-name="ce123" office:value-type="float" office:value="131.22" calcext:value-type="float">
            <text:p>131,22</text:p>
          </table:table-cell>
          <table:table-cell table:style-name="ce123" office:value-type="float" office:value="131.553" calcext:value-type="float">
            <text:p>131,55</text:p>
          </table:table-cell>
          <table:table-cell table:style-name="ce123" office:value-type="float" office:value="193.823" calcext:value-type="float">
            <text:p>193,82</text:p>
          </table:table-cell>
          <table:table-cell table:style-name="ce186" office:value-type="string" calcext:value-type="string">
            <text:p>Max</text:p>
          </table:table-cell>
          <table:table-cell table:number-columns-repeated="8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10"/>
          <table:table-cell table:style-name="ce215" office:value-type="string" calcext:value-type="string" table:number-columns-spanned="2" table:number-rows-spanned="1">
            <text:p>PAR_IMPAR</text:p>
          </table:table-cell>
          <table:covered-table-cell/>
          <table:table-cell table:number-columns-repeated="3"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15"/>
          <table:table-cell table:style-name="Default" table:number-columns-repeated="6"/>
          <table:table-cell table:number-columns-repeated="1003"/>
        </table:table-row>
        <table:table-row table:style-name="ro5">
          <table:table-cell table:number-columns-repeated="8"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325" office:value-type="string" calcext:value-type="string" table:number-columns-spanned="1" table:number-rows-spanned="3">
            <text:p>Shortest </text:p>
            <text:p>Path (m)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3">
          <table:table-cell table:number-columns-repeated="8"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238"/>
          <table:table-cell/>
          <table:table-cell table:style-name="Default" table:number-columns-repeated="6"/>
          <table:table-cell table:number-columns-repeated="1003"/>
        </table:table-row>
        <table:table-row table:style-name="ro5">
          <table:table-cell table:number-columns-repeated="8"/>
          <table:covered-table-cell table:style-name="ce325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6" office:value-type="float" office:value="54" calcext:value-type="float">
            <text:p>54</text:p>
          </table:table-cell>
          <table:table-cell table:style-name="ce193" office:value-type="string" calcext:value-type="string">
            <text:p>121.94 <text:span text:style-name="T3">± 41.59</text:span></text:p>
          </table:table-cell>
          <table:table-cell table:style-name="ce216" office:value-type="string" calcext:value-type="string">
            <text:p>226.66 <text:span text:style-name="T3">± 2.8</text:span></text:p>
          </table:table-cell>
          <table:table-cell table:style-name="ce193" office:value-type="string" calcext:value-type="string">
            <text:p>200.31 <text:span text:style-name="T3">± 2.22</text:span></text:p>
          </table:table-cell>
          <table:table-cell table:style-name="ce193" office:value-type="string" calcext:value-type="string">
            <text:p>134.77 <text:span text:style-name="T3">± 30.64</text:span></text:p>
          </table:table-cell>
          <table:table-cell table:style-name="ce193" office:value-type="float" office:value="17.19" calcext:value-type="float">
            <text:p>17,19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6" office:value-type="float" office:value="55" calcext:value-type="float">
            <text:p>55</text:p>
          </table:table-cell>
          <table:table-cell table:style-name="ce194" office:value-type="string" calcext:value-type="string">
            <text:p>132.68 <text:span text:style-name="T3">± 46.71</text:span></text:p>
          </table:table-cell>
          <table:table-cell table:style-name="ce217" office:value-type="string" calcext:value-type="string">
            <text:p>72.61 <text:span text:style-name="T3">± 0.28</text:span></text:p>
          </table:table-cell>
          <table:table-cell table:style-name="ce223" office:value-type="string" calcext:value-type="string">
            <text:p>63.88 <text:span text:style-name="T3">± 1.06</text:span></text:p>
          </table:table-cell>
          <table:table-cell table:style-name="ce227" office:value-type="string" calcext:value-type="string">
            <text:p>136.47 <text:span text:style-name="T3">± 36.03</text:span></text:p>
          </table:table-cell>
          <table:table-cell table:style-name="ce239" office:value-type="float" office:value="26.67" calcext:value-type="float">
            <text:p>26,67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6" office:value-type="float" office:value="111" calcext:value-type="float">
            <text:p>111</text:p>
          </table:table-cell>
          <table:table-cell table:style-name="ce195" office:value-type="string" calcext:value-type="string">
            <text:p>170.69 <text:span text:style-name="T3">± 70.15</text:span></text:p>
          </table:table-cell>
          <table:table-cell table:style-name="ce218" office:value-type="string" calcext:value-type="string">
            <text:p>243.37 <text:span text:style-name="T3">± 71.52</text:span></text:p>
          </table:table-cell>
          <table:table-cell table:style-name="ce224" office:value-type="string" calcext:value-type="string">
            <text:p>135.02 <text:span text:style-name="T3">± 4.39</text:span></text:p>
          </table:table-cell>
          <table:table-cell table:style-name="ce228" office:value-type="string" calcext:value-type="string">
            <text:p>67.34 <text:span text:style-name="T3">± 16.99</text:span></text:p>
          </table:table-cell>
          <table:table-cell table:style-name="ce240" office:value-type="float" office:value="37.43" calcext:value-type="float">
            <text:p>37,43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8">
          <table:table-cell table:number-columns-repeated="8"/>
          <table:table-cell table:style-name="ce326" office:value-type="float" office:value="124" calcext:value-type="float">
            <text:p>124</text:p>
          </table:table-cell>
          <table:table-cell table:style-name="ce196" office:value-type="string" calcext:value-type="string">
            <text:p>148.5 <text:span text:style-name="T3">± 70.09</text:span></text:p>
          </table:table-cell>
          <table:table-cell table:style-name="ce219" office:value-type="string" calcext:value-type="string">
            <text:p>61.86 <text:span text:style-name="T3">± 0.1</text:span></text:p>
          </table:table-cell>
          <table:table-cell table:style-name="ce225" office:value-type="string" calcext:value-type="string">
            <text:p>63.31 <text:span text:style-name="T3">± 11.24</text:span></text:p>
          </table:table-cell>
          <table:table-cell table:style-name="ce229" office:value-type="string" calcext:value-type="string">
            <text:p>67.05 <text:span text:style-name="T3">± 17.08</text:span></text:p>
          </table:table-cell>
          <table:table-cell table:style-name="ce241" office:value-type="float" office:value="33.16" calcext:value-type="float">
            <text:p>33,16</text:p>
          </table:table-cell>
          <table:table-cell/>
          <table:table-cell table:style-name="Default" table:number-columns-repeated="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215" office:value-type="string" calcext:value-type="string" table:number-columns-spanned="2" table:number-rows-spanned="1">
            <text:p>PAR_IMPAR_INVERSE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 table:style-name="ce220"/>
          <table:table-cell table:style-name="ce325" office:value-type="string" calcext:value-type="string" table:number-columns-spanned="1" table:number-rows-spanned="3">
            <text:p>Shortest </text:p>
            <text:p>Path (m)</text:p>
          </table:table-cell>
          <table:table-cell table:number-columns-repeated="1010"/>
        </table:table-row>
        <table:table-row table:style-name="ro3">
          <table:table-cell table:number-columns-repeated="8"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324" office:value-type="string" calcext:value-type="string" table:number-columns-spanned="3" table:number-rows-spanned="1">
            <text:p>Semantic</text:p>
          </table:table-cell>
          <table:covered-table-cell table:number-columns-repeated="2" table:style-name="ce220"/>
          <table:covered-table-cell table:style-name="ce238" office:value-type="string" calcext:value-type="string">
            <text:p>Optimal</text:p>
          </table:covered-table-cell>
          <table:table-cell table:number-columns-repeated="1010"/>
        </table:table-row>
        <table:table-row table:style-name="ro5">
          <table:table-cell table:number-columns-repeated="8"/>
          <table:covered-table-cell table:style-name="ce325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54" calcext:value-type="float">
            <text:p>54</text:p>
          </table:table-cell>
          <table:table-cell table:style-name="ce197" office:value-type="string" calcext:value-type="string">
            <text:p>98.88 <text:span text:style-name="T3">± 41.52</text:span></text:p>
          </table:table-cell>
          <table:table-cell table:style-name="ce221" office:value-type="string" calcext:value-type="string">
            <text:p>29.68 <text:span text:style-name="T3">± 0.89</text:span></text:p>
          </table:table-cell>
          <table:table-cell table:style-name="ce197" office:value-type="string" calcext:value-type="string">
            <text:p>24.98 <text:span text:style-name="T3">± 0.9</text:span></text:p>
          </table:table-cell>
          <table:table-cell table:style-name="ce197" office:value-type="string" calcext:value-type="string">
            <text:p>135.18 <text:span text:style-name="T3">± 15.13</text:span></text:p>
          </table:table-cell>
          <table:table-cell table:style-name="ce197" office:value-type="float" office:value="7.65" calcext:value-type="float">
            <text:p>7,65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55" calcext:value-type="float">
            <text:p>55</text:p>
          </table:table-cell>
          <table:table-cell table:style-name="ce197" office:value-type="string" calcext:value-type="string">
            <text:p>154.29 <text:span text:style-name="T3">± 54.78</text:span></text:p>
          </table:table-cell>
          <table:table-cell table:style-name="ce197" office:value-type="string" calcext:value-type="string">
            <text:p>62.34 <text:span text:style-name="T3">± 10.38</text:span></text:p>
          </table:table-cell>
          <table:table-cell table:style-name="ce197" office:value-type="string" calcext:value-type="string">
            <text:p>46.28 <text:span text:style-name="T3">± 8.13</text:span></text:p>
          </table:table-cell>
          <table:table-cell table:style-name="ce197" office:value-type="string" calcext:value-type="string">
            <text:p>109.8 <text:span text:style-name="T3">± 41.57</text:span></text:p>
          </table:table-cell>
          <table:table-cell table:style-name="ce197" office:value-type="float" office:value="15.98" calcext:value-type="float">
            <text:p>15,98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111" calcext:value-type="float">
            <text:p>111</text:p>
          </table:table-cell>
          <table:table-cell table:style-name="ce198" office:value-type="string" calcext:value-type="string">
            <text:p>200.16 <text:span text:style-name="T3">± 102.57</text:span></text:p>
          </table:table-cell>
          <table:table-cell table:style-name="ce198" office:value-type="string" calcext:value-type="string">
            <text:p>230.27 <text:span text:style-name="T3">± 54.63</text:span></text:p>
          </table:table-cell>
          <table:table-cell table:style-name="ce198" office:value-type="string" calcext:value-type="string">
            <text:p>205.45 <text:span text:style-name="T3">± 45.38</text:span></text:p>
          </table:table-cell>
          <table:table-cell table:style-name="ce198" office:value-type="string" calcext:value-type="string">
            <text:p>209.96 <text:span text:style-name="T3">± 14.65</text:span></text:p>
          </table:table-cell>
          <table:table-cell table:style-name="ce197" office:value-type="float" office:value="40.67" calcext:value-type="float">
            <text:p>40,67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124" calcext:value-type="float">
            <text:p>124</text:p>
          </table:table-cell>
          <table:table-cell table:style-name="ce199" office:value-type="string" calcext:value-type="string">
            <text:p>165.73 <text:span text:style-name="T3">± 82.65</text:span></text:p>
          </table:table-cell>
          <table:table-cell table:style-name="ce222" office:value-type="string" calcext:value-type="string">
            <text:p>145.59 <text:span text:style-name="T3">± 42.73</text:span></text:p>
          </table:table-cell>
          <table:table-cell table:style-name="ce226" office:value-type="string" calcext:value-type="string">
            <text:p>137.05 <text:span text:style-name="T3">± 38.69</text:span></text:p>
          </table:table-cell>
          <table:table-cell table:style-name="ce230" office:value-type="string" calcext:value-type="string">
            <text:p>156.2 <text:span text:style-name="T3">± 60.25</text:span></text:p>
          </table:table-cell>
          <table:table-cell table:style-name="ce197" office:value-type="float" office:value="24.65" calcext:value-type="float">
            <text:p>24,6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00" table:number-columns-repeated="5"/>
          <table:table-cell table:number-columns-repeated="1010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HOTEL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8"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325" office:value-type="string" calcext:value-type="string" table:number-columns-spanned="1" table:number-rows-spanned="3">
            <text:p>Shortest </text:p>
            <text:p>Path (m)</text:p>
          </table:table-cell>
          <table:table-cell table:number-columns-repeated="1010"/>
        </table:table-row>
        <table:table-row table:style-name="ro3">
          <table:table-cell table:number-columns-repeated="8"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238"/>
          <table:table-cell table:number-columns-repeated="1010"/>
        </table:table-row>
        <table:table-row table:style-name="ro5">
          <table:table-cell table:number-columns-repeated="8"/>
          <table:covered-table-cell table:style-name="ce325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76" calcext:value-type="float">
            <text:p>76</text:p>
          </table:table-cell>
          <table:table-cell table:style-name="ce197" office:value-type="string" calcext:value-type="string">
            <text:p>314.90 <text:span text:style-name="T3">± 131.74</text:span></text:p>
          </table:table-cell>
          <table:table-cell table:style-name="ce197" office:value-type="string" calcext:value-type="string">
            <text:p>184.36 <text:span text:style-name="T3">± 21.80</text:span></text:p>
          </table:table-cell>
          <table:table-cell table:style-name="ce197" office:value-type="string" calcext:value-type="string">
            <text:p>172.17 <text:span text:style-name="T3">± 11.11</text:span></text:p>
          </table:table-cell>
          <table:table-cell table:style-name="ce197" office:value-type="string" calcext:value-type="string">
            <text:p>125.41 <text:span text:style-name="T3">± 25.96</text:span></text:p>
          </table:table-cell>
          <table:table-cell table:style-name="ce197" table:formula="of:=(62.6+63.66+63.22)/3" office:value-type="float" office:value="63.16" calcext:value-type="float">
            <text:p>63,16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135" calcext:value-type="float">
            <text:p>135</text:p>
          </table:table-cell>
          <table:table-cell table:style-name="ce197" office:value-type="string" calcext:value-type="string">
            <text:p>433.75 <text:span text:style-name="T3">± 194.93</text:span></text:p>
          </table:table-cell>
          <table:table-cell table:style-name="ce197" office:value-type="string" calcext:value-type="string">
            <text:p>282.87 <text:span text:style-name="T3">± 9.18</text:span></text:p>
          </table:table-cell>
          <table:table-cell table:style-name="ce197" office:value-type="string" calcext:value-type="string">
            <text:p>304.28 <text:span text:style-name="T3">± 39.92</text:span></text:p>
          </table:table-cell>
          <table:table-cell table:style-name="ce197" office:value-type="string" calcext:value-type="string">
            <text:p>326.52 <text:span text:style-name="T3">± 27.01</text:span></text:p>
          </table:table-cell>
          <table:table-cell table:style-name="ce197" table:formula="of:= (72.46+72.56)/2" office:value-type="float" office:value="72.51" calcext:value-type="float">
            <text:p>72,51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148" calcext:value-type="float">
            <text:p>148</text:p>
          </table:table-cell>
          <table:table-cell table:style-name="ce197" office:value-type="string" calcext:value-type="string">
            <text:p>525.30 <text:span text:style-name="T3">± 167.12</text:span></text:p>
          </table:table-cell>
          <table:table-cell table:style-name="ce197" office:value-type="string" calcext:value-type="string">
            <text:p>151.64 <text:span text:style-name="T3">± 0.75</text:span></text:p>
          </table:table-cell>
          <table:table-cell table:style-name="ce197" office:value-type="string" calcext:value-type="string">
            <text:p>369.44 <text:span text:style-name="T3">± 1.72</text:span></text:p>
          </table:table-cell>
          <table:table-cell table:style-name="ce197" office:value-type="string" calcext:value-type="string">
            <text:p>395.57 <text:span text:style-name="T3">± 30.34</text:span></text:p>
          </table:table-cell>
          <table:table-cell table:style-name="ce197" table:formula="of:=(75.65 + 75.81 + 75.97)/3" office:value-type="float" office:value="75.81" calcext:value-type="float">
            <text:p>75,81</text:p>
          </table:table-cell>
          <table:table-cell table:number-columns-repeated="1010"/>
        </table:table-row>
        <table:table-row table:style-name="ro8">
          <table:table-cell table:number-columns-repeated="8"/>
          <table:table-cell table:style-name="ce326" office:value-type="float" office:value="185" calcext:value-type="float">
            <text:p>185</text:p>
          </table:table-cell>
          <table:table-cell table:style-name="ce197" office:value-type="string" calcext:value-type="string">
            <text:p>167.09 <text:span text:style-name="T3">± 166.77</text:span></text:p>
          </table:table-cell>
          <table:table-cell table:style-name="ce197" office:value-type="string" calcext:value-type="string">
            <text:p>130.87 <text:span text:style-name="T3">± 0.22</text:span></text:p>
          </table:table-cell>
          <table:table-cell table:style-name="ce197" office:value-type="string" calcext:value-type="string">
            <text:p>131.00 <text:span text:style-name="T3">± 0.29</text:span></text:p>
          </table:table-cell>
          <table:table-cell table:style-name="ce197" office:value-type="string" calcext:value-type="string">
            <text:p>102.94 <text:span text:style-name="T3">± 57.33</text:span></text:p>
          </table:table-cell>
          <table:table-cell table:style-name="ce197" table:formula="of:=(52.38 + 52.67)/2" office:value-type="float" office:value="52.525" calcext:value-type="float">
            <text:p>52,53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3">
          <table:table-cell table:number-columns-repeated="8"/>
          <table:table-cell table:style-name="Default" table:number-columns-repeated="6"/>
          <table:table-cell/>
          <table:table-cell table:style-name="ce330" office:value-type="string" calcext:value-type="string" table:number-columns-spanned="1" table:number-rows-spanned="2">
            <text:p>Scenario</text:p>
          </table:table-cell>
          <table:table-cell table:style-name="ce330" office:value-type="string" calcext:value-type="string" table:number-columns-spanned="1" table:number-rows-spanned="2">
            <text:p>Exploration</text:p>
            <text:p>Approach</text:p>
          </table:table-cell>
          <table:table-cell table:style-name="ce324" office:value-type="string" calcext:value-type="string" table:number-columns-spanned="4" table:number-rows-spanned="1">
            <text:p>Goal Doors</text:p>
          </table:table-cell>
          <table:covered-table-cell table:number-columns-repeated="3" table:style-name="ce220"/>
          <table:table-cell table:number-columns-repeated="1003"/>
        </table:table-row>
        <table:table-row table:style-name="ro5">
          <table:table-cell table:number-columns-repeated="8"/>
          <table:table-cell table:style-name="Default" table:number-columns-repeated="3"/>
          <table:table-cell table:style-name="Default" office:value-type="string" calcext:value-type="string">
            <text:p>KTH</text:p>
          </table:table-cell>
          <table:table-cell table:style-name="Default" table:number-columns-repeated="2"/>
          <table:table-cell/>
          <table:covered-table-cell table:number-columns-repeated="2" table:style-name="ce330"/>
          <table:table-cell table:style-name="ce245" office:value-type="float" office:value="54" calcext:value-type="float">
            <text:p>54</text:p>
          </table:table-cell>
          <table:table-cell table:style-name="ce245" office:value-type="float" office:value="55" calcext:value-type="float">
            <text:p>55</text:p>
          </table:table-cell>
          <table:table-cell table:style-name="ce245" office:value-type="float" office:value="111" calcext:value-type="float">
            <text:p>111</text:p>
          </table:table-cell>
          <table:table-cell table:style-name="ce245" office:value-type="float" office:value="124" calcext:value-type="float">
            <text:p>124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Default" table:number-columns-repeated="6"/>
          <table:table-cell/>
          <table:table-cell table:style-name="ce551" office:value-type="string" calcext:value-type="string" table:number-columns-spanned="1" table:number-rows-spanned="2">
            <text:p>Normal</text:p>
          </table:table-cell>
          <table:table-cell table:style-name="ce245" office:value-type="string" calcext:value-type="string">
            <text:p>Greedy</text:p>
          </table:table-cell>
          <table:table-cell table:style-name="ce248" office:value-type="percentage" office:value="7.0937" calcext:value-type="percentage">
            <text:p>709,37%</text:p>
          </table:table-cell>
          <table:table-cell table:style-name="ce248" office:value-type="percentage" office:value="4.9745" calcext:value-type="percentage">
            <text:p>497,45%</text:p>
          </table:table-cell>
          <table:table-cell table:style-name="ce248" office:value-type="percentage" office:value="4.5602" calcext:value-type="percentage">
            <text:p>456,02%</text:p>
          </table:table-cell>
          <table:table-cell table:style-name="ce248" office:value-type="percentage" office:value="4.4783" calcext:value-type="percentage">
            <text:p>447,83%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325" office:value-type="string" calcext:value-type="string" table:number-columns-spanned="1" table:number-rows-spanned="3">
            <text:p>Shortest </text:p>
            <text:p>Path (m)</text:p>
          </table:table-cell>
          <table:table-cell/>
          <table:covered-table-cell table:style-name="ce551"/>
          <table:table-cell table:style-name="ce245" office:value-type="string" calcext:value-type="string">
            <text:p>Semantic</text:p>
          </table:table-cell>
          <table:table-cell table:style-name="ce248" office:value-type="percentage" office:value="7.8394" calcext:value-type="percentage">
            <text:p>783,94%</text:p>
          </table:table-cell>
          <table:table-cell table:style-name="ce248" office:value-type="percentage" office:value="2.3948" calcext:value-type="percentage">
            <text:p>239,48%</text:p>
          </table:table-cell>
          <table:table-cell table:style-name="ce248" office:value-type="percentage" office:value="1.7991" calcext:value-type="percentage">
            <text:p>179,91%</text:p>
          </table:table-cell>
          <table:table-cell table:style-name="ce248" office:value-type="percentage" office:value="1.8655" calcext:value-type="percentage">
            <text:p>186,55%</text:p>
          </table:table-cell>
          <table:table-cell table:number-columns-repeated="1003"/>
        </table:table-row>
        <table:table-row table:style-name="ro8">
          <table:table-cell table:number-columns-repeated="8"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238"/>
          <table:table-cell/>
          <table:table-cell table:style-name="ce551" office:value-type="string" calcext:value-type="string" table:number-columns-spanned="1" table:number-rows-spanned="2">
            <text:p>Inverse</text:p>
          </table:table-cell>
          <table:table-cell table:style-name="ce245" office:value-type="string" calcext:value-type="string">
            <text:p>Greedy</text:p>
          </table:table-cell>
          <table:table-cell table:style-name="ce248" office:value-type="percentage" office:value="12.9242" calcext:value-type="percentage">
            <text:p>1292,42%</text:p>
          </table:table-cell>
          <table:table-cell table:style-name="ce248" office:value-type="percentage" office:value="9.6546" calcext:value-type="percentage">
            <text:p>965,46%</text:p>
          </table:table-cell>
          <table:table-cell table:style-name="ce248" office:value-type="percentage" office:value="4.9216" calcext:value-type="percentage">
            <text:p>492,16%</text:p>
          </table:table-cell>
          <table:table-cell table:style-name="ce248" office:value-type="percentage" office:value="6.7233" calcext:value-type="percentage">
            <text:p>672,33%</text:p>
          </table:table-cell>
          <table:table-cell table:number-columns-repeated="1003"/>
        </table:table-row>
        <table:table-row table:style-name="ro8">
          <table:table-cell table:number-columns-repeated="8"/>
          <table:covered-table-cell table:style-name="ce325"/>
          <table:table-cell table:style-name="ce61" office:value-type="percentage" office:value="0" calcext:value-type="percentage">
            <text:p>0,00%</text:p>
          </table:table-cell>
          <table:table-cell table:style-name="ce61" office:value-type="percentage" office:value="0.8" calcext:value-type="percentage">
            <text:p>80,00%</text:p>
          </table:table-cell>
          <table:table-cell table:style-name="ce61" office:value-type="percentage" office:value="0.9" calcext:value-type="percentage">
            <text:p>90,00%</text:p>
          </table:table-cell>
          <table:table-cell table:style-name="ce61" office:value-type="percentage" office:value="1" calcext:value-type="percentage">
            <text:p>100,00%</text:p>
          </table:table-cell>
          <table:covered-table-cell table:style-name="ce238"/>
          <table:table-cell/>
          <table:covered-table-cell table:style-name="ce246"/>
          <table:table-cell table:style-name="ce245" office:value-type="string" calcext:value-type="string">
            <text:p>Semantic</text:p>
          </table:table-cell>
          <table:table-cell table:style-name="ce248" office:value-type="percentage" office:value="3.2654" calcext:value-type="percentage">
            <text:p>326,54%</text:p>
          </table:table-cell>
          <table:table-cell table:style-name="ce248" office:value-type="percentage" office:value="2.8961" calcext:value-type="percentage">
            <text:p>289,61%</text:p>
          </table:table-cell>
          <table:table-cell table:style-name="ce248" office:value-type="percentage" office:value="5.0514" calcext:value-type="percentage">
            <text:p>505,14%</text:p>
          </table:table-cell>
          <table:table-cell table:style-name="ce248" office:value-type="percentage" office:value="5.5598" calcext:value-type="percentage">
            <text:p>555,98%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ce326" office:value-type="float" office:value="756" calcext:value-type="float">
            <text:p>756</text:p>
          </table:table-cell>
          <table:table-cell table:style-name="ce197" office:value-type="string" calcext:value-type="string">
            <text:p>155.03 <text:span text:style-name="T3">± 25.82</text:span></text:p>
          </table:table-cell>
          <table:table-cell table:style-name="ce197" office:value-type="string" calcext:value-type="string">
            <text:p>33.41 ± 10.35</text:p>
          </table:table-cell>
          <table:table-cell table:style-name="ce197" office:value-type="string" calcext:value-type="string">
            <text:p>28.88 <text:span text:style-name="T3">± 4.6</text:span></text:p>
          </table:table-cell>
          <table:table-cell table:style-name="ce197" office:value-type="string" calcext:value-type="string">
            <text:p>24.52 <text:span text:style-name="T3">± 1.98</text:span></text:p>
          </table:table-cell>
          <table:table-cell table:style-name="ce197" office:value-type="float" office:value="18.35" calcext:value-type="float">
            <text:p>18,35</text:p>
          </table:table-cell>
          <table:table-cell table:style-name="ce242" table:number-columns-spanned="3" table:number-rows-spanned="1"/>
          <table:covered-table-cell table:style-name="ce247"/>
          <table:covered-table-cell table:style-name="ce551"/>
          <table:table-cell table:style-name="ce245" office:value-type="float" office:value="76" calcext:value-type="float">
            <text:p>76</text:p>
          </table:table-cell>
          <table:table-cell table:style-name="ce245" office:value-type="float" office:value="135" calcext:value-type="float">
            <text:p>135</text:p>
          </table:table-cell>
          <table:table-cell table:style-name="ce245" office:value-type="float" office:value="148" calcext:value-type="float">
            <text:p>148</text:p>
          </table:table-cell>
          <table:table-cell table:style-name="ce245" office:value-type="float" office:value="185" calcext:value-type="float">
            <text:p>185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Default" table:number-columns-repeated="6"/>
          <table:table-cell/>
          <table:table-cell table:style-name="ce551" office:value-type="string" calcext:value-type="string" table:number-columns-spanned="1" table:number-rows-spanned="2">
            <text:p>Hotel</text:p>
          </table:table-cell>
          <table:table-cell table:style-name="ce245" office:value-type="string" calcext:value-type="string">
            <text:p>Greedy</text:p>
          </table:table-cell>
          <table:table-cell table:style-name="ce248" office:value-type="percentage" office:value="4.9858" calcext:value-type="percentage">
            <text:p>498,58%</text:p>
          </table:table-cell>
          <table:table-cell table:style-name="ce248" office:value-type="percentage" office:value="5.9819" calcext:value-type="percentage">
            <text:p>598,19%</text:p>
          </table:table-cell>
          <table:table-cell table:style-name="ce248" office:value-type="percentage" office:value="6.9292" calcext:value-type="percentage">
            <text:p>692,92%</text:p>
          </table:table-cell>
          <table:table-cell table:style-name="ce248" office:value-type="percentage" office:value="3.1812" calcext:value-type="percentage">
            <text:p>318,12%</text:p>
          </table:table-cell>
          <table:table-cell table:number-columns-repeated="1003"/>
        </table:table-row>
        <table:table-row table:style-name="ro8">
          <table:table-cell table:number-columns-repeated="8"/>
          <table:table-cell table:style-name="Default" table:number-columns-repeated="6"/>
          <table:table-cell/>
          <table:covered-table-cell table:style-name="ce551"/>
          <table:table-cell table:style-name="ce245" office:value-type="string" calcext:value-type="string">
            <text:p>Semantic</text:p>
          </table:table-cell>
          <table:table-cell table:style-name="ce248" office:value-type="percentage" office:value="1.9856" calcext:value-type="percentage">
            <text:p>198,56%</text:p>
          </table:table-cell>
          <table:table-cell table:style-name="ce248" office:value-type="percentage" office:value="3.9011" calcext:value-type="percentage">
            <text:p>390,11%</text:p>
          </table:table-cell>
          <table:table-cell table:style-name="ce248" office:value-type="percentage" office:value="2.0003" calcext:value-type="percentage">
            <text:p>200,03%</text:p>
          </table:table-cell>
          <table:table-cell table:style-name="ce248" office:value-type="percentage" office:value="1.9598" calcext:value-type="percentage">
            <text:p>195,98%</text:p>
          </table:table-cell>
          <table:table-cell table:number-columns-repeated="1003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 table:number-columns-spanned="6" table:number-rows-spanned="1">
            <text:p>KTH MAP</text:p>
          </table:table-cell>
          <table:covered-table-cell table:number-columns-repeated="5"/>
          <table:table-cell/>
          <table:table-cell office:value-type="string" calcext:value-type="string" table:number-columns-spanned="6" table:number-rows-spanned="1">
            <text:p>KTH MAP – ALL THE VALUES</text:p>
          </table:table-cell>
          <table:covered-table-cell table:number-columns-repeated="5" table:style-name="Default"/>
          <table:table-cell table:number-columns-repeated="1010"/>
        </table:table-row>
        <table:table-row table:style-name="ro1">
          <table:table-cell table:number-columns-repeated="8"/>
          <table:table-cell table:style-name="Default" table:number-columns-repeated="6"/>
          <table:table-cell table:number-columns-repeated="1010"/>
        </table:table-row>
        <table:table-row table:style-name="ro7">
          <table:table-cell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ce152" office:value-type="string" calcext:value-type="string" table:number-columns-spanned="1" table:number-rows-spanned="3">
            <text:p><text:span text:style-name="T2">Indices</text:span></text:p>
            <text:p><text:span text:style-name="T2">(m)</text:span></text:p>
          </table:table-cell>
          <table:table-cell/>
          <table:table-cell table:style-name="ce324" office:value-type="string" calcext:value-type="string" table:number-columns-spanned="1" table:number-rows-spanned="3">
            <text:p>Goal </text:p>
            <text:p>Doors</text:p>
          </table:table-cell>
          <table:table-cell table:style-name="ce59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style-name="Default"/>
          <table:table-cell table:number-columns-repeated="1010"/>
        </table:table-row>
        <table:table-row table:style-name="ro3">
          <table:table-cell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covered-table-cell table:style-name="ce325"/>
          <table:table-cell/>
          <table:covered-table-cell table:style-name="ce325"/>
          <table:table-cell table:style-name="ce330" office:value-type="string" calcext:value-type="string">
            <text:p>Greedy</text:p>
          </table:table-cell>
          <table:table-cell table:style-name="ce130" office:value-type="string" calcext:value-type="string" table:number-columns-spanned="3" table:number-rows-spanned="1">
            <text:p>Semantic</text:p>
          </table:table-cell>
          <table:covered-table-cell table:number-columns-repeated="2"/>
          <table:table-cell table:style-name="Default"/>
          <table:table-cell table:number-columns-repeated="1010"/>
        </table:table-row>
        <table:table-row table:style-name="ro7">
          <table:table-cell/>
          <table:covered-table-cell table:style-name="ce325"/>
          <table:table-cell table:style-name="ce124" office:value-type="percentage" office:value="0" calcext:value-type="percentage">
            <text:p>0,00%</text:p>
          </table:table-cell>
          <table:table-cell table:style-name="ce124" office:value-type="percentage" office:value="0.8" calcext:value-type="percentage">
            <text:p>80,00%</text:p>
          </table:table-cell>
          <table:table-cell table:style-name="ce124" office:value-type="percentage" office:value="0.9" calcext:value-type="percentage">
            <text:p>90,00%</text:p>
          </table:table-cell>
          <table:table-cell table:style-name="ce124" office:value-type="percentage" office:value="1" calcext:value-type="percentage">
            <text:p>100,00%</text:p>
          </table:table-cell>
          <table:covered-table-cell/>
          <table:table-cell/>
          <table:covered-table-cell table:style-name="ce325"/>
          <table:table-cell table:style-name="ce201" office:value-type="percentage" office:value="0" calcext:value-type="percentage">
            <text:p>0,00%</text:p>
          </table:table-cell>
          <table:table-cell table:style-name="ce201" office:value-type="percentage" office:value="0.8" calcext:value-type="percentage">
            <text:p>80,00%</text:p>
          </table:table-cell>
          <table:table-cell table:style-name="ce201" office:value-type="percentage" office:value="0.9" calcext:value-type="percentage">
            <text:p>90,00%</text:p>
          </table:table-cell>
          <table:table-cell table:style-name="ce201" office:value-type="percentage" office:value="1" calcext:value-type="percentage">
            <text:p>100,00%</text:p>
          </table:table-cell>
          <table:table-cell table:style-name="Default"/>
          <table:table-cell table:number-columns-repeated="1010"/>
        </table:table-row>
        <table:table-row table:style-name="ro10">
          <table:table-cell/>
          <table:table-cell table:style-name="ce326" office:value-type="float" office:value="765" calcext:value-type="float" table:number-columns-spanned="1" table:number-rows-spanned="5">
            <text:p>765</text:p>
          </table:table-cell>
          <table:table-cell table:style-name="ce125" table:formula="of:=MEDIAN([.J128:.J137])" office:value-type="float" office:value="143.2985" calcext:value-type="float">
            <text:p>143,30</text:p>
          </table:table-cell>
          <table:table-cell table:style-name="ce125" table:formula="of:=MEDIAN([.K128:.K137])" office:value-type="float" office:value="26.5175" calcext:value-type="float">
            <text:p>26,52</text:p>
          </table:table-cell>
          <table:table-cell table:style-name="ce125" table:formula="of:=MEDIAN([.L128:.L137])" office:value-type="float" office:value="26.013" calcext:value-type="float">
            <text:p>26,01</text:p>
          </table:table-cell>
          <table:table-cell table:style-name="ce125" table:formula="of:=MEDIAN([.M128:.M137])" office:value-type="float" office:value="25.118" calcext:value-type="float">
            <text:p>25,12</text:p>
          </table:table-cell>
          <table:table-cell table:style-name="ce187" office:value-type="string" calcext:value-type="string">
            <text:p>Median</text:p>
          </table:table-cell>
          <table:table-cell/>
          <table:table-cell table:style-name="ce326" office:value-type="float" office:value="765" calcext:value-type="float" table:number-columns-spanned="1" table:number-rows-spanned="10">
            <text:p>765</text:p>
          </table:table-cell>
          <table:table-cell table:style-name="ce202" office:value-type="float" office:value="141.369" calcext:value-type="float">
            <text:p>141,37</text:p>
          </table:table-cell>
          <table:table-cell table:style-name="ce202" office:value-type="float" office:value="24.88" calcext:value-type="float">
            <text:p>24,88</text:p>
          </table:table-cell>
          <table:table-cell table:style-name="ce202" office:value-type="float" office:value="34.113" calcext:value-type="float">
            <text:p>34,11</text:p>
          </table:table-cell>
          <table:table-cell table:style-name="ce202" office:value-type="float" office:value="25.116" calcext:value-type="float">
            <text:p>25,12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6" table:formula="of:=AVERAGE([.J128:.J137])" office:value-type="float" office:value="155.03" calcext:value-type="float">
            <text:p>155,03</text:p>
          </table:table-cell>
          <table:table-cell table:style-name="ce126" table:formula="of:=AVERAGE([.K128:.K137])" office:value-type="float" office:value="33.4098" calcext:value-type="float">
            <text:p>33,41</text:p>
          </table:table-cell>
          <table:table-cell table:style-name="ce126" table:formula="of:=AVERAGE([.L128:.L137])" office:value-type="float" office:value="28.8797" calcext:value-type="float">
            <text:p>28,88</text:p>
          </table:table-cell>
          <table:table-cell table:style-name="ce126" table:formula="of:=AVERAGE([.M128:.M137])" office:value-type="float" office:value="24.515" calcext:value-type="float">
            <text:p>24,52</text:p>
          </table:table-cell>
          <table:table-cell table:style-name="ce188" office:value-type="string" calcext:value-type="string">
            <text:p>Average</text:p>
          </table:table-cell>
          <table:table-cell/>
          <table:covered-table-cell table:style-name="ce57"/>
          <table:table-cell table:style-name="ce202" office:value-type="float" office:value="149.607" calcext:value-type="float">
            <text:p>149,61</text:p>
          </table:table-cell>
          <table:table-cell table:style-name="ce202" office:value-type="float" office:value="42.171" calcext:value-type="float">
            <text:p>42,17</text:p>
          </table:table-cell>
          <table:table-cell table:style-name="ce202" office:value-type="float" office:value="34.136" calcext:value-type="float">
            <text:p>34,14</text:p>
          </table:table-cell>
          <table:table-cell table:style-name="ce202" office:value-type="float" office:value="25.327" calcext:value-type="float">
            <text:p>25,33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7" table:formula="of:=STDEV([.J128:.J137])" office:value-type="float" office:value="25.8165610068851" calcext:value-type="float">
            <text:p>25,82</text:p>
          </table:table-cell>
          <table:table-cell table:style-name="ce127" table:formula="of:=STDEV([.K128:.K137])" office:value-type="float" office:value="10.3471844458073" calcext:value-type="float">
            <text:p>10,35</text:p>
          </table:table-cell>
          <table:table-cell table:style-name="ce127" table:formula="of:=STDEV([.L128:.L137])" office:value-type="float" office:value="4.59586589713456" calcext:value-type="float">
            <text:p>4,60</text:p>
          </table:table-cell>
          <table:table-cell table:style-name="ce127" table:formula="of:=STDEV([.M128:.M137])" office:value-type="float" office:value="1.98331927165884" calcext:value-type="float">
            <text:p>1,98</text:p>
          </table:table-cell>
          <table:table-cell table:style-name="ce189" office:value-type="string" calcext:value-type="string">
            <text:p>Std. Dev.</text:p>
          </table:table-cell>
          <table:table-cell/>
          <table:covered-table-cell table:style-name="ce57"/>
          <table:table-cell table:style-name="ce202" office:value-type="float" office:value="143.679" calcext:value-type="float">
            <text:p>143,68</text:p>
          </table:table-cell>
          <table:table-cell table:style-name="ce202" office:value-type="float" office:value="25.293" calcext:value-type="float">
            <text:p>25,29</text:p>
          </table:table-cell>
          <table:table-cell table:style-name="ce202" office:value-type="float" office:value="26.498" calcext:value-type="float">
            <text:p>26,50</text:p>
          </table:table-cell>
          <table:table-cell table:style-name="ce202" office:value-type="float" office:value="25.167" calcext:value-type="float">
            <text:p>25,17</text:p>
          </table:table-cell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8" table:formula="of:=MIN([.J128:.J137])" office:value-type="float" office:value="140.631" calcext:value-type="float">
            <text:p>140,63</text:p>
          </table:table-cell>
          <table:table-cell table:style-name="ce128" table:formula="of:=MIN([.K128:.K137])" office:value-type="float" office:value="24.864" calcext:value-type="float">
            <text:p>24,86</text:p>
          </table:table-cell>
          <table:table-cell table:style-name="ce128" table:formula="of:=MIN([.L128:.L137])" office:value-type="float" office:value="24.81" calcext:value-type="float">
            <text:p>24,81</text:p>
          </table:table-cell>
          <table:table-cell table:style-name="ce128" table:formula="of:=MIN([.M128:.M137])" office:value-type="float" office:value="18.876" calcext:value-type="float">
            <text:p>18,88</text:p>
          </table:table-cell>
          <table:table-cell table:style-name="ce190" office:value-type="string" calcext:value-type="string">
            <text:p>Min</text:p>
          </table:table-cell>
          <table:table-cell/>
          <table:covered-table-cell table:style-name="ce57"/>
          <table:table-cell table:style-name="ce202" office:value-type="float" office:value="142.918" calcext:value-type="float">
            <text:p>142,92</text:p>
          </table:table-cell>
          <table:table-cell table:style-name="ce202" office:value-type="float" office:value="25.222" calcext:value-type="float">
            <text:p>25,22</text:p>
          </table:table-cell>
          <table:table-cell table:style-name="ce202" office:value-type="float" office:value="25.314" calcext:value-type="float">
            <text:p>25,31</text:p>
          </table:table-cell>
          <table:table-cell table:style-name="ce202" office:value-type="float" office:value="25.133" calcext:value-type="float">
            <text:p>25,13</text:p>
          </table:table-cell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0">
          <table:table-cell/>
          <table:covered-table-cell table:style-name="ce57"/>
          <table:table-cell table:style-name="ce129" table:formula="of:=MAX([.J128:.J137])" office:value-type="float" office:value="221.485" calcext:value-type="float">
            <text:p>221,49</text:p>
          </table:table-cell>
          <table:table-cell table:style-name="ce129" table:formula="of:=MAX([.K128:.K137])" office:value-type="float" office:value="48.957" calcext:value-type="float">
            <text:p>48,96</text:p>
          </table:table-cell>
          <table:table-cell table:style-name="ce129" table:formula="of:=MAX([.L128:.L137])" office:value-type="float" office:value="34.287" calcext:value-type="float">
            <text:p>34,29</text:p>
          </table:table-cell>
          <table:table-cell table:style-name="ce129" table:formula="of:=MAX([.M128:.M137])" office:value-type="float" office:value="25.327" calcext:value-type="float">
            <text:p>25,33</text:p>
          </table:table-cell>
          <table:table-cell table:style-name="ce191" office:value-type="string" calcext:value-type="string">
            <text:p>Max</text:p>
          </table:table-cell>
          <table:table-cell/>
          <table:covered-table-cell table:style-name="ce57"/>
          <table:table-cell table:style-name="ce202" office:value-type="float" office:value="221.485" calcext:value-type="float">
            <text:p>221,49</text:p>
          </table:table-cell>
          <table:table-cell table:style-name="ce202" office:value-type="float" office:value="24.864" calcext:value-type="float">
            <text:p>24,86</text:p>
          </table:table-cell>
          <table:table-cell table:style-name="ce202" office:value-type="float" office:value="34.287" calcext:value-type="float">
            <text:p>34,29</text:p>
          </table:table-cell>
          <table:table-cell table:style-name="ce202" office:value-type="float" office:value="25.248" calcext:value-type="float">
            <text:p>25,25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40.631" calcext:value-type="float">
            <text:p>140,63</text:p>
          </table:table-cell>
          <table:table-cell table:style-name="ce202" office:value-type="float" office:value="47.083" calcext:value-type="float">
            <text:p>47,08</text:p>
          </table:table-cell>
          <table:table-cell table:style-name="ce202" office:value-type="float" office:value="25.036" calcext:value-type="float">
            <text:p>25,04</text:p>
          </table:table-cell>
          <table:table-cell table:style-name="ce202" office:value-type="float" office:value="25.056" calcext:value-type="float">
            <text:p>25,06</text:p>
          </table:table-cell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77.326" calcext:value-type="float">
            <text:p>177,33</text:p>
          </table:table-cell>
          <table:table-cell table:style-name="ce202" office:value-type="float" office:value="26.296" calcext:value-type="float">
            <text:p>26,30</text:p>
          </table:table-cell>
          <table:table-cell table:style-name="ce202" office:value-type="float" office:value="34.229" calcext:value-type="float">
            <text:p>34,23</text:p>
          </table:table-cell>
          <table:table-cell table:style-name="ce202" office:value-type="float" office:value="25.045" calcext:value-type="float">
            <text:p>25,05</text:p>
          </table:table-cell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40.797" calcext:value-type="float">
            <text:p>140,80</text:p>
          </table:table-cell>
          <table:table-cell table:style-name="ce202" office:value-type="float" office:value="26.739" calcext:value-type="float">
            <text:p>26,74</text:p>
          </table:table-cell>
          <table:table-cell table:style-name="ce202" office:value-type="float" office:value="25.528" calcext:value-type="float">
            <text:p>25,53</text:p>
          </table:table-cell>
          <table:table-cell table:style-name="ce202" office:value-type="float" office:value="25.12" calcext:value-type="float">
            <text:p>25,12</text:p>
          </table:table-cell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50.065" calcext:value-type="float">
            <text:p>150,07</text:p>
          </table:table-cell>
          <table:table-cell table:style-name="ce202" office:value-type="float" office:value="48.957" calcext:value-type="float">
            <text:p>48,96</text:p>
          </table:table-cell>
          <table:table-cell table:style-name="ce202" office:value-type="float" office:value="24.81" calcext:value-type="float">
            <text:p>24,81</text:p>
          </table:table-cell>
          <table:table-cell table:style-name="ce202" office:value-type="float" office:value="18.876" calcext:value-type="float">
            <text:p>18,88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5">
          <table:table-cell/>
          <table:table-cell table:style-name="Default" table:number-columns-repeated="6"/>
          <table:table-cell/>
          <table:covered-table-cell table:style-name="ce57"/>
          <table:table-cell table:style-name="ce202" office:value-type="float" office:value="142.423" calcext:value-type="float">
            <text:p>142,42</text:p>
          </table:table-cell>
          <table:table-cell table:style-name="ce202" office:value-type="float" office:value="42.593" calcext:value-type="float">
            <text:p>42,59</text:p>
          </table:table-cell>
          <table:table-cell table:style-name="ce202" office:value-type="float" office:value="24.846" calcext:value-type="float">
            <text:p>24,85</text:p>
          </table:table-cell>
          <table:table-cell table:style-name="ce202" office:value-type="float" office:value="25.062" calcext:value-type="float">
            <text:p>25,06</text:p>
          </table:table-cell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 table:number-columns-repeated="1017"/>
        </table:table-row>
        <table:table-row table:style-name="ro1" table:number-rows-repeated="6"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2"/>
          <table:table-cell office:value-type="string" calcext:value-type="string" table:number-columns-spanned="2" table:number-rows-spanned="1">
            <text:p>NORMAL</text:p>
          </table:table-cell>
          <table:covered-table-cell table:style-name="Default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Default" table:number-columns-repeated="6"/>
          <table:table-cell/>
          <table:table-cell table:style-name="ce32" table:number-columns-repeated="2"/>
          <table:table-cell table:style-name="Default"/>
          <table:table-cell table:style-name="ce32" table:number-columns-repeated="2"/>
          <table:table-cell table:style-name="Default"/>
          <table:table-cell table:number-columns-repeated="13"/>
          <table:table-cell office:value-type="string" calcext:value-type="string" table:number-columns-spanned="11" table:number-rows-spanned="1">
            <text:p>Color scale </text:p>
          </table:table-cell>
          <table:covered-table-cell table:number-columns-repeated="10"/>
          <table:table-cell table:number-columns-repeated="986"/>
        </table:table-row>
        <table:table-row table:style-name="ro11">
          <table:table-cell/>
          <table:table-cell table:style-name="Default" table:number-columns-repeated="6"/>
          <table:table-cell/>
          <table:table-cell table:style-name="ce1" office:value-type="string" calcext:value-type="string" table:number-columns-spanned="1" table:number-rows-spanned="3">
            <text:p>Goal</text:p>
            <text:p>Doors</text:p>
          </table:table-cell>
          <table:table-cell table:style-name="ce491" office:value-type="string" calcext:value-type="string" table:number-columns-spanned="4" table:number-rows-spanned="1">
            <text:p>Values of <text:span text:style-name="T1">α</text:span> </text:p>
          </table:table-cell>
          <table:covered-table-cell table:number-columns-repeated="3"/>
          <table:table-cell table:number-columns-repeated="3"/>
          <table:table-cell table:style-name="Default" table:number-columns-repeated="6"/>
          <table:table-cell table:number-columns-repeated="5"/>
          <table:table-cell table:style-name="ce249" office:value-type="float" office:value="0" calcext:value-type="float">
            <text:p>0</text:p>
          </table:table-cell>
          <table:table-cell table:style-name="ce251" office:value-type="float" office:value="10" calcext:value-type="float">
            <text:p>10</text:p>
          </table:table-cell>
          <table:table-cell table:style-name="ce252" office:value-type="float" office:value="20" calcext:value-type="float">
            <text:p>20</text:p>
          </table:table-cell>
          <table:table-cell table:style-name="ce253" office:value-type="float" office:value="30" calcext:value-type="float">
            <text:p>30</text:p>
          </table:table-cell>
          <table:table-cell table:style-name="ce254" office:value-type="float" office:value="40" calcext:value-type="float">
            <text:p>40</text:p>
          </table:table-cell>
          <table:table-cell table:style-name="ce255" office:value-type="float" office:value="50" calcext:value-type="float">
            <text:p>50</text:p>
          </table:table-cell>
          <table:table-cell table:style-name="ce256" office:value-type="float" office:value="60" calcext:value-type="float">
            <text:p>60</text:p>
          </table:table-cell>
          <table:table-cell table:style-name="ce257" office:value-type="float" office:value="70" calcext:value-type="float">
            <text:p>70</text:p>
          </table:table-cell>
          <table:table-cell table:style-name="ce258" office:value-type="float" office:value="80" calcext:value-type="float">
            <text:p>80</text:p>
          </table:table-cell>
          <table:table-cell table:style-name="ce260" office:value-type="float" office:value="90" calcext:value-type="float">
            <text:p>90</text:p>
          </table:table-cell>
          <table:table-cell table:style-name="ce262" office:value-type="float" office:value="100" calcext:value-type="float">
            <text:p>100</text:p>
          </table:table-cell>
          <table:table-cell table:number-columns-repeated="986"/>
        </table:table-row>
        <table:table-row table:style-name="ro12">
          <table:table-cell/>
          <table:table-cell table:style-name="Default" table:number-columns-repeated="6"/>
          <table:table-cell/>
          <table:covered-table-cell table:style-name="ce54"/>
          <table:table-cell table:style-name="ce492" office:value-type="string" calcext:value-type="string">
            <text:p>Greedy</text:p>
          </table:table-cell>
          <table:table-cell table:style-name="ce1" office:value-type="string" calcext:value-type="string" table:number-columns-spanned="3" table:number-rows-spanned="1">
            <text:p>Semantic</text:p>
          </table:table-cell>
          <table:covered-table-cell table:number-columns-repeated="2"/>
          <table:table-cell table:number-columns-repeated="3"/>
          <table:table-cell table:style-name="Default" table:number-columns-repeated="6"/>
          <table:table-cell table:number-columns-repeated="5"/>
          <table:table-cell table:style-name="ce250" office:value-type="string" calcext:value-type="string" table:number-columns-spanned="3" table:number-rows-spanned="1">
            <text:p>Smallest value</text:p>
            <text:p>of the row</text:p>
          </table:table-cell>
          <table:covered-table-cell table:number-columns-repeated="2"/>
          <table:table-cell table:number-columns-repeated="5"/>
          <table:table-cell table:style-name="ce259" office:value-type="string" calcext:value-type="string" table:number-columns-spanned="3" table:number-rows-spanned="1">
            <text:p>Biggest value</text:p>
            <text:p>of the row</text:p>
          </table:table-cell>
          <table:covered-table-cell table:style-name="ce261"/>
          <table:covered-table-cell table:style-name="Default"/>
          <table:table-cell table:number-columns-repeated="986"/>
        </table:table-row>
        <table:table-row table:style-name="ro5">
          <table:table-cell table:number-columns-repeated="8"/>
          <table:covered-table-cell table:style-name="ce54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7" office:value-type="float" office:value="54" calcext:value-type="float">
            <text:p>54</text:p>
          </table:table-cell>
          <table:table-cell table:style-name="ce494" office:value-type="float" office:value="121.94" calcext:value-type="float">
            <text:p>121,94</text:p>
          </table:table-cell>
          <table:table-cell table:style-name="ce494" office:value-type="float" office:value="226.66" calcext:value-type="float">
            <text:p>226,66</text:p>
          </table:table-cell>
          <table:table-cell table:style-name="ce494" office:value-type="float" office:value="200.31" calcext:value-type="float">
            <text:p>200,31</text:p>
          </table:table-cell>
          <table:table-cell table:style-name="ce494" office:value-type="float" office:value="134.76" calcext:value-type="float">
            <text:p>134,76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7" office:value-type="float" office:value="55" calcext:value-type="float">
            <text:p>55</text:p>
          </table:table-cell>
          <table:table-cell table:style-name="ce495" office:value-type="float" office:value="132.67" calcext:value-type="float">
            <text:p>132,67</text:p>
          </table:table-cell>
          <table:table-cell table:style-name="ce495" office:value-type="float" office:value="72.61" calcext:value-type="float">
            <text:p>72,61</text:p>
          </table:table-cell>
          <table:table-cell table:style-name="ce495" office:value-type="float" office:value="63.87" calcext:value-type="float">
            <text:p>63,87</text:p>
          </table:table-cell>
          <table:table-cell table:style-name="ce495" office:value-type="float" office:value="136.47" calcext:value-type="float">
            <text:p>136,47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7" office:value-type="float" office:value="111" calcext:value-type="float">
            <text:p>111</text:p>
          </table:table-cell>
          <table:table-cell table:style-name="ce496" office:value-type="float" office:value="170.69" calcext:value-type="float">
            <text:p>170,69</text:p>
          </table:table-cell>
          <table:table-cell table:style-name="ce496" office:value-type="float" office:value="243.37" calcext:value-type="float">
            <text:p>243,37</text:p>
          </table:table-cell>
          <table:table-cell table:style-name="ce496" office:value-type="float" office:value="135.01" calcext:value-type="float">
            <text:p>135,01</text:p>
          </table:table-cell>
          <table:table-cell table:style-name="ce496" office:value-type="float" office:value="67.34" calcext:value-type="float">
            <text:p>67,34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5">
          <table:table-cell table:number-columns-repeated="8"/>
          <table:table-cell table:style-name="ce457" office:value-type="float" office:value="124" calcext:value-type="float">
            <text:p>124</text:p>
          </table:table-cell>
          <table:table-cell table:style-name="ce497" office:value-type="float" office:value="148.5" calcext:value-type="float">
            <text:p>148,5</text:p>
          </table:table-cell>
          <table:table-cell table:style-name="ce497" office:value-type="float" office:value="61.86" calcext:value-type="float">
            <text:p>61,86</text:p>
          </table:table-cell>
          <table:table-cell table:style-name="ce497" office:value-type="float" office:value="63.3" calcext:value-type="float">
            <text:p>63,3</text:p>
          </table:table-cell>
          <table:table-cell table:style-name="ce497" office:value-type="float" office:value="67.05" calcext:value-type="float">
            <text:p>67,05</text:p>
          </table:table-cell>
          <table:table-cell table:number-columns-repeated="3"/>
          <table:table-cell table:style-name="Default" table:number-columns-repeated="6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INVERSE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8"/>
          <table:table-cell table:style-name="ce1" office:value-type="string" calcext:value-type="string" table:number-columns-spanned="1" table:number-rows-spanned="3">
            <text:p>Goal</text:p>
            <text:p>Doors</text:p>
          </table:table-cell>
          <table:table-cell table:style-name="ce491" office:value-type="string" calcext:value-type="string" table:number-columns-spanned="4" table:number-rows-spanned="1">
            <text:p>Values of <text:span text:style-name="T1">α</text:span> </text:p>
          </table:table-cell>
          <table:covered-table-cell table:number-columns-repeated="3"/>
          <table:table-cell table:number-columns-repeated="1011"/>
        </table:table-row>
        <table:table-row table:style-name="ro3">
          <table:table-cell table:number-columns-repeated="8"/>
          <table:covered-table-cell table:style-name="ce54"/>
          <table:table-cell table:style-name="ce492" office:value-type="string" calcext:value-type="string">
            <text:p>Greedy</text:p>
          </table:table-cell>
          <table:table-cell table:style-name="ce1" office:value-type="string" calcext:value-type="string" table:number-columns-spanned="3" table:number-rows-spanned="1">
            <text:p>Semantic</text:p>
          </table:table-cell>
          <table:covered-table-cell table:number-columns-repeated="2"/>
          <table:table-cell table:number-columns-repeated="1011"/>
        </table:table-row>
        <table:table-row table:style-name="ro5">
          <table:table-cell table:number-columns-repeated="8"/>
          <table:covered-table-cell table:style-name="ce54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54" calcext:value-type="float">
            <text:p>54</text:p>
          </table:table-cell>
          <table:table-cell table:style-name="ce498" office:value-type="float" office:value="98.87" calcext:value-type="float">
            <text:p>98,87</text:p>
          </table:table-cell>
          <table:table-cell table:style-name="ce498" office:value-type="float" office:value="29.67" calcext:value-type="float">
            <text:p>29,67</text:p>
          </table:table-cell>
          <table:table-cell table:style-name="ce498" office:value-type="float" office:value="24.98" calcext:value-type="float">
            <text:p>24,98</text:p>
          </table:table-cell>
          <table:table-cell table:style-name="ce498" office:value-type="float" office:value="135.18" calcext:value-type="float">
            <text:p>135,18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55" calcext:value-type="float">
            <text:p>55</text:p>
          </table:table-cell>
          <table:table-cell table:style-name="ce499" office:value-type="float" office:value="154.28" calcext:value-type="float">
            <text:p>154,28</text:p>
          </table:table-cell>
          <table:table-cell table:style-name="ce499" office:value-type="float" office:value="62.34" calcext:value-type="float">
            <text:p>62,34</text:p>
          </table:table-cell>
          <table:table-cell table:style-name="ce499" office:value-type="float" office:value="46.28" calcext:value-type="float">
            <text:p>46,28</text:p>
          </table:table-cell>
          <table:table-cell table:style-name="ce499" office:value-type="float" office:value="109.8" calcext:value-type="float">
            <text:p>109,80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111" calcext:value-type="float">
            <text:p>111</text:p>
          </table:table-cell>
          <table:table-cell table:style-name="ce500" office:value-type="float" office:value="200.16" calcext:value-type="float">
            <text:p>200,16</text:p>
          </table:table-cell>
          <table:table-cell table:style-name="ce500" office:value-type="float" office:value="230.26" calcext:value-type="float">
            <text:p>230,26</text:p>
          </table:table-cell>
          <table:table-cell table:style-name="ce500" office:value-type="float" office:value="205.44" calcext:value-type="float">
            <text:p>205,44</text:p>
          </table:table-cell>
          <table:table-cell table:style-name="ce500" office:value-type="float" office:value="209.96" calcext:value-type="float">
            <text:p>209,96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124" calcext:value-type="float">
            <text:p>124</text:p>
          </table:table-cell>
          <table:table-cell table:style-name="ce501" office:value-type="float" office:value="165.73" calcext:value-type="float">
            <text:p>165,73</text:p>
          </table:table-cell>
          <table:table-cell table:style-name="ce501" office:value-type="float" office:value="145.59" calcext:value-type="float">
            <text:p>145,59</text:p>
          </table:table-cell>
          <table:table-cell table:style-name="ce501" office:value-type="float" office:value="137.05" calcext:value-type="float">
            <text:p>137,05</text:p>
          </table:table-cell>
          <table:table-cell table:style-name="ce501" office:value-type="float" office:value="156.2" calcext:value-type="float">
            <text:p>156,20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502" table:number-columns-repeated="4"/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HOTEL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8"/>
          <table:table-cell table:style-name="ce1" office:value-type="string" calcext:value-type="string" table:number-columns-spanned="1" table:number-rows-spanned="3">
            <text:p>Goal</text:p>
            <text:p>Doors</text:p>
          </table:table-cell>
          <table:table-cell table:style-name="ce491" office:value-type="string" calcext:value-type="string" table:number-columns-spanned="4" table:number-rows-spanned="1">
            <text:p>Values of <text:span text:style-name="T1">α</text:span> </text:p>
          </table:table-cell>
          <table:covered-table-cell table:number-columns-repeated="3"/>
          <table:table-cell table:number-columns-repeated="1011"/>
        </table:table-row>
        <table:table-row table:style-name="ro3">
          <table:table-cell table:number-columns-repeated="8"/>
          <table:covered-table-cell table:style-name="ce54"/>
          <table:table-cell table:style-name="ce492" office:value-type="string" calcext:value-type="string">
            <text:p>Greedy</text:p>
          </table:table-cell>
          <table:table-cell table:style-name="ce1" office:value-type="string" calcext:value-type="string" table:number-columns-spanned="3" table:number-rows-spanned="1">
            <text:p>Semantic</text:p>
          </table:table-cell>
          <table:covered-table-cell table:number-columns-repeated="2"/>
          <table:table-cell table:number-columns-repeated="1011"/>
        </table:table-row>
        <table:table-row table:style-name="ro5">
          <table:table-cell table:number-columns-repeated="8"/>
          <table:covered-table-cell table:style-name="ce54"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76" calcext:value-type="float">
            <text:p>76</text:p>
          </table:table-cell>
          <table:table-cell table:style-name="ce503" office:value-type="float" office:value="314.9" calcext:value-type="float">
            <text:p>314,90</text:p>
          </table:table-cell>
          <table:table-cell table:style-name="ce503" office:value-type="float" office:value="184.36" calcext:value-type="float">
            <text:p>184,36</text:p>
          </table:table-cell>
          <table:table-cell table:style-name="ce503" office:value-type="float" office:value="172.17" calcext:value-type="float">
            <text:p>172,17</text:p>
          </table:table-cell>
          <table:table-cell table:style-name="ce503" office:value-type="float" office:value="125.41" calcext:value-type="float">
            <text:p>125,41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135" calcext:value-type="float">
            <text:p>135</text:p>
          </table:table-cell>
          <table:table-cell table:style-name="ce505" office:value-type="float" office:value="433.75" calcext:value-type="float">
            <text:p>433,75</text:p>
          </table:table-cell>
          <table:table-cell table:style-name="ce505" office:value-type="float" office:value="282.87" calcext:value-type="float">
            <text:p>282,87</text:p>
          </table:table-cell>
          <table:table-cell table:style-name="ce505" office:value-type="float" office:value="304.28" calcext:value-type="float">
            <text:p>304,28</text:p>
          </table:table-cell>
          <table:table-cell table:style-name="ce505" office:value-type="float" office:value="326.52" calcext:value-type="float">
            <text:p>326,52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148" calcext:value-type="float">
            <text:p>148</text:p>
          </table:table-cell>
          <table:table-cell table:style-name="ce506" office:value-type="float" office:value="525.3" calcext:value-type="float">
            <text:p>525,30</text:p>
          </table:table-cell>
          <table:table-cell table:style-name="ce506" office:value-type="float" office:value="151.64" calcext:value-type="float">
            <text:p>151,64</text:p>
          </table:table-cell>
          <table:table-cell table:style-name="ce506" office:value-type="float" office:value="369.44" calcext:value-type="float">
            <text:p>369,44</text:p>
          </table:table-cell>
          <table:table-cell table:style-name="ce506" office:value-type="float" office:value="395.57" calcext:value-type="float">
            <text:p>395,57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185" calcext:value-type="float">
            <text:p>185</text:p>
          </table:table-cell>
          <table:table-cell table:style-name="ce507" office:value-type="float" office:value="167.09" calcext:value-type="float">
            <text:p>167,09</text:p>
          </table:table-cell>
          <table:table-cell table:style-name="ce507" office:value-type="float" office:value="130.87" calcext:value-type="float">
            <text:p>130,87</text:p>
          </table:table-cell>
          <table:table-cell table:style-name="ce507" office:value-type="float" office:value="131" calcext:value-type="float">
            <text:p>131,00</text:p>
          </table:table-cell>
          <table:table-cell table:style-name="ce507" office:value-type="float" office:value="102.94" calcext:value-type="float">
            <text:p>102,9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 table:number-columns-spanned="2" table:number-rows-spanned="1">
            <text:p>KTH</text:p>
          </table:table-cell>
          <table:covered-table-cell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8"/>
          <table:table-cell table:style-name="ce1" office:value-type="string" calcext:value-type="string" table:number-columns-spanned="1" table:number-rows-spanned="3">
            <text:p>Goal </text:p>
            <text:p>Doors</text:p>
          </table:table-cell>
          <table:table-cell table:style-name="ce491" office:value-type="string" calcext:value-type="string" table:number-columns-spanned="4" table:number-rows-spanned="1">
            <text:p>Value of <text:span text:style-name="T1">α</text:span> </text:p>
          </table:table-cell>
          <table:covered-table-cell table:number-columns-repeated="3"/>
          <table:table-cell table:number-columns-repeated="1011"/>
        </table:table-row>
        <table:table-row table:style-name="ro3">
          <table:table-cell table:number-columns-repeated="8"/>
          <table:covered-table-cell/>
          <table:table-cell table:style-name="ce492" office:value-type="string" calcext:value-type="string">
            <text:p>Greedy</text:p>
          </table:table-cell>
          <table:table-cell table:style-name="ce492" office:value-type="string" calcext:value-type="string" table:number-columns-spanned="3" table:number-rows-spanned="1">
            <text:p>Semantic</text:p>
          </table:table-cell>
          <table:covered-table-cell table:number-columns-repeated="2" table:style-name="ce492"/>
          <table:table-cell table:number-columns-repeated="1011"/>
        </table:table-row>
        <table:table-row table:style-name="ro5">
          <table:table-cell table:number-columns-repeated="8"/>
          <table:covered-table-cell/>
          <table:table-cell table:style-name="ce469" office:value-type="percentage" office:value="0" calcext:value-type="percentage">
            <text:p>0,00%</text:p>
          </table:table-cell>
          <table:table-cell table:style-name="ce469" office:value-type="percentage" office:value="0.8" calcext:value-type="percentage">
            <text:p>80,00%</text:p>
          </table:table-cell>
          <table:table-cell table:style-name="ce469" office:value-type="percentage" office:value="0.9" calcext:value-type="percentage">
            <text:p>90,00%</text:p>
          </table:table-cell>
          <table:table-cell table:style-name="ce469" office:value-type="percentage" office:value="1" calcext:value-type="percentage">
            <text:p>100,00%</text:p>
          </table:table-cell>
          <table:table-cell table:number-columns-repeated="1011"/>
        </table:table-row>
        <table:table-row table:style-name="ro5">
          <table:table-cell table:number-columns-repeated="8"/>
          <table:table-cell table:style-name="ce457" office:value-type="float" office:value="756" calcext:value-type="float">
            <text:p>756</text:p>
          </table:table-cell>
          <table:table-cell table:style-name="ce508" office:value-type="float" office:value="155.03" calcext:value-type="float">
            <text:p>155,03</text:p>
          </table:table-cell>
          <table:table-cell table:style-name="ce508" office:value-type="float" office:value="33.41" calcext:value-type="float">
            <text:p>33,41</text:p>
          </table:table-cell>
          <table:table-cell table:style-name="ce508" office:value-type="float" office:value="28.88" calcext:value-type="float">
            <text:p>28,88</text:p>
          </table:table-cell>
          <table:table-cell table:style-name="ce508" office:value-type="float" office:value="24.52" calcext:value-type="float">
            <text:p>24,52</text:p>
          </table:table-cell>
          <table:table-cell table:number-columns-repeated="1011"/>
        </table:table-row>
        <table:table-row table:style-name="ro1" table:number-rows-repeated="10483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2.G8:Sheet2.G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9:Sheet2.G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0:Sheet2.G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1:Sheet2.G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:Sheet2.F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:Sheet2.F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9:Sheet2.F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0:Sheet2.F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1:Sheet2.F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:Sheet2.F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:Sheet2.F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4:Sheet2.F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5:Sheet2.F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6:Sheet2.F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7:Sheet2.F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8:Sheet2.F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9:Sheet2.F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0:Sheet2.F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1:Sheet2.F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2:Sheet2.F2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3:Sheet2.F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4:Sheet2.F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5:Sheet2.F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26:Sheet2.F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3:Sheet2.F6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4:Sheet2.F6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5:Sheet2.F6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6:Sheet2.F6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7:Sheet2.F6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8:Sheet2.F6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9:Sheet2.F6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0:Sheet2.F7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1:Sheet2.F7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2:Sheet2.F7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3:Sheet2.F7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4:Sheet2.F7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5:Sheet2.F7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6:Sheet2.F7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7:Sheet2.F7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8:Sheet2.F7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79:Sheet2.F7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0:Sheet2.F8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1:Sheet2.F8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82:Sheet2.F8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4:Sheet2.F5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5:Sheet2.F3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6:Sheet2.F3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7:Sheet2.F3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8:Sheet2.F3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39:Sheet2.F3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0:Sheet2.F4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1:Sheet2.F4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2:Sheet2.F4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3:Sheet2.F4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4:Sheet2.F4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5:Sheet2.F4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6:Sheet2.F4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7:Sheet2.F4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8:Sheet2.F4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49:Sheet2.F4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0:Sheet2.F5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1:Sheet2.F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2:Sheet2.F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53:Sheet2.F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88:Sheet2.N8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00:Sheet2.M10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02:Sheet2.N10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6:Sheet2.M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7:Sheet2.M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8:Sheet2.M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9:Sheet2.M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0:Sheet2.M1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1:Sheet2.M1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2:Sheet2.M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3:Sheet2.M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4:Sheet2.M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5:Sheet2.M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62:Sheet2.F62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ffffff"/>
            </calcext:color-scale>
          </calcext:conditional-format>
          <calcext:conditional-format calcext:target-range-address="Sheet2.G128:Sheet2.G12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29:Sheet2.G12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0:Sheet2.G13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1:Sheet2.G13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2:Sheet2.G13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8:Sheet2.F12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9:Sheet2.F12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0:Sheet2.F13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1:Sheet2.F13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32:Sheet2.F13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C127:Sheet2.F127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ffffff"/>
            </calcext:color-scale>
          </calcext:conditional-format>
          <calcext:conditional-format calcext:target-range-address="Sheet2.J127:Sheet2.M127">
            <calcext:color-scale>
              <calcext:color-scale-entry calcext:value="0" calcext:type="minimum" calcext:color="#ffffff"/>
              <calcext:color-scale-entry calcext:value="50" calcext:type="percentile" calcext:color="#ffffff"/>
              <calcext:color-scale-entry calcext:value="0" calcext:type="maximum" calcext:color="#ffffff"/>
            </calcext:color-scale>
          </calcext:conditional-format>
          <calcext:conditional-format calcext:target-range-address="Sheet2.F28:Sheet2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C28:Sheet2.F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AB147:Sheet2.AL14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89:Sheet2.J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90:Sheet2.J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91:Sheet2.J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89:Sheet2.K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90:Sheet2.K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91:Sheet2.K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89:Sheet2.L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90:Sheet2.L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91:Sheet2.L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89:Sheet2.M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90:Sheet2.M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91:Sheet2.M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89:Sheet2.N8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90:Sheet2.N9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91:Sheet2.N9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01:Sheet2.J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K101:Sheet2.K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L101:Sheet2.L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M101:Sheet2.M10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7:Sheet2.G1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8:Sheet2.G1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9:Sheet2.G1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0:Sheet2.G2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1:Sheet2.G2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3:Sheet2.G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4:Sheet2.G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5:Sheet2.G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16:Sheet2.G1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3:Sheet2.G2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4:Sheet2.G2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5:Sheet2.G2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26:Sheet2.G2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2:Sheet2.N1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3:Sheet2.N1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4:Sheet2.N1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N15:Sheet2.N1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6:Sheet2.G3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7:Sheet2.G3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8:Sheet2.G3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39:Sheet2.G3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5:Sheet2.G4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6:Sheet2.G4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7:Sheet2.G4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8:Sheet2.G48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9:Sheet2.G4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1:Sheet2.G4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2:Sheet2.G4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3:Sheet2.G4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44:Sheet2.G4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1:Sheet2.G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2:Sheet2.G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3:Sheet2.G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54:Sheet2.G5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4:Sheet2.G6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5:Sheet2.G6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6:Sheet2.G6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7:Sheet2.G6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3:Sheet2.G7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4:Sheet2.G7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5:Sheet2.G75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6:Sheet2.G76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7:Sheet2.G77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69:Sheet2.G6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0:Sheet2.G7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1:Sheet2.G7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2:Sheet2.G7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79:Sheet2.G79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80:Sheet2.G8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81:Sheet2.G8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G82:Sheet2.G8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1:Sheet2.M1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2:Sheet2.M1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3:Sheet2.M1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1:Sheet2.M15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2:Sheet2.M15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3:Sheet2.M15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1:Sheet2.M16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2:Sheet2.M16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3:Sheet2.M16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4:Sheet2.M164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0:Sheet2.M17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1:Sheet2.M171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2:Sheet2.M172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73:Sheet2.M173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60:Sheet2.M16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0:Sheet2.M15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50:Sheet2.M15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80:Sheet2.M180">
            <calcext:color-scale>
              <calcext:color-scale-entry calcext:value="0" calcext:type="minimum" calcext:color="#00cc00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2" table:target-range-address="Sheet2.C28:Sheet2.F2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 style:data-style-name="N2" text:time-value="13:53:20.349544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0:16:16.938924064</meta:creation-date>
    <dc:date>2021-12-08T13:54:36.145138951</dc:date>
    <meta:editing-duration>P11DT12M</meta:editing-duration>
    <meta:editing-cycles>34</meta:editing-cycles>
    <meta:generator>LibreOffice/6.0.7.3$Linux_X86_64 LibreOffice_project/00m0$Build-3</meta:generator>
    <meta:document-statistic meta:table-count="3" meta:cell-count="99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26cm" svg:height="8.998cm" xlink:href=".." xlink:type="simple" chart:class="chart:bar" chart:style-name="ch1">
        <chart:plot-area chart:style-name="ch2" table:cell-range-address="Sheet2.C62:Sheet2.F67 Sheet2.G63:Sheet2.G67" chart:data-source-has-labels="both" svg:x="0.35cm" svg:y="0.179cm" svg:width="16.826cm" svg:height="8.64cm">
          <chartooo:coordinate-region svg:x="1.633cm" svg:y="0.828cm" svg:width="14.259cm" svg:height="7.344cm"/>
          <chart:axis chart:dimension="x" chart:name="primary-x" chart:style-name="ch3" chartooo:axis-type="auto">
            <chartooo:date-scale/>
            <chart:categories table:cell-range-address="Sheet2.C62:Sheet2.F62"/>
          </chart:axis>
          <chart:axis chart:dimension="x" chart:name="second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2.C63:Sheet2.F63" chart:label-cell-address="Sheet2.G63:Sheet2.G63" chart:class="chart:bar">
            <chart:data-point chart:repeated="4"/>
          </chart:series>
          <chart:series chart:attached-axis="primary-y" chart:style-name="ch9" chart:values-cell-range-address="Sheet2.C64:Sheet2.F64" chart:label-cell-address="Sheet2.G64:Sheet2.G64" chart:class="chart:bar">
            <chart:data-point chart:repeated="4"/>
          </chart:series>
          <chart:series chart:attached-axis="primary-y" chart:style-name="ch10" chart:values-cell-range-address="Sheet2.C65:Sheet2.F65" chart:label-cell-address="Sheet2.G65:Sheet2.G65" chart:class="chart:bar">
            <chart:data-point chart:repeated="4"/>
          </chart:series>
          <chart:series chart:attached-axis="primary-y" chart:style-name="ch11" chart:values-cell-range-address="Sheet2.C66:Sheet2.F66" chart:label-cell-address="Sheet2.G66:Sheet2.G66" chart:class="chart:bar">
            <chart:data-point chart:repeated="4"/>
          </chart:series>
          <chart:series chart:attached-axis="primary-y" chart:style-name="ch12" chart:values-cell-range-address="Sheet2.C67:Sheet2.F67" chart:label-cell-address="Sheet2.G67:Sheet2.G67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Sheet2.C62:Sheet2.F62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edian</text:p>
                <draw:g>
                  <svg:desc>Sheet2.G63:Sheet2.G63</svg:desc>
                </draw:g>
              </table:table-cell>
              <table:table-cell office:value-type="float" office:value="341.486">
                <text:p>341.486</text:p>
                <draw:g>
                  <svg:desc>Sheet2.C63:Sheet2.F63</svg:desc>
                </draw:g>
              </table:table-cell>
              <table:table-cell office:value-type="float" office:value="190.9475">
                <text:p>190.9475</text:p>
              </table:table-cell>
              <table:table-cell office:value-type="float" office:value="168.681">
                <text:p>168.681</text:p>
              </table:table-cell>
              <table:table-cell office:value-type="float" office:value="114.335">
                <text:p>114.335</text:p>
              </table:table-cell>
            </table:table-row>
            <table:table-row>
              <table:table-cell office:value-type="string">
                <text:p>Average</text:p>
                <draw:g>
                  <svg:desc>Sheet2.G64:Sheet2.G64</svg:desc>
                </draw:g>
              </table:table-cell>
              <table:table-cell office:value-type="float" office:value="314.9031">
                <text:p>314.9031</text:p>
                <draw:g>
                  <svg:desc>Sheet2.C64:Sheet2.F64</svg:desc>
                </draw:g>
              </table:table-cell>
              <table:table-cell office:value-type="float" office:value="184.3625">
                <text:p>184.3625</text:p>
              </table:table-cell>
              <table:table-cell office:value-type="float" office:value="172.1746">
                <text:p>172.1746</text:p>
              </table:table-cell>
              <table:table-cell office:value-type="float" office:value="125.4088">
                <text:p>125.4088</text:p>
              </table:table-cell>
            </table:table-row>
            <table:table-row>
              <table:table-cell office:value-type="string">
                <text:p>Std. Dev.</text:p>
                <draw:g>
                  <svg:desc>Sheet2.G65:Sheet2.G65</svg:desc>
                </draw:g>
              </table:table-cell>
              <table:table-cell office:value-type="float" office:value="131.741996560154">
                <text:p>131.741996560154</text:p>
                <draw:g>
                  <svg:desc>Sheet2.C65:Sheet2.F65</svg:desc>
                </draw:g>
              </table:table-cell>
              <table:table-cell office:value-type="float" office:value="21.7997406164487">
                <text:p>21.7997406164487</text:p>
              </table:table-cell>
              <table:table-cell office:value-type="float" office:value="11.105042030037">
                <text:p>11.105042030037</text:p>
              </table:table-cell>
              <table:table-cell office:value-type="float" office:value="25.9616342526172">
                <text:p>25.9616342526172</text:p>
              </table:table-cell>
            </table:table-row>
            <table:table-row>
              <table:table-cell office:value-type="string">
                <text:p>Min</text:p>
                <draw:g>
                  <svg:desc>Sheet2.G66:Sheet2.G66</svg:desc>
                </draw:g>
              </table:table-cell>
              <table:table-cell office:value-type="float" office:value="143.971">
                <text:p>143.971</text:p>
                <draw:g>
                  <svg:desc>Sheet2.C66:Sheet2.F66</svg:desc>
                </draw:g>
              </table:table-cell>
              <table:table-cell office:value-type="float" office:value="123.074">
                <text:p>123.074</text:p>
              </table:table-cell>
              <table:table-cell office:value-type="float" office:value="167.93">
                <text:p>167.93</text:p>
              </table:table-cell>
              <table:table-cell office:value-type="float" office:value="96.47">
                <text:p>96.47</text:p>
              </table:table-cell>
            </table:table-row>
            <table:table-row>
              <table:table-cell office:value-type="string">
                <text:p>Max</text:p>
                <draw:g>
                  <svg:desc>Sheet2.G67:Sheet2.G67</svg:desc>
                </draw:g>
              </table:table-cell>
              <table:table-cell office:value-type="float" office:value="491.687">
                <text:p>491.687</text:p>
                <draw:g>
                  <svg:desc>Sheet2.C67:Sheet2.F67</svg:desc>
                </draw:g>
              </table:table-cell>
              <table:table-cell office:value-type="float" office:value="199.525">
                <text:p>199.525</text:p>
              </table:table-cell>
              <table:table-cell office:value-type="float" office:value="203.735">
                <text:p>203.735</text:p>
              </table:table-cell>
              <table:table-cell office:value-type="float" office:value="171.908">
                <text:p>171.9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95cm" svg:height="9.008cm" xlink:href=".." xlink:type="simple" chart:class="chart:bar" chart:style-name="ch1">
        <chart:title svg:x="5.683cm" svg:y="0.316cm" chart:style-name="ch2">
          <text:p>Inverse map</text:p>
        </chart:title>
        <chart:legend svg:x="11.56cm" svg:y="1.751cm" style:legend-expansion="custom" chartooo:width="2.106cm" chartooo:height="1.096cm" style:legend-expansion-aspect-ratio="1.92153284671533" chart:style-name="ch3"/>
        <chart:plot-area chart:style-name="ch4" table:cell-range-address="plotbar_2.L7:plotbar_2.N11" chart:data-source-has-labels="both" svg:x="1.29cm" svg:y="1.275cm" svg:width="12.426cm" svg:height="6.572cm">
          <chartooo:coordinate-region svg:x="2.864cm" svg:y="1.474cm" svg:width="10.852cm" svg:height="5.726cm"/>
          <chart:axis chart:dimension="x" chart:name="primary-x" chart:style-name="ch5" chartooo:axis-type="auto">
            <chartooo:date-scale/>
            <chart:title svg:x="6.718cm" svg:y="8.027cm" chart:style-name="ch6">
              <text:p>Goal-door</text:p>
            </chart:title>
            <chart:categories table:cell-range-address="plotbar_2.L8:plotbar_2.L11"/>
          </chart:axis>
          <chart:axis chart:dimension="y" chart:name="primary-y" chart:style-name="ch7">
            <chart:title svg:x="0.451cm" svg:y="7.198cm" chart:style-name="ch8">
              <text:p>Comparison to the shortest path (%)</text:p>
            </chart:title>
            <chart:grid chart:style-name="ch9" chart:class="major"/>
          </chart:axis>
          <chart:series chart:style-name="ch10" chart:values-cell-range-address="plotbar_2.M8:plotbar_2.M11" chart:label-cell-address="plotbar_2.M7:plotbar_2.M7" chart:class="chart:bar">
            <chart:data-point chart:repeated="4"/>
          </chart:series>
          <chart:series chart:style-name="ch11" chart:values-cell-range-address="plotbar_2.N8:plotbar_2.N11" chart:label-cell-address="plotbar_2.N7:plotbar_2.N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plotbar_2.M7:plotbar_2.M7</svg:desc>
                </draw:g>
              </table:table-cell>
              <table:table-cell office:value-type="string">
                <text:p>Semantic</text:p>
                <draw:g>
                  <svg:desc>plotbar_2.N7:plotbar_2.N7</svg:desc>
                </draw:g>
              </table:table-cell>
            </table:table-row>
          </table:table-header-rows>
          <table:table-rows>
            <table:table-row>
              <table:table-cell office:value-type="float" office:value="54">
                <text:p>54</text:p>
                <draw:g>
                  <svg:desc>plotbar_2.L8:plotbar_2.L11</svg:desc>
                </draw:g>
              </table:table-cell>
              <table:table-cell office:value-type="float" office:value="1292.42">
                <text:p>1292.42</text:p>
                <draw:g>
                  <svg:desc>plotbar_2.M8:plotbar_2.M11</svg:desc>
                </draw:g>
              </table:table-cell>
              <table:table-cell office:value-type="float" office:value="326.54">
                <text:p>326.54</text:p>
                <draw:g>
                  <svg:desc>plotbar_2.N8:plotbar_2.N11</svg:desc>
                </draw:g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65.46">
                <text:p>965.46</text:p>
              </table:table-cell>
              <table:table-cell office:value-type="float" office:value="289.61">
                <text:p>289.6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92.16">
                <text:p>492.16</text:p>
              </table:table-cell>
              <table:table-cell office:value-type="float" office:value="505.14">
                <text:p>505.1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672.33">
                <text:p>672.33</text:p>
              </table:table-cell>
              <table:table-cell office:value-type="float" office:value="555.98">
                <text:p>555.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003cm" svg:height="9.007cm" xlink:href=".." xlink:type="simple" chart:class="chart:bar" chart:style-name="ch1">
        <chart:title svg:x="5.912cm" svg:y="0.316cm" chart:style-name="ch2">
          <text:p>Hotel map</text:p>
        </chart:title>
        <chart:legend svg:x="11.583cm" svg:y="1.756cm" style:legend-expansion="custom" chartooo:width="2.071cm" chartooo:height="1.096cm" style:legend-expansion-aspect-ratio="1.88959854014599" chart:style-name="ch3"/>
        <chart:plot-area chart:style-name="ch4" table:cell-range-address="plotbar_2.P7:plotbar_2.R11" chart:data-source-has-labels="both" svg:x="1.291cm" svg:y="1.275cm" svg:width="12.432cm" svg:height="6.571cm">
          <chartooo:coordinate-region svg:x="2.865cm" svg:y="1.474cm" svg:width="10.858cm" svg:height="5.725cm"/>
          <chart:axis chart:dimension="x" chart:name="primary-x" chart:style-name="ch5" chartooo:axis-type="auto">
            <chartooo:date-scale/>
            <chart:title svg:x="6.722cm" svg:y="8.026cm" chart:style-name="ch6">
              <text:p>Goal-door</text:p>
            </chart:title>
            <chart:categories table:cell-range-address="plotbar_2.P8:plotbar_2.P11"/>
          </chart:axis>
          <chart:axis chart:dimension="y" chart:name="primary-y" chart:style-name="ch7">
            <chart:title svg:x="0.451cm" svg:y="7.197cm" chart:style-name="ch8">
              <text:p>Comparison to the shortest path (%)</text:p>
            </chart:title>
            <chart:grid chart:style-name="ch9" chart:class="major"/>
          </chart:axis>
          <chart:series chart:style-name="ch10" chart:values-cell-range-address="plotbar_2.Q8:plotbar_2.Q11" chart:label-cell-address="plotbar_2.Q7:plotbar_2.Q7" chart:class="chart:bar">
            <chart:data-point chart:repeated="4"/>
          </chart:series>
          <chart:series chart:style-name="ch11" chart:values-cell-range-address="plotbar_2.R8:plotbar_2.R11" chart:label-cell-address="plotbar_2.R7:plotbar_2.R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plotbar_2.Q7:plotbar_2.Q7</svg:desc>
                </draw:g>
              </table:table-cell>
              <table:table-cell office:value-type="string">
                <text:p>Semantic</text:p>
                <draw:g>
                  <svg:desc>plotbar_2.R7:plotbar_2.R7</svg:desc>
                </draw:g>
              </table:table-cell>
            </table:table-row>
          </table:table-header-rows>
          <table:table-rows>
            <table:table-row>
              <table:table-cell office:value-type="float" office:value="76">
                <text:p>76</text:p>
                <draw:g>
                  <svg:desc>plotbar_2.P8:plotbar_2.P11</svg:desc>
                </draw:g>
              </table:table-cell>
              <table:table-cell office:value-type="float" office:value="498.58">
                <text:p>498.58</text:p>
                <draw:g>
                  <svg:desc>plotbar_2.Q8:plotbar_2.Q11</svg:desc>
                </draw:g>
              </table:table-cell>
              <table:table-cell office:value-type="float" office:value="198.56">
                <text:p>198.56</text:p>
                <draw:g>
                  <svg:desc>plotbar_2.R8:plotbar_2.R11</svg:desc>
                </draw:g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598.19">
                <text:p>598.19</text:p>
              </table:table-cell>
              <table:table-cell office:value-type="float" office:value="390.11">
                <text:p>390.1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692.92">
                <text:p>692.92</text:p>
              </table:table-cell>
              <table:table-cell office:value-type="float" office:value="200.03">
                <text:p>200.0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318.12">
                <text:p>318.12</text:p>
              </table:table-cell>
              <table:table-cell office:value-type="float" office:value="195.98">
                <text:p>195.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maximum="14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919cm" svg:height="8.992cm" xlink:href=".." xlink:type="simple" chart:class="chart:bar" chart:style-name="ch1">
        <chart:title svg:x="5.672cm" svg:y="0.315cm" chart:style-name="ch2">
          <text:p>Normal map</text:p>
        </chart:title>
        <chart:legend svg:x="11.416cm" svg:y="1.761cm" style:legend-expansion="custom" chartooo:width="2.164cm" chartooo:height="1.095cm" style:legend-expansion-aspect-ratio="1.97625570776256" chart:style-name="ch3"/>
        <chart:plot-area chart:style-name="ch4" table:cell-range-address="plotbar_2.H7:plotbar_2.J11" chart:data-source-has-labels="both" svg:x="1.289cm" svg:y="1.273cm" svg:width="12.352cm" svg:height="6.559cm">
          <chartooo:coordinate-region svg:x="2.863cm" svg:y="1.472cm" svg:width="10.778cm" svg:height="5.713cm"/>
          <chart:axis chart:dimension="x" chart:name="primary-x" chart:style-name="ch5" chartooo:axis-type="auto">
            <chartooo:date-scale/>
            <chart:title svg:x="6.68cm" svg:y="8.011cm" chart:style-name="ch6">
              <text:p>Goal-door</text:p>
            </chart:title>
            <chart:categories table:cell-range-address="plotbar_2.H8:plotbar_2.H11"/>
          </chart:axis>
          <chart:axis chart:dimension="y" chart:name="primary-y" chart:style-name="ch7">
            <chart:title svg:x="0.451cm" svg:y="7.189cm" chart:style-name="ch8">
              <text:p>Comparison to the shortest path (%)</text:p>
            </chart:title>
            <chart:grid chart:style-name="ch9" chart:class="major"/>
          </chart:axis>
          <chart:series chart:style-name="ch10" chart:values-cell-range-address="plotbar_2.I8:plotbar_2.I11" chart:label-cell-address="plotbar_2.I7:plotbar_2.I7" chart:class="chart:bar">
            <chart:data-point chart:repeated="4"/>
          </chart:series>
          <chart:series chart:style-name="ch11" chart:values-cell-range-address="plotbar_2.J8:plotbar_2.J11" chart:label-cell-address="plotbar_2.J7:plotbar_2.J7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edy</text:p>
                <draw:g>
                  <svg:desc>plotbar_2.I7:plotbar_2.I7</svg:desc>
                </draw:g>
              </table:table-cell>
              <table:table-cell office:value-type="string">
                <text:p>Semantic</text:p>
                <draw:g>
                  <svg:desc>plotbar_2.J7:plotbar_2.J7</svg:desc>
                </draw:g>
              </table:table-cell>
            </table:table-row>
          </table:table-header-rows>
          <table:table-rows>
            <table:table-row>
              <table:table-cell office:value-type="float" office:value="54">
                <text:p>54</text:p>
                <draw:g>
                  <svg:desc>plotbar_2.H8:plotbar_2.H11</svg:desc>
                </draw:g>
              </table:table-cell>
              <table:table-cell office:value-type="float" office:value="709.37">
                <text:p>709.37</text:p>
                <draw:g>
                  <svg:desc>plotbar_2.I8:plotbar_2.I11</svg:desc>
                </draw:g>
              </table:table-cell>
              <table:table-cell office:value-type="float" office:value="783.94">
                <text:p>783.94</text:p>
                <draw:g>
                  <svg:desc>plotbar_2.J8:plotbar_2.J11</svg:desc>
                </draw:g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97.45">
                <text:p>497.45</text:p>
              </table:table-cell>
              <table:table-cell office:value-type="float" office:value="239.48">
                <text:p>239.48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56.02">
                <text:p>456.02</text:p>
              </table:table-cell>
              <table:table-cell office:value-type="float" office:value="179.91">
                <text:p>179.91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47.83">
                <text:p>447.83</text:p>
              </table:table-cell>
              <table:table-cell office:value-type="float" office:value="186.55">
                <text:p>186.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